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3600000286996F48E1F80275D4.jpg" manifest:media-type="image/jpeg"/>
  <manifest:file-entry manifest:full-path="Pictures/10000201000006B900000410AF32BC17438C177C.png" manifest:media-type="image/png"/>
  <manifest:file-entry manifest:full-path="Pictures/10000201000003BC0000036220849066BD05D622.png" manifest:media-type="image/png"/>
  <manifest:file-entry manifest:full-path="Pictures/10000201000001AB0000034E9C2A088F31A76707.png" manifest:media-type="image/png"/>
  <manifest:file-entry manifest:full-path="Pictures/10000201000003320000027223BF48B5394F1BC3.png" manifest:media-type="image/png"/>
  <manifest:file-entry manifest:full-path="Pictures/100002010000033B000003455B654D4CAC9922E1.png" manifest:media-type="image/png"/>
  <manifest:file-entry manifest:full-path="Pictures/10000201000001860000026698DA03974106D5BF.png" manifest:media-type="image/png"/>
  <manifest:file-entry manifest:full-path="Pictures/10000201000001900000026E1AEE64363F9D4A58.png" manifest:media-type="image/png"/>
  <manifest:file-entry manifest:full-path="Pictures/100002010000028A00000301A0B9F860FF398174.png" manifest:media-type="image/png"/>
  <manifest:file-entry manifest:full-path="Pictures/100002010000018A0000033E0239894718E55CC0.png" manifest:media-type="image/png"/>
  <manifest:file-entry manifest:full-path="Pictures/10000201000006BB000003D91C50492383AF511A.png" manifest:media-type="image/png"/>
  <manifest:file-entry manifest:full-path="Pictures/10000201000006B900000301DFD0E59A668CB0D0.png" manifest:media-type="image/png"/>
  <manifest:file-entry manifest:full-path="Pictures/10000201000006C2000002C7FA1FA0879AB0438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3"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rsid="00480fdb" officeooo:paragraph-rsid="00480fdb"/>
    </style:style>
    <style:style style:name="P14" style:family="paragraph" style:parent-style-name="Text_20_body">
      <style:text-properties style:font-name="Arial"/>
    </style:style>
    <style:style style:name="P15" style:family="paragraph" style:parent-style-name="Text_20_body">
      <style:text-properties style:font-name="Arial" officeooo:rsid="003f1dc2" officeooo:paragraph-rsid="004056b0"/>
    </style:style>
    <style:style style:name="P16" style:family="paragraph" style:parent-style-name="Text_20_body">
      <style:text-properties style:font-name="Arial" officeooo:rsid="004056b0"/>
    </style:style>
    <style:style style:name="P17" style:family="paragraph" style:parent-style-name="Text_20_body">
      <style:text-properties style:font-name="Arial" officeooo:rsid="00df696a" officeooo:paragraph-rsid="00df2e67"/>
    </style:style>
    <style:style style:name="P18" style:family="paragraph" style:parent-style-name="Text_20_body">
      <style:text-properties style:font-name="Arial" officeooo:rsid="00ea7ab2" officeooo:paragraph-rsid="010a1c36"/>
    </style:style>
    <style:style style:name="P19" style:family="paragraph" style:parent-style-name="Text_20_body">
      <style:text-properties style:font-name="Arial" fo:font-weight="normal" officeooo:rsid="01d1f56f" officeooo:paragraph-rsid="01d1f56f" style:font-weight-asian="normal" style:font-weight-complex="normal"/>
    </style:style>
    <style:style style:name="P20" style:family="paragraph" style:parent-style-name="Text_20_body">
      <style:text-properties style:font-name="Arial" fo:font-weight="normal" officeooo:rsid="01cf22b8" officeooo:paragraph-rsid="01cf22b8" style:font-weight-asian="normal" style:font-weight-complex="normal"/>
    </style:style>
    <style:style style:name="P21" style:family="paragraph" style:parent-style-name="Text_20_body">
      <style:text-properties style:font-name="Arial" fo:font-weight="normal" officeooo:rsid="01cfb5bc" officeooo:paragraph-rsid="01cfb5bc" style:font-weight-asian="normal" style:font-weight-complex="normal"/>
    </style:style>
    <style:style style:name="P22" style:family="paragraph" style:parent-style-name="Text_20_body">
      <style:text-properties style:font-name="Arial" fo:font-weight="normal" officeooo:rsid="01d52b8e" officeooo:paragraph-rsid="01d52b8e" style:font-weight-asian="normal" style:font-weight-complex="normal"/>
    </style:style>
    <style:style style:name="P23" style:family="paragraph" style:parent-style-name="Text_20_body">
      <style:text-properties style:font-name="Arial" fo:font-weight="normal" officeooo:rsid="01c94d35" officeooo:paragraph-rsid="01c94d35" style:font-weight-asian="normal" style:font-weight-complex="normal"/>
    </style:style>
    <style:style style:name="P24" style:family="paragraph" style:parent-style-name="Text_20_body">
      <style:text-properties style:font-name="Arial" fo:font-weight="normal" officeooo:rsid="01d750c5" officeooo:paragraph-rsid="01d750c5" style:font-weight-asian="normal" style:font-weight-complex="normal"/>
    </style:style>
    <style:style style:name="P25" style:family="paragraph" style:parent-style-name="Text_20_body">
      <style:text-properties style:font-name="Arial" fo:font-weight="normal" officeooo:rsid="01cb3a56" officeooo:paragraph-rsid="01cb3a56" style:font-weight-asian="normal" style:font-weight-complex="normal"/>
    </style:style>
    <style:style style:name="P26" style:family="paragraph" style:parent-style-name="Text_20_body">
      <style:text-properties style:font-name="Arial" fo:font-weight="normal" officeooo:rsid="01ccf6c4" officeooo:paragraph-rsid="01ccf6c4" style:font-weight-asian="normal" style:font-weight-complex="normal"/>
    </style:style>
    <style:style style:name="P27" style:family="paragraph" style:parent-style-name="Text_20_body">
      <style:text-properties style:font-name="Arial" fo:font-weight="normal" officeooo:rsid="013c6628" officeooo:paragraph-rsid="01c8b305" style:font-weight-asian="normal" style:font-weight-complex="normal"/>
    </style:style>
    <style:style style:name="P28" style:family="paragraph" style:parent-style-name="Text_20_body">
      <style:text-properties style:font-name="Arial" fo:font-weight="normal" officeooo:rsid="01cfe4bb" officeooo:paragraph-rsid="01cfe4bb" style:font-weight-asian="normal" style:font-weight-complex="normal"/>
    </style:style>
    <style:style style:name="P29" style:family="paragraph" style:parent-style-name="Text_20_body">
      <style:text-properties style:font-name="Arial" fo:font-weight="normal" officeooo:rsid="01d04b50" officeooo:paragraph-rsid="01d04b50" style:font-weight-asian="normal" style:font-weight-complex="normal"/>
    </style:style>
    <style:style style:name="P30" style:family="paragraph" style:parent-style-name="Text_20_body">
      <style:text-properties style:font-name="Arial" fo:font-weight="normal" officeooo:rsid="01d61ad7" officeooo:paragraph-rsid="01d61ad7" style:font-weight-asian="normal" style:font-weight-complex="normal"/>
    </style:style>
    <style:style style:name="P31" style:family="paragraph" style:parent-style-name="Text_20_body">
      <style:text-properties style:font-name="Arial" fo:font-weight="normal" officeooo:rsid="01d96d02" officeooo:paragraph-rsid="01d96d02" style:font-weight-asian="normal" style:font-weight-complex="normal"/>
    </style:style>
    <style:style style:name="P32" style:family="paragraph" style:parent-style-name="Text_20_body">
      <style:text-properties style:font-name="Arial" fo:font-weight="normal" officeooo:rsid="01db9e31" officeooo:paragraph-rsid="01db9e31" style:font-weight-asian="normal" style:font-weight-complex="normal"/>
    </style:style>
    <style:style style:name="P33" style:family="paragraph" style:parent-style-name="Text_20_body">
      <style:text-properties style:font-name="Arial" officeooo:rsid="01f79483" officeooo:paragraph-rsid="00ea7ab2"/>
    </style:style>
    <style:style style:name="P34" style:family="paragraph" style:parent-style-name="Text_20_body">
      <style:text-properties officeooo:paragraph-rsid="005dd3e2"/>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officeooo:rsid="0067df1b" officeooo:paragraph-rsid="0067df1b"/>
    </style:style>
    <style:style style:name="P37" style:family="paragraph" style:parent-style-name="Text_20_body">
      <style:text-properties officeooo:rsid="006bf715" officeooo:paragraph-rsid="006bf715"/>
    </style:style>
    <style:style style:name="P38" style:family="paragraph" style:parent-style-name="Text_20_body">
      <style:text-properties officeooo:paragraph-rsid="006bf715"/>
    </style:style>
    <style:style style:name="P39" style:family="paragraph" style:parent-style-name="Text_20_body">
      <style:text-properties officeooo:paragraph-rsid="006db220"/>
    </style:style>
    <style:style style:name="P40" style:family="paragraph" style:parent-style-name="Text_20_body">
      <style:text-properties officeooo:paragraph-rsid="007353eb"/>
    </style:style>
    <style:style style:name="P41" style:family="paragraph" style:parent-style-name="Text_20_body">
      <style:text-properties officeooo:rsid="0075bfc8" officeooo:paragraph-rsid="0075bfc8"/>
    </style:style>
    <style:style style:name="P42" style:family="paragraph" style:parent-style-name="Text_20_body">
      <style:text-properties officeooo:paragraph-rsid="0084e48a"/>
    </style:style>
    <style:style style:name="P43" style:family="paragraph" style:parent-style-name="Text_20_body">
      <style:text-properties officeooo:paragraph-rsid="008580aa"/>
    </style:style>
    <style:style style:name="P44" style:family="paragraph" style:parent-style-name="Text_20_body">
      <style:text-properties officeooo:paragraph-rsid="00862e82"/>
    </style:style>
    <style:style style:name="P45" style:family="paragraph" style:parent-style-name="Text_20_body">
      <style:text-properties officeooo:paragraph-rsid="00896468"/>
    </style:style>
    <style:style style:name="P46" style:family="paragraph" style:parent-style-name="Text_20_body">
      <style:text-properties officeooo:paragraph-rsid="00914ecf"/>
    </style:style>
    <style:style style:name="P47" style:family="paragraph" style:parent-style-name="Text_20_body">
      <style:text-properties officeooo:paragraph-rsid="009e4926"/>
    </style:style>
    <style:style style:name="P48" style:family="paragraph" style:parent-style-name="Text_20_body">
      <style:text-properties officeooo:paragraph-rsid="00df2e67"/>
    </style:style>
    <style:style style:name="P49" style:family="paragraph" style:parent-style-name="Text_20_body">
      <style:text-properties officeooo:paragraph-rsid="00480fdb"/>
    </style:style>
    <style:style style:name="P50" style:family="paragraph" style:parent-style-name="Text_20_body">
      <style:text-properties officeooo:paragraph-rsid="00ed6897"/>
    </style:style>
    <style:style style:name="P51" style:family="paragraph" style:parent-style-name="Text_20_body">
      <style:text-properties officeooo:paragraph-rsid="00f72511"/>
    </style:style>
    <style:style style:name="P52" style:family="paragraph" style:parent-style-name="Text_20_body">
      <style:text-properties officeooo:paragraph-rsid="00f9faf4"/>
    </style:style>
    <style:style style:name="P53" style:family="paragraph" style:parent-style-name="Text_20_body">
      <style:text-properties officeooo:rsid="00faee61" officeooo:paragraph-rsid="00faee61"/>
    </style:style>
    <style:style style:name="P54" style:family="paragraph" style:parent-style-name="Text_20_body">
      <style:text-properties officeooo:rsid="00faee61" officeooo:paragraph-rsid="00fe1d5e"/>
    </style:style>
    <style:style style:name="P55" style:family="paragraph" style:parent-style-name="Text_20_body">
      <style:text-properties officeooo:paragraph-rsid="010e382c"/>
    </style:style>
    <style:style style:name="P56" style:family="paragraph" style:parent-style-name="Text_20_body">
      <style:text-properties officeooo:paragraph-rsid="00e92123"/>
    </style:style>
    <style:style style:name="P57" style:family="paragraph" style:parent-style-name="Text_20_body">
      <style:text-properties officeooo:paragraph-rsid="01093009"/>
    </style:style>
    <style:style style:name="P58" style:family="paragraph" style:parent-style-name="Text_20_body">
      <style:text-properties officeooo:paragraph-rsid="010a1c36"/>
    </style:style>
    <style:style style:name="P59" style:family="paragraph" style:parent-style-name="Text_20_body">
      <style:text-properties officeooo:paragraph-rsid="0103be59"/>
    </style:style>
    <style:style style:name="P60" style:family="paragraph" style:parent-style-name="Text_20_body">
      <style:text-properties officeooo:rsid="00fe1d5e" officeooo:paragraph-rsid="00fe1d5e"/>
    </style:style>
    <style:style style:name="P61" style:family="paragraph" style:parent-style-name="Text_20_body">
      <style:text-properties officeooo:paragraph-rsid="01191b9e"/>
    </style:style>
    <style:style style:name="P62" style:family="paragraph" style:parent-style-name="Text_20_body">
      <style:text-properties officeooo:paragraph-rsid="012d63c7"/>
    </style:style>
    <style:style style:name="P63" style:family="paragraph" style:parent-style-name="Text_20_body">
      <style:text-properties officeooo:paragraph-rsid="01319734"/>
    </style:style>
    <style:style style:name="P64" style:family="paragraph" style:parent-style-name="Text_20_body">
      <style:text-properties officeooo:paragraph-rsid="01348f30"/>
    </style:style>
    <style:style style:name="P65" style:family="paragraph" style:parent-style-name="Text_20_body">
      <style:text-properties officeooo:paragraph-rsid="016ef32c"/>
    </style:style>
    <style:style style:name="P66" style:family="paragraph" style:parent-style-name="Text_20_body">
      <style:text-properties officeooo:paragraph-rsid="00d87f12"/>
    </style:style>
    <style:style style:name="P67" style:family="paragraph" style:parent-style-name="Text_20_body">
      <style:text-properties officeooo:paragraph-rsid="01af1d51"/>
    </style:style>
    <style:style style:name="P68" style:family="paragraph" style:parent-style-name="Text_20_body">
      <style:text-properties officeooo:paragraph-rsid="0191fe4b"/>
    </style:style>
    <style:style style:name="P69" style:family="paragraph" style:parent-style-name="Text_20_body">
      <style:text-properties officeooo:paragraph-rsid="01b59ba1"/>
    </style:style>
    <style:style style:name="P70" style:family="paragraph" style:parent-style-name="Text_20_body">
      <style:text-properties officeooo:paragraph-rsid="01bb1a5d"/>
    </style:style>
    <style:style style:name="P71" style:family="paragraph" style:parent-style-name="Text_20_body">
      <style:text-properties officeooo:paragraph-rsid="0136808f"/>
    </style:style>
    <style:style style:name="P72" style:family="paragraph" style:parent-style-name="Text_20_body">
      <style:text-properties officeooo:rsid="01c74a6c" officeooo:paragraph-rsid="01c74a6c"/>
    </style:style>
    <style:style style:name="P73" style:family="paragraph" style:parent-style-name="Text_20_body">
      <style:text-properties officeooo:rsid="01c8b305" officeooo:paragraph-rsid="01c8f527"/>
    </style:style>
    <style:style style:name="P74" style:family="paragraph" style:parent-style-name="Text_20_body">
      <style:text-properties officeooo:rsid="01c8b305" officeooo:paragraph-rsid="01c9e102"/>
    </style:style>
    <style:style style:name="P75" style:family="paragraph" style:parent-style-name="Text_20_body">
      <style:text-properties officeooo:rsid="01cb3a56" officeooo:paragraph-rsid="01cb3a56"/>
    </style:style>
    <style:style style:name="P76" style:family="paragraph" style:parent-style-name="Text_20_body">
      <style:text-properties officeooo:rsid="01ccf6c4" officeooo:paragraph-rsid="01ccf6c4"/>
    </style:style>
    <style:style style:name="P77" style:family="paragraph" style:parent-style-name="Text_20_body">
      <style:text-properties officeooo:paragraph-rsid="01cd9af3"/>
    </style:style>
    <style:style style:name="P78" style:family="paragraph" style:parent-style-name="Text_20_body">
      <style:text-properties officeooo:rsid="01cd9af3" officeooo:paragraph-rsid="01cd9af3"/>
    </style:style>
    <style:style style:name="P79" style:family="paragraph" style:parent-style-name="Text_20_body">
      <style:text-properties officeooo:rsid="01cf22b8" officeooo:paragraph-rsid="01cfb5bc"/>
    </style:style>
    <style:style style:name="P80" style:family="paragraph" style:parent-style-name="Text_20_body">
      <style:text-properties officeooo:rsid="01cfb5bc" officeooo:paragraph-rsid="01cfb5bc"/>
    </style:style>
    <style:style style:name="P81" style:family="paragraph" style:parent-style-name="Text_20_body">
      <style:text-properties officeooo:rsid="01d04b50" officeooo:paragraph-rsid="01d04b50"/>
    </style:style>
    <style:style style:name="P82" style:family="paragraph" style:parent-style-name="Text_20_body">
      <style:text-properties officeooo:rsid="01d07ea5" officeooo:paragraph-rsid="01d07ea5"/>
    </style:style>
    <style:style style:name="P83" style:family="paragraph" style:parent-style-name="Text_20_body">
      <style:text-properties officeooo:rsid="01d52b8e" officeooo:paragraph-rsid="01d52b8e"/>
    </style:style>
    <style:style style:name="P84" style:family="paragraph" style:parent-style-name="Text_20_body">
      <style:text-properties officeooo:rsid="01d60657" officeooo:paragraph-rsid="01d60657"/>
    </style:style>
    <style:style style:name="P85" style:family="paragraph" style:parent-style-name="Text_20_body">
      <style:text-properties officeooo:paragraph-rsid="01d61ad7"/>
    </style:style>
    <style:style style:name="P86" style:family="paragraph" style:parent-style-name="Text_20_body">
      <style:text-properties officeooo:rsid="01d750c5" officeooo:paragraph-rsid="01d750c5"/>
    </style:style>
    <style:style style:name="P87" style:family="paragraph" style:parent-style-name="Text_20_body">
      <style:text-properties officeooo:rsid="01d96d02" officeooo:paragraph-rsid="01d96d02"/>
    </style:style>
    <style:style style:name="P88" style:family="paragraph" style:parent-style-name="Text_20_body">
      <style:text-properties officeooo:rsid="01db0a62" officeooo:paragraph-rsid="01db0a62"/>
    </style:style>
    <style:style style:name="P89" style:family="paragraph" style:parent-style-name="Text_20_body">
      <style:text-properties officeooo:paragraph-rsid="01db0a62"/>
    </style:style>
    <style:style style:name="P90" style:family="paragraph" style:parent-style-name="Text_20_body">
      <style:text-properties officeooo:rsid="01db9e31" officeooo:paragraph-rsid="01db9e31"/>
    </style:style>
    <style:style style:name="P91" style:family="paragraph" style:parent-style-name="Text_20_body">
      <style:text-properties officeooo:paragraph-rsid="01db9e31"/>
    </style:style>
    <style:style style:name="P92" style:family="paragraph" style:parent-style-name="Text_20_body">
      <style:paragraph-properties fo:margin-left="0cm" fo:margin-right="0cm" fo:text-indent="0cm" style:auto-text-indent="false"/>
      <style:text-properties officeooo:rsid="0067df1b" officeooo:paragraph-rsid="0067df1b"/>
    </style:style>
    <style:style style:name="P93" style:family="paragraph" style:parent-style-name="Text_20_body">
      <style:paragraph-properties fo:margin-left="0cm" fo:margin-right="0cm" fo:text-indent="0cm" style:auto-text-indent="false"/>
      <style:text-properties officeooo:paragraph-rsid="0015b688" fo:background-color="transparent"/>
    </style:style>
    <style:style style:name="P94" style:family="paragraph" style:parent-style-name="Text_20_body">
      <style:paragraph-properties fo:margin-left="0cm" fo:margin-right="0cm" fo:text-indent="0cm" style:auto-text-indent="false"/>
      <style:text-properties officeooo:paragraph-rsid="003e70ca"/>
    </style:style>
    <style:style style:name="P95" style:family="paragraph" style:parent-style-name="Quotations">
      <style:text-properties officeooo:paragraph-rsid="0090138b"/>
    </style:style>
    <style:style style:name="P96" style:family="paragraph" style:parent-style-name="Quotations">
      <style:text-properties officeooo:paragraph-rsid="01906c3f"/>
    </style:style>
    <style:style style:name="P97" style:family="paragraph" style:parent-style-name="Fontes_20_de_20_legenda">
      <style:text-properties fo:font-size="10pt" style:font-size-asian="10pt" style:font-size-complex="10pt"/>
    </style:style>
    <style:style style:name="P98" style:family="paragraph" style:parent-style-name="Table">
      <style:paragraph-properties fo:keep-with-next="always"/>
    </style:style>
    <style:style style:name="P99" style:family="paragraph" style:parent-style-name="Table_20_Contents">
      <style:text-properties officeooo:rsid="010f1f86" officeooo:paragraph-rsid="010f1f86"/>
    </style:style>
    <style:style style:name="P100" style:family="paragraph" style:parent-style-name="Table_20_Contents">
      <style:text-properties officeooo:paragraph-rsid="010f1f86"/>
    </style:style>
    <style:style style:name="P101" style:family="paragraph" style:parent-style-name="Table_20_Contents">
      <style:text-properties officeooo:paragraph-rsid="0110483c"/>
    </style:style>
    <style:style style:name="P102" style:family="paragraph" style:parent-style-name="Table_20_Contents">
      <style:paragraph-properties fo:text-align="center" style:justify-single-word="false"/>
      <style:text-properties fo:font-weight="bold" officeooo:rsid="015f822a" style:font-weight-asian="bold" style:font-weight-complex="bold"/>
    </style:style>
    <style:style style:name="P103" style:family="paragraph" style:parent-style-name="Table_20_Contents">
      <style:paragraph-properties fo:text-align="center" style:justify-single-word="false"/>
      <style:text-properties style:font-name="Arial" fo:font-weight="bold" officeooo:rsid="015f822a" style:font-weight-asian="bold" style:font-weight-complex="bold"/>
    </style:style>
    <style:style style:name="P104" style:family="paragraph" style:parent-style-name="Table_20_Contents">
      <style:paragraph-properties fo:text-align="center" style:justify-single-word="false"/>
      <style:text-properties style:font-name="Arial" fo:font-weight="bold" officeooo:rsid="015f822a" officeooo:paragraph-rsid="015f822a" style:font-weight-asian="bold" style:font-weight-complex="bold"/>
    </style:style>
    <style:style style:name="P105" style:family="paragraph" style:parent-style-name="Table_20_Contents">
      <style:text-properties style:font-name="Arial" officeooo:rsid="01c19365" officeooo:paragraph-rsid="0015b688" fo:background-color="transparent"/>
    </style:style>
    <style:style style:name="P106" style:family="paragraph" style:parent-style-name="Table_20_Contents">
      <style:text-properties style:font-name="Arial" officeooo:rsid="01c0b2ea" officeooo:paragraph-rsid="001a24e6" fo:background-color="transparent"/>
    </style:style>
    <style:style style:name="P107" style:family="paragraph" style:parent-style-name="Table_20_Contents">
      <style:text-properties style:font-name="Arial" officeooo:rsid="01c0b2ea" officeooo:paragraph-rsid="0015b688" fo:background-color="transparent"/>
    </style:style>
    <style:style style:name="P108" style:family="paragraph" style:parent-style-name="Table_20_Contents">
      <style:text-properties style:font-name="Arial" officeooo:rsid="01c0b2ea" officeooo:paragraph-rsid="001d999a" fo:background-color="transparent"/>
    </style:style>
    <style:style style:name="P109" style:family="paragraph" style:parent-style-name="Table_20_Contents">
      <style:text-properties style:font-name="Arial" officeooo:rsid="01c0b2ea" officeooo:paragraph-rsid="001f63f5" fo:background-color="transparent"/>
    </style:style>
    <style:style style:name="P110" style:family="paragraph" style:parent-style-name="Table_20_Contents">
      <style:text-properties style:font-name="Arial" officeooo:rsid="01c2f11f" officeooo:paragraph-rsid="0015b688" fo:background-color="transparent"/>
    </style:style>
    <style:style style:name="P111" style:family="paragraph" style:parent-style-name="Table_20_Contents">
      <style:text-properties style:font-name="Arial" officeooo:rsid="01c49ab2" officeooo:paragraph-rsid="0015b688" fo:background-color="transparent"/>
    </style:style>
    <style:style style:name="P112" style:family="paragraph" style:parent-style-name="Table_20_Contents">
      <style:text-properties officeooo:rsid="0161ebde" officeooo:paragraph-rsid="0015b688" fo:background-color="transparent"/>
    </style:style>
    <style:style style:name="P113" style:family="paragraph" style:parent-style-name="Table_20_Contents">
      <style:text-properties officeooo:rsid="01c0b2ea" officeooo:paragraph-rsid="0015b688" fo:background-color="transparent"/>
    </style:style>
    <style:style style:name="P114" style:family="paragraph" style:parent-style-name="Table_20_Contents">
      <style:text-properties officeooo:rsid="01c0b2ea" officeooo:paragraph-rsid="001f51ab" fo:background-color="transparent"/>
    </style:style>
    <style:style style:name="P115" style:family="paragraph" style:parent-style-name="Table_20_Contents">
      <style:text-properties officeooo:rsid="01c19365" officeooo:paragraph-rsid="0015b688" fo:background-color="transparent"/>
    </style:style>
    <style:style style:name="P116" style:family="paragraph" style:parent-style-name="Table_20_Contents">
      <style:text-properties officeooo:rsid="015f822a" officeooo:paragraph-rsid="0015b688" fo:background-color="transparent"/>
    </style:style>
    <style:style style:name="P117" style:family="paragraph" style:parent-style-name="Table_20_Contents">
      <style:text-properties officeooo:rsid="01611ce6" officeooo:paragraph-rsid="0015b688" fo:background-color="transparent"/>
    </style:style>
    <style:style style:name="P118" style:family="paragraph" style:parent-style-name="Table_20_Contents">
      <style:text-properties officeooo:paragraph-rsid="0015b688" fo:background-color="transparent"/>
    </style:style>
    <style:style style:name="P119" style:family="paragraph" style:parent-style-name="Table_20_Contents">
      <style:text-properties officeooo:rsid="01c2f11f" officeooo:paragraph-rsid="0015b688" fo:background-color="transparent"/>
    </style:style>
    <style:style style:name="P120" style:family="paragraph" style:parent-style-name="Table_20_Contents">
      <style:text-properties officeooo:rsid="001bf643" officeooo:paragraph-rsid="001bf643" fo:background-color="transparent"/>
    </style:style>
    <style:style style:name="P121" style:family="paragraph" style:parent-style-name="Table_20_Contents">
      <style:text-properties officeooo:rsid="01c49ab2" officeooo:paragraph-rsid="0015b688" fo:background-color="transparent"/>
    </style:style>
    <style:style style:name="P122" style:family="paragraph" style:parent-style-name="Table_20_Contents">
      <style:text-properties officeooo:rsid="001a24e6" officeooo:paragraph-rsid="001a24e6" fo:background-color="transparent"/>
    </style:style>
    <style:style style:name="P123" style:family="paragraph" style:parent-style-name="Table_20_Contents">
      <style:text-properties officeooo:rsid="001d999a" officeooo:paragraph-rsid="001d999a" fo:background-color="transparent"/>
    </style:style>
    <style:style style:name="P124" style:family="paragraph" style:parent-style-name="Footnote">
      <style:text-properties officeooo:paragraph-rsid="016ef32c"/>
    </style:style>
    <style:style style:name="P125" style:family="paragraph" style:parent-style-name="Contents_20_1">
      <style:paragraph-properties>
        <style:tab-stops>
          <style:tab-stop style:position="16cm" style:type="right" style:leader-style="dotted" style:leader-text="."/>
        </style:tab-stops>
      </style:paragraph-properties>
    </style:style>
    <style:style style:name="P126" style:family="paragraph" style:parent-style-name="Contents_20_2">
      <style:paragraph-properties>
        <style:tab-stops>
          <style:tab-stop style:position="16cm" style:type="right" style:leader-style="dotted" style:leader-text="."/>
        </style:tab-stops>
      </style:paragraph-properties>
    </style:style>
    <style:style style:name="P127" style:family="paragraph" style:parent-style-name="Contents_20_3">
      <style:paragraph-properties>
        <style:tab-stops>
          <style:tab-stop style:position="16cm" style:type="right" style:leader-style="dotted" style:leader-text="."/>
        </style:tab-stops>
      </style:paragraph-properties>
    </style:style>
    <style:style style:name="P128" style:family="paragraph" style:parent-style-name="Contents_20_4">
      <style:paragraph-properties>
        <style:tab-stops>
          <style:tab-stop style:position="16cm" style:type="right" style:leader-style="dotted" style:leader-text="."/>
        </style:tab-stops>
      </style:paragraph-properties>
    </style:style>
    <style:style style:name="P129" style:family="paragraph" style:parent-style-name="Figure">
      <style:text-properties officeooo:paragraph-rsid="02011605"/>
    </style:style>
    <style:style style:name="P130" style:family="paragraph" style:parent-style-name="Fontes_20_de_20_Legenda">
      <style:text-properties fo:font-size="10pt" style:font-size-asian="10pt" style:font-size-complex="10pt"/>
    </style:style>
    <style:style style:name="P131" style:family="paragraph" style:parent-style-name="Fontes_20_de_20_legenda" style:list-style-name="L7"/>
    <style:style style:name="P132" style:family="paragraph" style:parent-style-name="Fontes_20_de_20_legenda">
      <style:text-properties officeooo:paragraph-rsid="02056ec6"/>
    </style:style>
    <style:style style:name="P133" style:family="paragraph" style:parent-style-name="Fontes_20_de_20_legenda">
      <style:text-properties officeooo:paragraph-rsid="020cbdd8"/>
    </style:style>
    <style:style style:name="P134" style:family="paragraph" style:parent-style-name="Fontes_20_de_20_legenda">
      <style:paragraph-properties fo:text-align="center" style:justify-single-word="false"/>
      <style:text-properties officeooo:rsid="0214232e" officeooo:paragraph-rsid="021ae275" fo:background-color="transparent"/>
    </style:style>
    <style:style style:name="P135" style:family="paragraph" style:parent-style-name="Fontes_20_de_20_legenda" style:list-style-name="L8">
      <style:paragraph-properties fo:text-align="center" style:justify-single-word="false"/>
      <style:text-properties officeooo:rsid="0214232e" officeooo:paragraph-rsid="0217d391"/>
    </style:style>
    <style:style style:name="P136" style:family="paragraph" style:parent-style-name="Fontes_20_de_20_legenda">
      <style:text-properties officeooo:rsid="00e3e3d8" officeooo:paragraph-rsid="022128f7"/>
    </style:style>
    <style:style style:name="P137"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38"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39"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40" style:family="paragraph" style:parent-style-name="Heading_20_1">
      <style:paragraph-properties fo:break-before="page"/>
    </style:style>
    <style:style style:name="P141" style:family="paragraph" style:parent-style-name="Heading_20_2">
      <style:text-properties officeooo:rsid="003f1dc2" officeooo:paragraph-rsid="003f1dc2"/>
    </style:style>
    <style:style style:name="P142" style:family="paragraph" style:parent-style-name="Heading_20_2">
      <style:paragraph-properties fo:break-before="page"/>
    </style:style>
    <style:style style:name="P143" style:family="paragraph" style:parent-style-name="Heading_20_3">
      <style:text-properties officeooo:paragraph-rsid="00ea7ab2"/>
    </style:style>
    <style:style style:name="P144" style:family="paragraph" style:parent-style-name="Heading_20_4">
      <style:text-properties officeooo:paragraph-rsid="0125bcb0"/>
    </style:style>
    <style:style style:name="P145" style:family="paragraph" style:parent-style-name="Heading_20_4">
      <style:text-properties officeooo:rsid="01c8b305" officeooo:paragraph-rsid="01c8b305"/>
    </style:style>
    <style:style style:name="P146" style:family="paragraph" style:parent-style-name="Heading_20_4">
      <style:text-properties officeooo:rsid="01ccf6c4" officeooo:paragraph-rsid="01ccf6c4"/>
    </style:style>
    <style:style style:name="P147" style:family="paragraph" style:parent-style-name="Heading_20_4">
      <style:text-properties officeooo:rsid="01cd9af3" officeooo:paragraph-rsid="01cd9af3"/>
    </style:style>
    <style:style style:name="P148" style:family="paragraph" style:parent-style-name="Heading_20_4">
      <style:text-properties officeooo:rsid="01cf22b8" officeooo:paragraph-rsid="01cf22b8"/>
    </style:style>
    <style:style style:name="P149" style:family="paragraph" style:parent-style-name="Heading_20_4">
      <style:text-properties officeooo:rsid="01cfb5bc" officeooo:paragraph-rsid="01cfb5bc"/>
    </style:style>
    <style:style style:name="P150" style:family="paragraph" style:parent-style-name="Heading_20_4">
      <style:text-properties officeooo:rsid="01c94d35" officeooo:paragraph-rsid="01c94d35"/>
    </style:style>
    <style:style style:name="P151" style:family="paragraph" style:parent-style-name="Heading_20_4">
      <style:text-properties officeooo:rsid="01c9e102" officeooo:paragraph-rsid="01c9e102"/>
    </style:style>
    <style:style style:name="P152" style:family="paragraph" style:parent-style-name="Heading_20_4">
      <style:text-properties officeooo:rsid="01c82d78" officeooo:paragraph-rsid="01c8b305"/>
    </style:style>
    <style:style style:name="P153" style:family="paragraph" style:parent-style-name="Heading_20_4">
      <style:text-properties officeooo:rsid="01cfe4bb" officeooo:paragraph-rsid="01cfe4bb"/>
    </style:style>
    <style:style style:name="P154" style:family="paragraph" style:parent-style-name="Heading_20_4">
      <style:text-properties officeooo:rsid="01d04b50" officeooo:paragraph-rsid="01d04b50"/>
    </style:style>
    <style:style style:name="P155" style:family="paragraph" style:parent-style-name="Heading_20_4">
      <style:text-properties style:font-name="Arial" fo:font-weight="normal" officeooo:rsid="01d1f56f" officeooo:paragraph-rsid="01d1f56f" style:font-weight-asian="normal" style:font-weight-complex="normal"/>
    </style:style>
    <style:style style:name="P156" style:family="paragraph" style:parent-style-name="Heading_20_4">
      <style:text-properties style:font-name="Arial" fo:font-weight="normal" officeooo:rsid="01db9e31" officeooo:paragraph-rsid="01db9e31" style:font-weight-asian="normal" style:font-weight-complex="normal"/>
    </style:style>
    <style:style style:name="P157"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158"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159" style:family="paragraph" style:parent-style-name="Heading_20_4">
      <style:text-properties officeooo:paragraph-rsid="01d32c29"/>
    </style:style>
    <style:style style:name="P160" style:family="paragraph" style:parent-style-name="Heading_20_4">
      <style:text-properties officeooo:rsid="01d32c29" officeooo:paragraph-rsid="01d32c29"/>
    </style:style>
    <style:style style:name="P161" style:family="paragraph" style:parent-style-name="Heading_20_4">
      <style:text-properties officeooo:rsid="01d32c29" officeooo:paragraph-rsid="01d96d02"/>
    </style:style>
    <style:style style:name="P162" style:family="paragraph" style:parent-style-name="Heading_20_4">
      <style:text-properties officeooo:rsid="01db0a62" officeooo:paragraph-rsid="01db0a62"/>
    </style:style>
    <style:style style:name="P163" style:family="paragraph" style:parent-style-name="Heading_20_4">
      <style:text-properties officeooo:rsid="01c59b6e" officeooo:paragraph-rsid="01c82d78"/>
    </style:style>
    <style:style style:name="P164" style:family="paragraph" style:parent-style-name="Heading_20_4">
      <style:text-properties officeooo:rsid="020cbdd8" officeooo:paragraph-rsid="020cbdd8"/>
    </style:style>
    <style:style style:name="P165" style:family="paragraph" style:parent-style-name="Heading_20_4">
      <style:text-properties officeooo:paragraph-rsid="021d8a16"/>
    </style:style>
    <style:style style:name="P166" style:family="paragraph" style:parent-style-name="Text_20_body" style:list-style-name="L1">
      <style:text-properties officeooo:rsid="003e70ca" officeooo:paragraph-rsid="003e70ca"/>
    </style:style>
    <style:style style:name="P167" style:family="paragraph" style:parent-style-name="Text_20_body" style:list-style-name="L2"/>
    <style:style style:name="P168" style:family="paragraph" style:parent-style-name="Text_20_body" style:list-style-name="L3">
      <style:text-properties officeooo:paragraph-rsid="00dee55a"/>
    </style:style>
    <style:style style:name="P169" style:family="paragraph" style:parent-style-name="Text_20_body" style:list-style-name="L3">
      <style:text-properties officeooo:paragraph-rsid="006bf715"/>
    </style:style>
    <style:style style:name="P170" style:family="paragraph" style:parent-style-name="Text_20_body" style:list-style-name="L3">
      <style:text-properties style:font-name="Arial" officeooo:rsid="00df2e67" officeooo:paragraph-rsid="00df2e67"/>
    </style:style>
    <style:style style:name="P171" style:family="paragraph" style:parent-style-name="Text_20_body" style:list-style-name="L5">
      <style:text-properties style:font-name="Arial" officeooo:rsid="0092e176" officeooo:paragraph-rsid="0092e176"/>
    </style:style>
    <style:style style:name="P172" style:family="paragraph" style:parent-style-name="Text_20_body" style:list-style-name="L7">
      <style:text-properties style:font-name="Arial" officeooo:rsid="010f1d74" officeooo:paragraph-rsid="010f1d74"/>
    </style:style>
    <style:style style:name="P173" style:family="paragraph" style:parent-style-name="Text_20_body" style:list-style-name="L7">
      <style:text-properties style:font-name="Arial" officeooo:rsid="010f1f86" officeooo:paragraph-rsid="010f1d74"/>
    </style:style>
    <style:style style:name="P174"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175" style:family="paragraph" style:parent-style-name="Text_20_body" style:list-style-name="L4"/>
    <style:style style:name="P176" style:family="paragraph" style:parent-style-name="Text_20_body" style:list-style-name="L4">
      <style:text-properties officeooo:paragraph-rsid="00469f96"/>
    </style:style>
    <style:style style:name="P177" style:family="paragraph" style:parent-style-name="Text_20_body" style:list-style-name="L3">
      <style:text-properties officeooo:rsid="006bf715" officeooo:paragraph-rsid="006bf715"/>
    </style:style>
    <style:style style:name="P178" style:family="paragraph" style:parent-style-name="Text_20_body" style:list-style-name="L5"/>
    <style:style style:name="P179" style:family="paragraph" style:parent-style-name="Text_20_body" style:list-style-name="L6">
      <style:text-properties officeooo:paragraph-rsid="00ed6897"/>
    </style:style>
    <style:style style:name="P180" style:family="paragraph" style:parent-style-name="Text_20_body" style:list-style-name="L6">
      <style:text-properties officeooo:paragraph-rsid="00ee29a1"/>
    </style:style>
    <style:style style:name="P181" style:family="paragraph" style:parent-style-name="Text_20_body" style:list-style-name="L6">
      <style:text-properties style:font-name="Arial1"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82" style:family="paragraph" style:parent-style-name="Text_20_body" style:list-style-name="L6">
      <style:text-properties style:font-name="Arial1"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83" style:family="paragraph" style:parent-style-name="Text_20_body" style:list-style-name="L6">
      <style:text-properties officeooo:rsid="00ee29a1" officeooo:paragraph-rsid="00f19886"/>
    </style:style>
    <style:style style:name="P184" style:family="paragraph" style:parent-style-name="Text_20_body" style:list-style-name="L7">
      <style:text-properties officeooo:paragraph-rsid="010e382c"/>
    </style:style>
    <style:style style:name="P185" style:family="paragraph" style:parent-style-name="Text_20_body" style:list-style-name="L7">
      <style:text-properties officeooo:paragraph-rsid="010f1d74"/>
    </style:style>
    <style:style style:name="P186" style:family="paragraph" style:parent-style-name="Text_20_body" style:list-style-name="L7">
      <style:text-properties officeooo:paragraph-rsid="0110483c"/>
    </style:style>
    <style:style style:name="P187" style:family="paragraph" style:parent-style-name="Text_20_body" style:list-style-name="L7">
      <style:text-properties officeooo:paragraph-rsid="0110e442"/>
    </style:style>
    <style:style style:name="P188" style:family="paragraph" style:parent-style-name="Text_20_body" style:list-style-name="L7">
      <style:text-properties officeooo:rsid="0104a31b" officeooo:paragraph-rsid="010e382c"/>
    </style:style>
    <style:style style:name="P189" style:family="paragraph" style:parent-style-name="Text_20_body" style:list-style-name="L7">
      <style:text-properties officeooo:rsid="010f1d74" officeooo:paragraph-rsid="010f1d74"/>
    </style:style>
    <style:style style:name="P190" style:family="paragraph" style:parent-style-name="Text_20_body">
      <style:text-properties officeooo:paragraph-rsid="00ebfc2d"/>
    </style:style>
    <style:style style:name="P191" style:family="paragraph" style:parent-style-name="Text_20_body">
      <style:text-properties officeooo:paragraph-rsid="00f9faf4"/>
    </style:style>
    <style:style style:name="P192" style:family="paragraph" style:parent-style-name="Text_20_body">
      <style:text-properties officeooo:paragraph-rsid="02084591"/>
    </style:style>
    <style:style style:name="P193" style:family="paragraph" style:parent-style-name="Text_20_body">
      <style:text-properties officeooo:paragraph-rsid="020965e3"/>
    </style:style>
    <style:style style:name="P194" style:family="paragraph" style:parent-style-name="Text_20_body" style:list-style-name="L9">
      <style:text-properties officeooo:paragraph-rsid="0205b6f0"/>
    </style:style>
    <style:style style:name="P195" style:family="paragraph" style:parent-style-name="Text_20_body" style:list-style-name="L9">
      <style:text-properties officeooo:paragraph-rsid="020965e3"/>
    </style:style>
    <style:style style:name="P196" style:family="paragraph" style:parent-style-name="Text_20_body">
      <style:text-properties officeooo:rsid="020cbdd8" officeooo:paragraph-rsid="020cbdd8"/>
    </style:style>
    <style:style style:name="P197" style:family="paragraph" style:parent-style-name="Text_20_body">
      <style:text-properties officeooo:paragraph-rsid="020cbdd8"/>
    </style:style>
    <style:style style:name="P198" style:family="paragraph" style:parent-style-name="Text_20_body" style:list-style-name="L10">
      <style:text-properties officeooo:paragraph-rsid="012652e5" fo:background-color="transparent"/>
    </style:style>
    <style:style style:name="P199" style:family="paragraph" style:parent-style-name="Text_20_body">
      <style:text-properties officeooo:paragraph-rsid="0217d391"/>
    </style:style>
    <style:style style:name="P200" style:family="paragraph" style:parent-style-name="Text_20_body" style:list-style-name="L10">
      <style:text-properties officeooo:paragraph-rsid="012652e5"/>
    </style:style>
    <style:style style:name="P201" style:family="paragraph" style:parent-style-name="Text_20_body" style:list-style-name="L10">
      <style:text-properties officeooo:paragraph-rsid="0126a4e4"/>
    </style:style>
    <style:style style:name="P202" style:family="paragraph" style:parent-style-name="Text_20_body">
      <style:text-properties officeooo:rsid="0126a4e4" officeooo:paragraph-rsid="021d8a16"/>
    </style:style>
    <style:style style:name="P203" style:family="paragraph" style:parent-style-name="Text_20_body" style:list-style-name="L2">
      <style:paragraph-properties fo:margin-left="0cm" fo:margin-right="0cm" fo:text-indent="0cm" style:auto-text-indent="false"/>
    </style:style>
    <style:style style:name="P204"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205"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italic" fo:font-weight="normal" officeooo:rsid="01c74a6c"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abf388" style:font-style-asian="normal" style:font-style-complex="normal"/>
    </style:style>
    <style:style style:name="T14" style:family="text">
      <style:text-properties fo:font-style="normal" officeooo:rsid="00b0d05b" style:font-style-asian="normal" style:font-style-complex="normal"/>
    </style:style>
    <style:style style:name="T15" style:family="text">
      <style:text-properties fo:font-style="normal" officeooo:rsid="00b1f024" style:font-style-asian="normal" style:font-style-complex="normal"/>
    </style:style>
    <style:style style:name="T16" style:family="text">
      <style:text-properties fo:font-style="normal" officeooo:rsid="00d70afd" style:font-style-asian="normal" style:font-style-complex="normal"/>
    </style:style>
    <style:style style:name="T17" style:family="text">
      <style:text-properties fo:font-style="normal" officeooo:rsid="00d87f12" style:font-style-asian="normal" style:font-style-complex="normal"/>
    </style:style>
    <style:style style:name="T18" style:family="text">
      <style:text-properties fo:font-style="normal" officeooo:rsid="0114647f" style:font-style-asian="normal" style:font-style-complex="normal"/>
    </style:style>
    <style:style style:name="T19" style:family="text">
      <style:text-properties fo:font-style="normal" officeooo:rsid="01191b9e" style:font-style-asian="normal" style:font-style-complex="normal"/>
    </style:style>
    <style:style style:name="T20" style:family="text">
      <style:text-properties fo:font-style="normal" officeooo:rsid="01133fdc" style:font-style-asian="normal" style:font-style-complex="normal"/>
    </style:style>
    <style:style style:name="T21" style:family="text">
      <style:text-properties fo:font-style="normal" officeooo:rsid="011c71e1" style:font-style-asian="normal" style:font-style-complex="normal"/>
    </style:style>
    <style:style style:name="T22" style:family="text">
      <style:text-properties fo:font-style="normal" officeooo:rsid="0173d736" style:font-style-asian="normal" style:font-style-complex="normal"/>
    </style:style>
    <style:style style:name="T23" style:family="text">
      <style:text-properties fo:font-style="normal" officeooo:rsid="01857095" style:font-style-asian="normal" style:font-style-complex="normal"/>
    </style:style>
    <style:style style:name="T24" style:family="text">
      <style:text-properties fo:font-style="normal" officeooo:rsid="0185fddf" style:font-style-asian="normal" style:font-style-complex="normal"/>
    </style:style>
    <style:style style:name="T25" style:family="text">
      <style:text-properties fo:font-style="normal" officeooo:rsid="01872c87" style:font-style-asian="normal" style:font-style-complex="normal"/>
    </style:style>
    <style:style style:name="T26" style:family="text">
      <style:text-properties fo:font-style="normal" officeooo:rsid="01890314" style:font-style-asian="normal" style:font-style-complex="normal"/>
    </style:style>
    <style:style style:name="T27" style:family="text">
      <style:text-properties fo:font-style="normal" officeooo:rsid="018915e7" style:font-style-asian="normal" style:font-style-complex="normal"/>
    </style:style>
    <style:style style:name="T28" style:family="text">
      <style:text-properties fo:font-style="normal" officeooo:rsid="02065868" style:font-style-asian="normal" style:font-style-complex="normal"/>
    </style:style>
    <style:style style:name="T29" style:family="text">
      <style:text-properties fo:font-style="normal" officeooo:rsid="020b7ddc" style:font-style-asian="normal" style:font-style-complex="normal"/>
    </style:style>
    <style:style style:name="T30" style:family="text">
      <style:text-properties fo:font-style="normal" officeooo:rsid="00eaee70" style:font-style-asian="normal" style:font-style-complex="normal"/>
    </style:style>
    <style:style style:name="T31" style:family="text">
      <style:text-properties fo:font-style="normal" officeooo:rsid="020ddf94" style:font-style-asian="normal" style:font-style-complex="normal"/>
    </style:style>
    <style:style style:name="T32" style:family="text">
      <style:text-properties fo:font-style="normal" officeooo:rsid="00b1f024" fo:background-color="transparent" loext:char-shading-value="0" style:font-style-asian="normal" style:font-style-complex="normal"/>
    </style:style>
    <style:style style:name="T33" style:family="text">
      <style:text-properties fo:font-style="normal" fo:font-weight="normal" officeooo:rsid="01c74a6c" style:font-style-asian="normal" style:font-weight-asian="normal" style:font-style-complex="normal" style:font-weight-complex="normal"/>
    </style:style>
    <style:style style:name="T34" style:family="text">
      <style:text-properties fo:language="pt" fo:country="BR" fo:font-style="normal" officeooo:rsid="00caba4f" fo:background-color="transparent" loext:char-shading-value="0" style:font-style-asian="normal" style:font-style-complex="normal" loext:padding="0cm" loext:border="none"/>
    </style:style>
    <style:style style:name="T35" style:family="text">
      <style:text-properties fo:language="pt" fo:country="BR" fo:font-style="normal" officeooo:rsid="00db5cde" fo:background-color="transparent" loext:char-shading-value="0" style:font-style-asian="normal" style:font-style-complex="normal" loext:padding="0cm" loext:border="none"/>
    </style:style>
    <style:style style:name="T36" style:family="text">
      <style:text-properties style:font-name="Arial"/>
    </style:style>
    <style:style style:name="T37" style:family="text">
      <style:text-properties style:font-name="Arial" officeooo:rsid="003f1dc2"/>
    </style:style>
    <style:style style:name="T38" style:family="text">
      <style:text-properties style:font-name="Arial" fo:font-weight="bold" officeooo:rsid="003f1dc2" style:font-weight-asian="bold" style:font-weight-complex="bold"/>
    </style:style>
    <style:style style:name="T39" style:family="text">
      <style:text-properties style:font-name="Arial" fo:font-weight="bold" officeooo:rsid="00e92123" style:font-weight-asian="bold" style:font-weight-complex="bold"/>
    </style:style>
    <style:style style:name="T40" style:family="text">
      <style:text-properties style:font-name="Arial" fo:font-weight="bold" officeooo:rsid="010a1c36" style:font-weight-asian="bold" style:font-weight-complex="bold"/>
    </style:style>
    <style:style style:name="T41" style:family="text">
      <style:text-properties style:font-name="Arial" officeooo:rsid="004056b0"/>
    </style:style>
    <style:style style:name="T42" style:family="text">
      <style:text-properties style:font-name="Arial" officeooo:rsid="0045c04b"/>
    </style:style>
    <style:style style:name="T43" style:family="text">
      <style:text-properties style:font-name="Arial" officeooo:rsid="00552c76"/>
    </style:style>
    <style:style style:name="T44" style:family="text">
      <style:text-properties style:font-name="Arial" officeooo:rsid="005c9c33" fo:background-color="transparent" loext:char-shading-value="0"/>
    </style:style>
    <style:style style:name="T45" style:family="text">
      <style:text-properties style:font-name="Arial" officeooo:rsid="00aa9146" fo:background-color="transparent" loext:char-shading-value="0"/>
    </style:style>
    <style:style style:name="T46" style:family="text">
      <style:text-properties style:font-name="Arial" officeooo:rsid="00b58fbe" fo:background-color="transparent" loext:char-shading-value="0"/>
    </style:style>
    <style:style style:name="T47" style:family="text">
      <style:text-properties style:font-name="Arial" officeooo:rsid="00c4d6d7" fo:background-color="transparent" loext:char-shading-value="0"/>
    </style:style>
    <style:style style:name="T48" style:family="text">
      <style:text-properties style:font-name="Arial" officeooo:rsid="00c7ecac" fo:background-color="transparent" loext:char-shading-value="0"/>
    </style:style>
    <style:style style:name="T49" style:family="text">
      <style:text-properties style:font-name="Arial" officeooo:rsid="00d515f1" fo:background-color="transparent" loext:char-shading-value="0"/>
    </style:style>
    <style:style style:name="T50" style:family="text">
      <style:text-properties style:font-name="Arial" officeooo:rsid="0064dfe6"/>
    </style:style>
    <style:style style:name="T51" style:family="text">
      <style:text-properties style:font-name="Arial" officeooo:rsid="0065f8d2"/>
    </style:style>
    <style:style style:name="T52" style:family="text">
      <style:text-properties style:font-name="Arial" officeooo:rsid="00681b00"/>
    </style:style>
    <style:style style:name="T53" style:family="text">
      <style:text-properties style:font-name="Arial" officeooo:rsid="006b0f0a"/>
    </style:style>
    <style:style style:name="T54" style:family="text">
      <style:text-properties style:font-name="Arial" officeooo:rsid="006be809"/>
    </style:style>
    <style:style style:name="T55" style:family="text">
      <style:text-properties style:font-name="Arial" officeooo:rsid="006bf715"/>
    </style:style>
    <style:style style:name="T56" style:family="text">
      <style:text-properties style:font-name="Arial" officeooo:rsid="006db220"/>
    </style:style>
    <style:style style:name="T57" style:family="text">
      <style:text-properties style:font-name="Arial" officeooo:rsid="006f66bf"/>
    </style:style>
    <style:style style:name="T58" style:family="text">
      <style:text-properties style:font-name="Arial" officeooo:rsid="007157fe"/>
    </style:style>
    <style:style style:name="T59" style:family="text">
      <style:text-properties style:font-name="Arial" officeooo:rsid="007353eb"/>
    </style:style>
    <style:style style:name="T60" style:family="text">
      <style:text-properties style:font-name="Arial" officeooo:rsid="0073be50"/>
    </style:style>
    <style:style style:name="T61" style:family="text">
      <style:text-properties style:font-name="Arial" officeooo:rsid="00749cd4"/>
    </style:style>
    <style:style style:name="T62" style:family="text">
      <style:text-properties style:font-name="Arial" officeooo:rsid="0075bfc8"/>
    </style:style>
    <style:style style:name="T63" style:family="text">
      <style:text-properties style:font-name="Arial" officeooo:rsid="0076d6cb"/>
    </style:style>
    <style:style style:name="T64" style:family="text">
      <style:text-properties style:font-name="Arial" officeooo:rsid="007879a9"/>
    </style:style>
    <style:style style:name="T65" style:family="text">
      <style:text-properties style:font-name="Arial" officeooo:rsid="007a7323"/>
    </style:style>
    <style:style style:name="T66" style:family="text">
      <style:text-properties style:font-name="Arial" officeooo:rsid="007c52de"/>
    </style:style>
    <style:style style:name="T67" style:family="text">
      <style:text-properties style:font-name="Arial" officeooo:rsid="007f168e"/>
    </style:style>
    <style:style style:name="T68" style:family="text">
      <style:text-properties style:font-name="Arial" officeooo:rsid="0084e48a"/>
    </style:style>
    <style:style style:name="T69" style:family="text">
      <style:text-properties style:font-name="Arial" officeooo:rsid="0085bed7"/>
    </style:style>
    <style:style style:name="T70" style:family="text">
      <style:text-properties style:font-name="Arial" officeooo:rsid="00862e82"/>
    </style:style>
    <style:style style:name="T71" style:family="text">
      <style:text-properties style:font-name="Arial" officeooo:rsid="00896468"/>
    </style:style>
    <style:style style:name="T72" style:family="text">
      <style:text-properties style:font-name="Arial" officeooo:rsid="008a5dc4"/>
    </style:style>
    <style:style style:name="T73" style:family="text">
      <style:text-properties style:font-name="Arial" officeooo:rsid="0090138b"/>
    </style:style>
    <style:style style:name="T74" style:family="text">
      <style:text-properties style:font-name="Arial" officeooo:rsid="00914ecf"/>
    </style:style>
    <style:style style:name="T75" style:family="text">
      <style:text-properties style:font-name="Arial" officeooo:rsid="0092e176"/>
    </style:style>
    <style:style style:name="T76" style:family="text">
      <style:text-properties style:font-name="Arial" officeooo:rsid="00943aaf"/>
    </style:style>
    <style:style style:name="T77" style:family="text">
      <style:text-properties style:font-name="Arial" officeooo:rsid="00949b44"/>
    </style:style>
    <style:style style:name="T78" style:family="text">
      <style:text-properties style:font-name="Arial" officeooo:rsid="009fd386"/>
    </style:style>
    <style:style style:name="T79" style:family="text">
      <style:text-properties style:font-name="Arial" officeooo:rsid="00a39f53"/>
    </style:style>
    <style:style style:name="T80" style:family="text">
      <style:text-properties style:font-name="Arial" officeooo:rsid="00a3fddc"/>
    </style:style>
    <style:style style:name="T81" style:family="text">
      <style:text-properties style:font-name="Arial" officeooo:rsid="00abf388"/>
    </style:style>
    <style:style style:name="T82" style:family="text">
      <style:text-properties style:font-name="Arial" officeooo:rsid="00abfc08"/>
    </style:style>
    <style:style style:name="T83" style:family="text">
      <style:text-properties style:font-name="Arial" officeooo:rsid="00b0c7c0"/>
    </style:style>
    <style:style style:name="T84" style:family="text">
      <style:text-properties style:font-name="Arial" officeooo:rsid="00b0d05b"/>
    </style:style>
    <style:style style:name="T85" style:family="text">
      <style:text-properties style:font-name="Arial" fo:font-style="normal" officeooo:rsid="00b1f024" style:font-style-asian="normal" style:font-style-complex="normal"/>
    </style:style>
    <style:style style:name="T86" style:family="text">
      <style:text-properties style:font-name="Arial" fo:font-style="normal" officeooo:rsid="00cf6306" style:font-style-asian="normal" style:font-style-complex="normal"/>
    </style:style>
    <style:style style:name="T87" style:family="text">
      <style:text-properties style:font-name="Arial" fo:font-style="normal" officeooo:rsid="00d70afd" style:font-style-asian="normal" style:font-style-complex="normal"/>
    </style:style>
    <style:style style:name="T88" style:family="text">
      <style:text-properties style:font-name="Arial" fo:font-style="normal" officeooo:rsid="00d87f12" style:font-style-asian="normal" style:font-style-complex="normal"/>
    </style:style>
    <style:style style:name="T89" style:family="text">
      <style:text-properties style:font-name="Arial" fo:font-style="normal" officeooo:rsid="01093009" style:font-style-asian="normal" style:font-style-complex="normal"/>
    </style:style>
    <style:style style:name="T90" style:family="text">
      <style:text-properties style:font-name="Arial" fo:font-style="normal" officeooo:rsid="01191b9e" style:font-style-asian="normal" style:font-style-complex="normal"/>
    </style:style>
    <style:style style:name="T91" style:family="text">
      <style:text-properties style:font-name="Arial" fo:font-style="normal" officeooo:rsid="011c71e1" style:font-style-asian="normal" style:font-style-complex="normal"/>
    </style:style>
    <style:style style:name="T92" style:family="text">
      <style:text-properties style:font-name="Arial" fo:font-style="normal" officeooo:rsid="0124c39a" style:font-style-asian="normal" style:font-style-complex="normal"/>
    </style:style>
    <style:style style:name="T93" style:family="text">
      <style:text-properties style:font-name="Arial" fo:font-style="normal" officeooo:rsid="01890314" style:font-style-asian="normal" style:font-style-complex="normal"/>
    </style:style>
    <style:style style:name="T94" style:family="text">
      <style:text-properties style:font-name="Arial" fo:font-style="normal" officeooo:rsid="018e8ed4" style:font-style-asian="normal" style:font-style-complex="normal"/>
    </style:style>
    <style:style style:name="T95" style:family="text">
      <style:text-properties style:font-name="Arial" fo:font-style="normal" officeooo:rsid="018ede91" style:font-style-asian="normal" style:font-style-complex="normal"/>
    </style:style>
    <style:style style:name="T96" style:family="text">
      <style:text-properties style:font-name="Arial" fo:font-style="normal" officeooo:rsid="0191fe4b" style:font-style-asian="normal" style:font-style-complex="normal"/>
    </style:style>
    <style:style style:name="T97" style:family="text">
      <style:text-properties style:font-name="Arial" fo:font-style="normal" officeooo:rsid="0193fd96" style:font-style-asian="normal" style:font-style-complex="normal"/>
    </style:style>
    <style:style style:name="T98" style:family="text">
      <style:text-properties style:font-name="Arial" fo:font-style="normal" officeooo:rsid="0195ee14" style:font-style-asian="normal" style:font-style-complex="normal"/>
    </style:style>
    <style:style style:name="T99" style:family="text">
      <style:text-properties style:font-name="Arial" fo:font-style="normal" officeooo:rsid="01a4dc27" style:font-style-asian="normal" style:font-style-complex="normal"/>
    </style:style>
    <style:style style:name="T100" style:family="text">
      <style:text-properties style:font-name="Arial" fo:font-style="normal" officeooo:rsid="01a646ec" style:font-style-asian="normal" style:font-style-complex="normal"/>
    </style:style>
    <style:style style:name="T101" style:family="text">
      <style:text-properties style:font-name="Arial" fo:font-style="normal" officeooo:rsid="01a423dc" style:font-style-asian="normal" style:font-style-complex="normal"/>
    </style:style>
    <style:style style:name="T102" style:family="text">
      <style:text-properties style:font-name="Arial" fo:font-style="normal" officeooo:rsid="01a674e0" style:font-style-asian="normal" style:font-style-complex="normal"/>
    </style:style>
    <style:style style:name="T103" style:family="text">
      <style:text-properties style:font-name="Arial" fo:font-style="normal" officeooo:rsid="01a6e5b0" style:font-style-asian="normal" style:font-style-complex="normal"/>
    </style:style>
    <style:style style:name="T104" style:family="text">
      <style:text-properties style:font-name="Arial" fo:font-style="normal" officeooo:rsid="01a83b4f" style:font-style-asian="normal" style:font-style-complex="normal"/>
    </style:style>
    <style:style style:name="T105" style:family="text">
      <style:text-properties style:font-name="Arial" fo:font-style="normal" officeooo:rsid="01ada324" style:font-style-asian="normal" style:font-style-complex="normal"/>
    </style:style>
    <style:style style:name="T106" style:family="text">
      <style:text-properties style:font-name="Arial" fo:font-style="normal" officeooo:rsid="01af1d51" style:font-style-asian="normal" style:font-style-complex="normal"/>
    </style:style>
    <style:style style:name="T107" style:family="text">
      <style:text-properties style:font-name="Arial" fo:font-style="normal" officeooo:rsid="01b0a479" style:font-style-asian="normal" style:font-style-complex="normal"/>
    </style:style>
    <style:style style:name="T108" style:family="text">
      <style:text-properties style:font-name="Arial" fo:font-style="normal" officeooo:rsid="01b1f4a5" style:font-style-asian="normal" style:font-style-complex="normal"/>
    </style:style>
    <style:style style:name="T109" style:family="text">
      <style:text-properties style:font-name="Arial" fo:font-style="normal" officeooo:rsid="01b39c8a" style:font-style-asian="normal" style:font-style-complex="normal"/>
    </style:style>
    <style:style style:name="T110" style:family="text">
      <style:text-properties style:font-name="Arial" fo:font-style="normal" officeooo:rsid="01b49c17" style:font-style-asian="normal" style:font-style-complex="normal"/>
    </style:style>
    <style:style style:name="T111" style:family="text">
      <style:text-properties style:font-name="Arial" fo:font-style="normal" officeooo:rsid="01b553e1" style:font-style-asian="normal" style:font-style-complex="normal"/>
    </style:style>
    <style:style style:name="T112" style:family="text">
      <style:text-properties style:font-name="Arial" fo:font-style="normal" officeooo:rsid="01b59ba1" style:font-style-asian="normal" style:font-style-complex="normal"/>
    </style:style>
    <style:style style:name="T113" style:family="text">
      <style:text-properties style:font-name="Arial" fo:font-style="normal" officeooo:rsid="01b8c074" style:font-style-asian="normal" style:font-style-complex="normal"/>
    </style:style>
    <style:style style:name="T114" style:family="text">
      <style:text-properties style:font-name="Arial" fo:font-style="normal" officeooo:rsid="01b8de81" style:font-style-asian="normal" style:font-style-complex="normal"/>
    </style:style>
    <style:style style:name="T115" style:family="text">
      <style:text-properties style:font-name="Arial" fo:font-style="normal" officeooo:rsid="01bad884" style:font-style-asian="normal" style:font-style-complex="normal"/>
    </style:style>
    <style:style style:name="T116" style:family="text">
      <style:text-properties style:font-name="Arial" fo:font-style="normal" officeooo:rsid="01bb1a5d" style:font-style-asian="normal" style:font-style-complex="normal"/>
    </style:style>
    <style:style style:name="T117" style:family="text">
      <style:text-properties style:font-name="Arial" fo:font-style="normal" officeooo:rsid="01e21278" style:font-style-asian="normal" style:font-style-complex="normal"/>
    </style:style>
    <style:style style:name="T118" style:family="text">
      <style:text-properties style:font-name="Arial" fo:font-style="normal" officeooo:rsid="01e3e1dc" style:font-style-asian="normal" style:font-style-complex="normal"/>
    </style:style>
    <style:style style:name="T119" style:family="text">
      <style:text-properties style:font-name="Arial" fo:font-style="normal" officeooo:rsid="01e46bfd" style:font-style-asian="normal" style:font-style-complex="normal"/>
    </style:style>
    <style:style style:name="T120" style:family="text">
      <style:text-properties style:font-name="Arial" fo:font-style="normal" officeooo:rsid="01e5e8b0" style:font-style-asian="normal" style:font-style-complex="normal"/>
    </style:style>
    <style:style style:name="T121" style:family="text">
      <style:text-properties style:font-name="Arial" fo:font-style="normal" officeooo:rsid="01e60c27" style:font-style-asian="normal" style:font-style-complex="normal"/>
    </style:style>
    <style:style style:name="T122" style:family="text">
      <style:text-properties style:font-name="Arial" fo:font-style="normal" officeooo:rsid="01e6c0d1" style:font-style-asian="normal" style:font-style-complex="normal"/>
    </style:style>
    <style:style style:name="T123" style:family="text">
      <style:text-properties style:font-name="Arial" fo:font-style="normal" officeooo:rsid="01f7133e" style:font-style-asian="normal" style:font-style-complex="normal"/>
    </style:style>
    <style:style style:name="T124" style:family="text">
      <style:text-properties style:font-name="Arial" fo:font-style="normal" officeooo:rsid="0203fc22" style:font-style-asian="normal" style:font-style-complex="normal"/>
    </style:style>
    <style:style style:name="T125" style:family="text">
      <style:text-properties style:font-name="Arial" fo:font-style="normal" officeooo:rsid="020b7ddc" style:font-style-asian="normal" style:font-style-complex="normal"/>
    </style:style>
    <style:style style:name="T126" style:family="text">
      <style:text-properties style:font-name="Arial" fo:font-style="normal" fo:font-weight="normal" officeooo:rsid="010a1c36" style:font-style-asian="normal" style:font-weight-asian="normal" style:font-style-complex="normal" style:font-weight-complex="normal"/>
    </style:style>
    <style:style style:name="T127" style:family="text">
      <style:text-properties style:font-name="Arial" fo:font-style="normal" fo:font-weight="normal" officeooo:rsid="010be56f" style:font-style-asian="normal" style:font-weight-asian="normal" style:font-style-complex="normal" style:font-weight-complex="normal"/>
    </style:style>
    <style:style style:name="T128" style:family="text">
      <style:text-properties style:font-name="Arial" fo:font-style="normal" fo:font-weight="normal" officeooo:rsid="010d1303" style:font-style-asian="normal" style:font-weight-asian="normal" style:font-style-complex="normal" style:font-weight-complex="normal"/>
    </style:style>
    <style:style style:name="T129" style:family="text">
      <style:text-properties style:font-name="Arial" fo:font-style="normal" fo:font-weight="normal" officeooo:rsid="0110e442" style:font-style-asian="normal" style:font-weight-asian="normal" style:font-style-complex="normal" style:font-weight-complex="normal"/>
    </style:style>
    <style:style style:name="T130" style:family="text">
      <style:text-properties style:font-name="Arial" fo:font-style="normal" fo:font-weight="normal" officeooo:rsid="01c74a6c" style:font-style-asian="normal" style:font-weight-asian="normal" style:font-style-complex="normal" style:font-weight-complex="normal"/>
    </style:style>
    <style:style style:name="T131" style:family="text">
      <style:text-properties style:font-name="Arial" fo:font-style="normal" fo:font-weight="normal" officeooo:rsid="01191b9e" style:font-style-asian="normal" style:font-weight-asian="normal" style:font-style-complex="normal" style:font-weight-complex="normal"/>
    </style:style>
    <style:style style:name="T132" style:family="text">
      <style:text-properties style:font-name="Arial" fo:font-style="normal" fo:font-weight="normal" officeooo:rsid="0126a4e4" style:font-style-asian="normal" style:font-weight-asian="normal" style:font-style-complex="normal" style:font-weight-complex="normal"/>
    </style:style>
    <style:style style:name="T133"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34"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35"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36"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37"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38" style:family="text">
      <style:text-properties style:font-name="Arial" fo:font-style="normal" fo:font-weight="bold" officeooo:rsid="0110e442" style:font-style-asian="normal" style:font-weight-asian="bold" style:font-style-complex="normal" style:font-weight-complex="bold"/>
    </style:style>
    <style:style style:name="T139" style:family="text">
      <style:text-properties style:font-name="Arial" officeooo:rsid="00c4d6d7"/>
    </style:style>
    <style:style style:name="T140"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41"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42"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43" style:family="text">
      <style:text-properties style:font-name="Arial" officeooo:rsid="00ce61c0"/>
    </style:style>
    <style:style style:name="T144" style:family="text">
      <style:text-properties style:font-name="Arial" fo:font-style="italic" officeooo:rsid="00ce61c0" style:font-style-asian="italic" style:font-style-complex="italic"/>
    </style:style>
    <style:style style:name="T145" style:family="text">
      <style:text-properties style:font-name="Arial" fo:font-style="italic" officeooo:rsid="00cf6306" style:font-style-asian="italic" style:font-style-complex="italic"/>
    </style:style>
    <style:style style:name="T146" style:family="text">
      <style:text-properties style:font-name="Arial" fo:font-style="italic" officeooo:rsid="01093009" style:font-style-asian="italic" style:font-style-complex="italic"/>
    </style:style>
    <style:style style:name="T147" style:family="text">
      <style:text-properties style:font-name="Arial" fo:font-style="italic" officeooo:rsid="018e8ed4" style:font-style-asian="italic" style:font-style-complex="italic"/>
    </style:style>
    <style:style style:name="T148" style:family="text">
      <style:text-properties style:font-name="Arial" fo:font-style="italic" style:text-underline-style="none" officeooo:rsid="010f1d74" style:font-style-asian="italic" style:font-style-complex="italic"/>
    </style:style>
    <style:style style:name="T149" style:family="text">
      <style:text-properties style:font-name="Arial" officeooo:rsid="00ce7ce2"/>
    </style:style>
    <style:style style:name="T150" style:family="text">
      <style:text-properties style:font-name="Arial" officeooo:rsid="00cf6306"/>
    </style:style>
    <style:style style:name="T151" style:family="text">
      <style:text-properties style:font-name="Arial" officeooo:rsid="00d2c8e0"/>
    </style:style>
    <style:style style:name="T152" style:family="text">
      <style:text-properties style:font-name="Arial" officeooo:rsid="00d515f1"/>
    </style:style>
    <style:style style:name="T153" style:family="text">
      <style:text-properties style:font-name="Arial" officeooo:rsid="00db5cde"/>
    </style:style>
    <style:style style:name="T154" style:family="text">
      <style:text-properties style:font-name="Arial" officeooo:rsid="00df2e67"/>
    </style:style>
    <style:style style:name="T155" style:family="text">
      <style:text-properties style:font-name="Arial" officeooo:rsid="00df696a"/>
    </style:style>
    <style:style style:name="T156" style:family="text">
      <style:text-properties style:font-name="Arial" officeooo:rsid="00e848de"/>
    </style:style>
    <style:style style:name="T157" style:family="text">
      <style:text-properties style:font-name="Arial" officeooo:rsid="00e92123"/>
    </style:style>
    <style:style style:name="T158" style:family="text">
      <style:text-properties style:font-name="Arial" fo:font-weight="normal" style:font-weight-asian="normal" style:font-weight-complex="normal"/>
    </style:style>
    <style:style style:name="T159" style:family="text">
      <style:text-properties style:font-name="Arial" fo:font-weight="normal" officeooo:rsid="00e92123" style:font-weight-asian="normal" style:font-weight-complex="normal"/>
    </style:style>
    <style:style style:name="T160" style:family="text">
      <style:text-properties style:font-name="Arial" fo:font-weight="normal" officeooo:rsid="010a1c36" style:font-weight-asian="normal" style:font-weight-complex="normal"/>
    </style:style>
    <style:style style:name="T161" style:family="text">
      <style:text-properties style:font-name="Arial" fo:font-weight="normal" officeooo:rsid="010be56f" style:font-weight-asian="normal" style:font-weight-complex="normal"/>
    </style:style>
    <style:style style:name="T162" style:family="text">
      <style:text-properties style:font-name="Arial" fo:font-weight="normal" officeooo:rsid="0110483c" style:font-weight-asian="normal" style:font-weight-complex="normal"/>
    </style:style>
    <style:style style:name="T163" style:family="text">
      <style:text-properties style:font-name="Arial" fo:font-weight="normal" officeooo:rsid="01319734" style:font-weight-asian="normal" style:font-weight-complex="normal"/>
    </style:style>
    <style:style style:name="T164" style:family="text">
      <style:text-properties style:font-name="Arial" fo:font-weight="normal" officeooo:rsid="0132b92b" style:font-weight-asian="normal" style:font-weight-complex="normal"/>
    </style:style>
    <style:style style:name="T165" style:family="text">
      <style:text-properties style:font-name="Arial" fo:font-weight="normal" officeooo:rsid="0132e7cd" style:font-weight-asian="normal" style:font-weight-complex="normal"/>
    </style:style>
    <style:style style:name="T166" style:family="text">
      <style:text-properties style:font-name="Arial" fo:font-weight="normal" officeooo:rsid="01333689" style:font-weight-asian="normal" style:font-weight-complex="normal"/>
    </style:style>
    <style:style style:name="T167" style:family="text">
      <style:text-properties style:font-name="Arial" fo:font-weight="normal" officeooo:rsid="0137d906" style:font-weight-asian="normal" style:font-weight-complex="normal"/>
    </style:style>
    <style:style style:name="T168" style:family="text">
      <style:text-properties style:font-name="Arial" fo:font-weight="normal" officeooo:rsid="0139a325" style:font-weight-asian="normal" style:font-weight-complex="normal"/>
    </style:style>
    <style:style style:name="T169" style:family="text">
      <style:text-properties style:font-name="Arial" fo:font-weight="normal" officeooo:rsid="013c6628" style:font-weight-asian="normal" style:font-weight-complex="normal"/>
    </style:style>
    <style:style style:name="T170" style:family="text">
      <style:text-properties style:font-name="Arial" fo:font-weight="normal" officeooo:rsid="01439915" style:font-weight-asian="normal" style:font-weight-complex="normal"/>
    </style:style>
    <style:style style:name="T171" style:family="text">
      <style:text-properties style:font-name="Arial" fo:font-weight="normal" officeooo:rsid="014aa591" style:font-weight-asian="normal" style:font-weight-complex="normal"/>
    </style:style>
    <style:style style:name="T172" style:family="text">
      <style:text-properties style:font-name="Arial" fo:font-weight="normal" officeooo:rsid="01567323" style:font-weight-asian="normal" style:font-weight-complex="normal"/>
    </style:style>
    <style:style style:name="T173" style:family="text">
      <style:text-properties style:font-name="Arial" fo:font-weight="normal" officeooo:rsid="015b150d" style:font-weight-asian="normal" style:font-weight-complex="normal"/>
    </style:style>
    <style:style style:name="T174" style:family="text">
      <style:text-properties style:font-name="Arial" fo:font-weight="normal" officeooo:rsid="015f822a" style:font-weight-asian="normal" style:font-weight-complex="normal"/>
    </style:style>
    <style:style style:name="T175" style:family="text">
      <style:text-properties style:font-name="Arial" fo:font-weight="normal" officeooo:rsid="01649f2c" style:font-weight-asian="normal" style:font-weight-complex="normal"/>
    </style:style>
    <style:style style:name="T176" style:family="text">
      <style:text-properties style:font-name="Arial" fo:font-weight="normal" officeooo:rsid="01c59b6e" style:font-weight-asian="normal" style:font-weight-complex="normal"/>
    </style:style>
    <style:style style:name="T177" style:family="text">
      <style:text-properties style:font-name="Arial" fo:font-weight="normal" officeooo:rsid="01c82d78" style:font-weight-asian="normal" style:font-weight-complex="normal"/>
    </style:style>
    <style:style style:name="T178" style:family="text">
      <style:text-properties style:font-name="Arial" fo:font-weight="normal" officeooo:rsid="01c8b305" style:font-weight-asian="normal" style:font-weight-complex="normal"/>
    </style:style>
    <style:style style:name="T179" style:family="text">
      <style:text-properties style:font-name="Arial" fo:font-weight="normal" officeooo:rsid="01c8f527" style:font-weight-asian="normal" style:font-weight-complex="normal"/>
    </style:style>
    <style:style style:name="T180" style:family="text">
      <style:text-properties style:font-name="Arial" fo:font-weight="normal" officeooo:rsid="01c94d35" style:font-weight-asian="normal" style:font-weight-complex="normal"/>
    </style:style>
    <style:style style:name="T181" style:family="text">
      <style:text-properties style:font-name="Arial" fo:font-weight="normal" officeooo:rsid="01611ce6" style:font-weight-asian="normal" style:font-weight-complex="normal"/>
    </style:style>
    <style:style style:name="T182" style:family="text">
      <style:text-properties style:font-name="Arial" fo:font-weight="normal" officeooo:rsid="01c9e102" style:font-weight-asian="normal" style:font-weight-complex="normal"/>
    </style:style>
    <style:style style:name="T183" style:family="text">
      <style:text-properties style:font-name="Arial" fo:font-weight="normal" officeooo:rsid="01ccf6c4" style:font-weight-asian="normal" style:font-weight-complex="normal"/>
    </style:style>
    <style:style style:name="T184" style:family="text">
      <style:text-properties style:font-name="Arial" fo:font-weight="normal" officeooo:rsid="01cd9af3" style:font-weight-asian="normal" style:font-weight-complex="normal"/>
    </style:style>
    <style:style style:name="T185" style:family="text">
      <style:text-properties style:font-name="Arial" fo:font-weight="normal" officeooo:rsid="01cf22b8" style:font-weight-asian="normal" style:font-weight-complex="normal"/>
    </style:style>
    <style:style style:name="T186" style:family="text">
      <style:text-properties style:font-name="Arial" fo:font-weight="normal" officeooo:rsid="01cfb5bc" style:font-weight-asian="normal" style:font-weight-complex="normal"/>
    </style:style>
    <style:style style:name="T187" style:family="text">
      <style:text-properties style:font-name="Arial" fo:font-weight="normal" officeooo:rsid="01d07ea5" style:font-weight-asian="normal" style:font-weight-complex="normal"/>
    </style:style>
    <style:style style:name="T188" style:family="text">
      <style:text-properties style:font-name="Arial" fo:font-weight="normal" officeooo:rsid="01d1f56f" style:font-weight-asian="normal" style:font-weight-complex="normal"/>
    </style:style>
    <style:style style:name="T189" style:family="text">
      <style:text-properties style:font-name="Arial" fo:font-weight="normal" officeooo:rsid="01d2f9f4" style:font-weight-asian="normal" style:font-weight-complex="normal"/>
    </style:style>
    <style:style style:name="T190" style:family="text">
      <style:text-properties style:font-name="Arial" fo:font-weight="normal" officeooo:rsid="01d32c29" style:font-weight-asian="normal" style:font-weight-complex="normal"/>
    </style:style>
    <style:style style:name="T191" style:family="text">
      <style:text-properties style:font-name="Arial" fo:font-weight="normal" officeooo:rsid="01d52b8e" style:font-weight-asian="normal" style:font-weight-complex="normal"/>
    </style:style>
    <style:style style:name="T192" style:family="text">
      <style:text-properties style:font-name="Arial" fo:font-weight="normal" officeooo:rsid="01d61ad7" style:font-weight-asian="normal" style:font-weight-complex="normal"/>
    </style:style>
    <style:style style:name="T193" style:family="text">
      <style:text-properties style:font-name="Arial" fo:font-weight="normal" officeooo:rsid="01d750c5" style:font-weight-asian="normal" style:font-weight-complex="normal"/>
    </style:style>
    <style:style style:name="T194" style:family="text">
      <style:text-properties style:font-name="Arial" fo:font-weight="normal" officeooo:rsid="01d8ab23" style:font-weight-asian="normal" style:font-weight-complex="normal"/>
    </style:style>
    <style:style style:name="T195" style:family="text">
      <style:text-properties style:font-name="Arial" fo:font-weight="normal" officeooo:rsid="01d96d02" style:font-weight-asian="normal" style:font-weight-complex="normal"/>
    </style:style>
    <style:style style:name="T196" style:family="text">
      <style:text-properties style:font-name="Arial" fo:font-weight="normal" officeooo:rsid="01c49ab2" style:font-weight-asian="normal" style:font-weight-complex="normal"/>
    </style:style>
    <style:style style:name="T197" style:family="text">
      <style:text-properties style:font-name="Arial" fo:font-weight="normal" officeooo:rsid="01db0a62" style:font-weight-asian="normal" style:font-weight-complex="normal"/>
    </style:style>
    <style:style style:name="T198" style:family="text">
      <style:text-properties style:font-name="Arial" fo:font-weight="normal" officeooo:rsid="01db9e31" style:font-weight-asian="normal" style:font-weight-complex="normal"/>
    </style:style>
    <style:style style:name="T199" style:family="text">
      <style:text-properties style:font-name="Arial" fo:font-weight="normal" officeooo:rsid="0015b688" style:font-weight-asian="normal" style:font-weight-complex="normal"/>
    </style:style>
    <style:style style:name="T200" style:family="text">
      <style:text-properties style:font-name="Arial" fo:font-weight="normal" officeooo:rsid="01dd90d7" style:font-weight-asian="normal" style:font-weight-complex="normal"/>
    </style:style>
    <style:style style:name="T201" style:family="text">
      <style:text-properties style:font-name="Arial" fo:font-weight="normal" officeooo:rsid="01e9ecb2" style:font-weight-asian="normal" style:font-weight-complex="normal"/>
    </style:style>
    <style:style style:name="T202" style:family="text">
      <style:text-properties style:font-name="Arial" fo:font-weight="normal" officeooo:rsid="01f1c9ed" style:font-weight-asian="normal" style:font-weight-complex="normal"/>
    </style:style>
    <style:style style:name="T203" style:family="text">
      <style:text-properties style:font-name="Arial" fo:font-weight="normal" officeooo:rsid="021a061d" style:font-weight-asian="normal" style:font-weight-complex="normal"/>
    </style:style>
    <style:style style:name="T204" style:family="text">
      <style:text-properties style:font-name="Arial" fo:font-weight="normal" officeooo:rsid="0221eb68" style:font-weight-asian="normal" style:font-weight-complex="normal"/>
    </style:style>
    <style:style style:name="T205" style:family="text">
      <style:text-properties style:font-name="Arial" fo:font-weight="normal" officeooo:rsid="012652e5" fo:background-color="transparent" loext:char-shading-value="0" style:font-weight-asian="normal" style:font-weight-complex="normal"/>
    </style:style>
    <style:style style:name="T206" style:family="text">
      <style:text-properties style:font-name="Arial" fo:font-weight="normal" officeooo:rsid="02148525" fo:background-color="transparent" loext:char-shading-value="0" style:font-weight-asian="normal" style:font-weight-complex="normal"/>
    </style:style>
    <style:style style:name="T207" style:family="text">
      <style:text-properties style:font-name="Arial" fo:font-weight="normal" officeooo:rsid="0217d391" fo:background-color="transparent" loext:char-shading-value="0" style:font-weight-asian="normal" style:font-weight-complex="normal"/>
    </style:style>
    <style:style style:name="T208" style:family="text">
      <style:text-properties style:font-name="Arial" fo:font-weight="normal" officeooo:rsid="021916de" fo:background-color="transparent" loext:char-shading-value="0" style:font-weight-asian="normal" style:font-weight-complex="normal"/>
    </style:style>
    <style:style style:name="T209" style:family="text">
      <style:text-properties style:font-name="Arial" fo:font-weight="normal" officeooo:rsid="0214232e" fo:background-color="transparent" loext:char-shading-value="0" style:font-weight-asian="normal" style:font-weight-complex="normal"/>
    </style:style>
    <style:style style:name="T210" style:family="text">
      <style:text-properties style:font-name="Arial" fo:font-weight="normal" officeooo:rsid="0126a4e4" fo:background-color="transparent" loext:char-shading-value="0" style:font-weight-asian="normal" style:font-weight-complex="normal"/>
    </style:style>
    <style:style style:name="T211" style:family="text">
      <style:text-properties style:font-name="Arial" officeooo:rsid="00ea7ab2"/>
    </style:style>
    <style:style style:name="T212" style:family="text">
      <style:text-properties style:font-name="Arial" officeooo:rsid="00f9faf4"/>
    </style:style>
    <style:style style:name="T213" style:family="text">
      <style:text-properties style:font-name="Arial" officeooo:rsid="00faee61"/>
    </style:style>
    <style:style style:name="T214" style:family="text">
      <style:text-properties style:font-name="Arial" officeooo:rsid="0104a31b"/>
    </style:style>
    <style:style style:name="T215" style:family="text">
      <style:text-properties style:font-name="Arial" officeooo:rsid="010732c1"/>
    </style:style>
    <style:style style:name="T216" style:family="text">
      <style:text-properties style:font-name="Arial" officeooo:rsid="01090305"/>
    </style:style>
    <style:style style:name="T217" style:family="text">
      <style:text-properties style:font-name="Arial" officeooo:rsid="01093009"/>
    </style:style>
    <style:style style:name="T218" style:family="text">
      <style:text-properties style:font-name="Arial" officeooo:rsid="010a1c36"/>
    </style:style>
    <style:style style:name="T219" style:family="text">
      <style:text-properties style:font-name="Arial" officeooo:rsid="010f1d74"/>
    </style:style>
    <style:style style:name="T220" style:family="text">
      <style:text-properties style:font-name="Arial" officeooo:rsid="010f1f86"/>
    </style:style>
    <style:style style:name="T221" style:family="text">
      <style:text-properties style:font-name="Arial" officeooo:rsid="0110483c"/>
    </style:style>
    <style:style style:name="T222" style:family="text">
      <style:text-properties style:font-name="Arial" fo:font-size="12pt" fo:font-style="normal" fo:font-weight="normal" style:font-name-asian="Noto Sans CJK SC" style:font-size-asian="13.3000001907349pt" style:font-style-asian="italic" style:font-weight-asian="bold" style:font-name-complex="FreeSans" style:font-size-complex="13.3000001907349pt" style:font-style-complex="italic" style:font-weight-complex="bold"/>
    </style:style>
    <style:style style:name="T223" style:family="text">
      <style:text-properties style:font-name="Arial"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T224" style:family="text">
      <style:text-properties style:font-name="Arial" fo:font-size="12pt" fo:font-style="normal" fo:font-weight="normal" officeooo: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T225" style:family="text">
      <style:text-properties style:font-name="Arial" fo:font-size="12pt" fo:font-style="normal" fo:font-weight="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226"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27"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28"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29" style:family="text">
      <style:text-properties style:font-name="Arial" fo:font-size="12pt" fo:font-style="normal" officeooo:rsid="02056ec6" style:font-size-asian="12pt" style:font-style-asian="normal" style:font-name-complex="FreeSans1" style:font-size-complex="12pt" style:font-style-complex="normal"/>
    </style:style>
    <style:style style:name="T230" style:family="text">
      <style:text-properties style:font-name="Arial" fo:font-size="12pt" fo:font-style="normal" officeooo:rsid="020cbdd8" style:font-size-asian="12pt" style:font-style-asian="normal" style:font-name-complex="FreeSans1" style:font-size-complex="12pt" style:font-style-complex="normal"/>
    </style:style>
    <style:style style:name="T231" style:family="text">
      <style:text-properties style:font-name="Arial" fo:font-size="12pt" fo:font-style="normal" officeooo:rsid="020965e3" style:font-size-asian="12pt" style:font-style-asian="italic" style:font-name-complex="FreeSans1" style:font-size-complex="12pt" style:font-style-complex="italic"/>
    </style:style>
    <style:style style:name="T232" style:family="text">
      <style:text-properties style:font-name="Arial" fo:font-size="12pt" fo:font-style="normal" officeooo:rsid="0215edc4" style:font-size-asian="12pt" style:font-style-asian="italic" style:font-name-complex="FreeSans1" style:font-size-complex="12pt" style:font-style-complex="italic"/>
    </style:style>
    <style:style style:name="T233" style:family="text">
      <style:text-properties style:font-name="Arial" fo:font-size="12pt" fo:font-style="normal" officeooo:rsid="021958ea" style:font-size-asian="12pt" style:font-style-asian="italic" style:font-name-complex="FreeSans1" style:font-size-complex="12pt" style:font-style-complex="italic"/>
    </style:style>
    <style:style style:name="T234" style:family="text">
      <style:text-properties style:font-name="Arial" fo:font-size="12pt" fo:font-style="normal" officeooo:rsid="021ae275" style:font-size-asian="12pt" style:font-style-asian="italic" style:font-name-complex="FreeSans1" style:font-size-complex="12pt" style:font-style-complex="italic"/>
    </style:style>
    <style:style style:name="T235" style:family="text">
      <style:text-properties style:font-name="Arial" fo:font-size="12pt" fo:font-style="normal" officeooo:rsid="021d8a16" style:font-size-asian="12pt" style:font-style-asian="italic" style:font-name-complex="FreeSans1" style:font-size-complex="12pt" style:font-style-complex="italic"/>
    </style:style>
    <style:style style:name="T236" style:family="text">
      <style:text-properties style:font-name="Arial" officeooo:rsid="012652e5"/>
    </style:style>
    <style:style style:name="T237" style:family="text">
      <style:text-properties style:font-name="Arial" officeooo:rsid="0127ff5b"/>
    </style:style>
    <style:style style:name="T238" style:family="text">
      <style:text-properties style:font-name="Arial" officeooo:rsid="012d63c7"/>
    </style:style>
    <style:style style:name="T239" style:family="text">
      <style:text-properties style:font-name="Arial" officeooo:rsid="01611ce6"/>
    </style:style>
    <style:style style:name="T240" style:family="text">
      <style:text-properties style:font-name="Arial" officeooo:rsid="016af232"/>
    </style:style>
    <style:style style:name="T241" style:family="text">
      <style:text-properties style:font-name="Arial" officeooo:rsid="00105d47"/>
    </style:style>
    <style:style style:name="T242" style:family="text">
      <style:text-properties style:font-name="Arial" officeooo:rsid="01a0311e"/>
    </style:style>
    <style:style style:name="T243" style:family="text">
      <style:text-properties style:font-name="Arial" officeooo:rsid="01b59ba1"/>
    </style:style>
    <style:style style:name="T244" style:family="text">
      <style:text-properties style:font-name="Arial" officeooo:rsid="01bc90d1"/>
    </style:style>
    <style:style style:name="T245" style:family="text">
      <style:text-properties style:font-name="Arial" officeooo:rsid="01be4942"/>
    </style:style>
    <style:style style:name="T246" style:family="text">
      <style:text-properties style:font-name="Arial" officeooo:rsid="01c2f11f"/>
    </style:style>
    <style:style style:name="T247" style:family="text">
      <style:text-properties style:font-name="Arial" officeooo:rsid="01c49ab2"/>
    </style:style>
    <style:style style:name="T248" style:family="text">
      <style:text-properties style:font-name="Arial" officeooo:rsid="0203160f"/>
    </style:style>
    <style:style style:name="T249" style:family="text">
      <style:text-properties style:font-name="Arial" officeooo:rsid="0205b6f0"/>
    </style:style>
    <style:style style:name="T250" style:family="text">
      <style:text-properties style:font-name="Arial" officeooo:rsid="02065868"/>
    </style:style>
    <style:style style:name="T251" style:family="text">
      <style:text-properties style:font-name="Arial" officeooo:rsid="02084591"/>
    </style:style>
    <style:style style:name="T252" style:family="text">
      <style:text-properties style:font-name="Arial" officeooo:rsid="020b2b88"/>
    </style:style>
    <style:style style:name="T253" style:family="text">
      <style:text-properties style:font-name="Arial" officeooo:rsid="020b7ddc"/>
    </style:style>
    <style:style style:name="T254" style:family="text">
      <style:text-properties style:font-name="Arial" officeooo:rsid="020cbdd8"/>
    </style:style>
    <style:style style:name="T255" style:family="text">
      <style:text-properties style:font-name="Arial" officeooo:rsid="020fad2d"/>
    </style:style>
    <style:style style:name="T256" style:family="text">
      <style:text-properties style:font-name="Arial" officeooo:rsid="0212e8a2"/>
    </style:style>
    <style:style style:name="T257" style:family="text">
      <style:text-properties fo:font-weight="bold" style:font-weight-asian="bold"/>
    </style:style>
    <style:style style:name="T258" style:family="text">
      <style:text-properties fo:font-weight="bold" style:font-weight-asian="bold" style:font-weight-complex="bold"/>
    </style:style>
    <style:style style:name="T259" style:family="text">
      <style:text-properties fo:font-weight="bold" officeooo:rsid="00480fdb" style:font-weight-asian="bold" style:font-weight-complex="bold"/>
    </style:style>
    <style:style style:name="T260" style:family="text">
      <style:text-properties fo:font-weight="bold" officeooo:rsid="01319734" style:font-weight-asian="bold" style:font-weight-complex="bold"/>
    </style:style>
    <style:style style:name="T261" style:family="text">
      <style:text-properties fo:font-weight="bold" officeooo:rsid="0132e7cd" style:font-weight-asian="bold" style:font-weight-complex="bold"/>
    </style:style>
    <style:style style:name="T262" style:family="text">
      <style:text-properties fo:font-weight="bold" officeooo:rsid="0136808f" style:font-weight-asian="bold" style:font-weight-complex="bold"/>
    </style:style>
    <style:style style:name="T263" style:family="text">
      <style:text-properties fo:background-color="transparent" loext:char-shading-value="0"/>
    </style:style>
    <style:style style:name="T264" style:family="text">
      <style:text-properties officeooo:rsid="0045da3b" fo:background-color="transparent" loext:char-shading-value="0"/>
    </style:style>
    <style:style style:name="T265" style:family="text">
      <style:text-properties officeooo:rsid="003e70ca" fo:background-color="transparent" loext:char-shading-value="0"/>
    </style:style>
    <style:style style:name="T266" style:family="text">
      <style:text-properties officeooo:rsid="005c9c33" fo:background-color="transparent" loext:char-shading-value="0"/>
    </style:style>
    <style:style style:name="T267" style:family="text">
      <style:text-properties officeooo:rsid="00a84097" fo:background-color="transparent" loext:char-shading-value="0"/>
    </style:style>
    <style:style style:name="T268" style:family="text">
      <style:text-properties officeooo:rsid="00b58fbe" fo:background-color="transparent" loext:char-shading-value="0"/>
    </style:style>
    <style:style style:name="T269" style:family="text">
      <style:text-properties officeooo:rsid="00be7450" fo:background-color="transparent" loext:char-shading-value="0"/>
    </style:style>
    <style:style style:name="T270" style:family="text">
      <style:text-properties officeooo:rsid="00c1b2cd" fo:background-color="transparent" loext:char-shading-value="0"/>
    </style:style>
    <style:style style:name="T271" style:family="text">
      <style:text-properties officeooo:rsid="00c4cddf" fo:background-color="transparent" loext:char-shading-value="0"/>
    </style:style>
    <style:style style:name="T272" style:family="text">
      <style:text-properties officeooo:rsid="00c4d6d7" fo:background-color="transparent" loext:char-shading-value="0"/>
    </style:style>
    <style:style style:name="T273" style:family="text">
      <style:text-properties officeooo:rsid="0045c04b"/>
    </style:style>
    <style:style style:name="T274" style:family="text">
      <style:text-properties fo:font-variant="normal" fo:text-transform="none" style:text-position="0% 100%" fo:font-style="normal" style:text-underline-style="none" fo:font-weight="normal"/>
    </style:style>
    <style:style style:name="T275" style:family="text">
      <style:text-properties fo:font-variant="normal" fo:text-transform="none" fo:color="#000000" loext:opacity="100%" style:font-name="Arial" fo:font-size="12pt" fo:letter-spacing="normal" fo:font-style="normal" fo:font-weight="normal" officeooo:rsid="00681b00"/>
    </style:style>
    <style:style style:name="T276" style:family="text">
      <style:text-properties fo:font-variant="normal" fo:text-transform="none" fo:color="#000000" loext:opacity="100%" style:font-name="Arial" fo:font-size="12pt" fo:letter-spacing="normal" fo:font-style="normal" fo:font-weight="normal" officeooo:rsid="006dbf90"/>
    </style:style>
    <style:style style:name="T277" style:family="text">
      <style:text-properties officeooo:rsid="004d2f5a"/>
    </style:style>
    <style:style style:name="T278" style:family="text">
      <style:text-properties officeooo:rsid="005668dd"/>
    </style:style>
    <style:style style:name="T279" style:family="text">
      <style:text-properties officeooo:rsid="003e70ca"/>
    </style:style>
    <style:style style:name="T280" style:family="text">
      <style:text-properties officeooo:rsid="005dd3e2"/>
    </style:style>
    <style:style style:name="T281" style:family="text">
      <style:text-properties officeooo:rsid="0062633a"/>
    </style:style>
    <style:style style:name="T282" style:family="text">
      <style:text-properties officeooo:rsid="0065f8d2"/>
    </style:style>
    <style:style style:name="T283" style:family="text">
      <style:text-properties officeooo:rsid="0069f9dd"/>
    </style:style>
    <style:style style:name="T284" style:family="text">
      <style:text-properties officeooo:rsid="006b0f0a"/>
    </style:style>
    <style:style style:name="T285" style:family="text">
      <style:text-properties officeooo:rsid="006be809"/>
    </style:style>
    <style:style style:name="T286" style:family="text">
      <style:text-properties officeooo:rsid="006bf715"/>
    </style:style>
    <style:style style:name="T287" style:family="text">
      <style:text-properties officeooo:rsid="006db220"/>
    </style:style>
    <style:style style:name="T288" style:family="text">
      <style:text-properties officeooo:rsid="006ecfc2"/>
    </style:style>
    <style:style style:name="T289" style:family="text">
      <style:text-properties officeooo:rsid="006f66bf"/>
    </style:style>
    <style:style style:name="T290"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291" style:family="text">
      <style:text-properties style:font-name="Arial1" fo:font-size="12pt" fo:font-weight="bold" officeooo:rsid="00ea7ab2" style:font-name-asian="Noto Sans CJK SC" style:font-size-asian="14.1000003814697pt" style:font-weight-asian="bold" style:font-name-complex="FreeSans" style:font-size-complex="14.1000003814697pt" style:font-weight-complex="bold"/>
    </style:style>
    <style:style style:name="T292" style:family="text">
      <style:text-properties style:font-name="Arial1" fo:font-size="12pt" fo:font-weight="bold" officeooo:rsid="00f19886" style:font-name-asian="Noto Sans CJK SC" style:font-size-asian="14.1000003814697pt" style:font-weight-asian="bold" style:font-name-complex="FreeSans" style:font-size-complex="14.1000003814697pt" style:font-weight-complex="bold"/>
    </style:style>
    <style:style style:name="T293" style:family="text">
      <style:text-properties style:font-name="Arial1"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294" style:family="text">
      <style:text-properties style:font-name="Arial1"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295" style:family="text">
      <style:text-properties style:font-name="Arial1"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296" style:family="text">
      <style:text-properties style:font-name="Arial1"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297" style:family="text">
      <style:text-properties style:font-name="Arial1"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298" style:family="text">
      <style:text-properties style:font-name="Arial1"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299" style:family="text">
      <style:text-properties style:font-name="Arial1"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00" style:family="text">
      <style:text-properties style:font-name="Arial1"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01" style:family="text">
      <style:text-properties style:font-name="Arial1"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2" style:family="text">
      <style:text-properties style:font-name="Arial1"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3" style:family="text">
      <style:text-properties style:font-name="Arial1"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4" style:family="text">
      <style:text-properties style:font-name="Arial1"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5" style:family="text">
      <style:text-properties style:font-name="Arial1"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6" style:family="text">
      <style:text-properties style:font-name="Arial1"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7" style:family="text">
      <style:text-properties style:font-name="Arial1"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8" style:family="text">
      <style:text-properties style:font-name="Arial1"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9" style:family="text">
      <style:text-properties style:font-name="Arial1"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0" style:family="text">
      <style:text-properties style:font-name="Arial1"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1" style:family="text">
      <style:text-properties style:font-name="Arial1"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2" style:family="text">
      <style:text-properties style:font-name="Arial1"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3" style:family="text">
      <style:text-properties style:font-name="Arial1" fo:font-style="normal" fo:font-weight="normal" style:font-name-asian="Noto Sans CJK SC" style:font-style-asian="normal" style:font-weight-asian="normal" style:font-name-complex="FreeSans" style:font-style-complex="normal" style:font-weight-complex="normal"/>
    </style:style>
    <style:style style:name="T314" style:family="text">
      <style:text-properties style:font-name="Arial1" fo:font-style="normal" fo:font-weight="normal" officeooo:rsid="00ebfc2d" style:font-name-asian="Noto Sans CJK SC" style:font-style-asian="normal" style:font-weight-asian="normal" style:font-name-complex="FreeSans" style:font-style-complex="normal" style:font-weight-complex="normal"/>
    </style:style>
    <style:style style:name="T315" style:family="text">
      <style:text-properties style:font-name="Arial1" fo:font-style="normal" fo:font-weight="normal" officeooo:rsid="00f72511" style:font-name-asian="Noto Sans CJK SC" style:font-style-asian="normal" style:font-weight-asian="normal" style:font-name-complex="FreeSans" style:font-style-complex="normal" style:font-weight-complex="normal"/>
    </style:style>
    <style:style style:name="T316" style:family="text">
      <style:text-properties officeooo:rsid="00708d03"/>
    </style:style>
    <style:style style:name="T317" style:family="text">
      <style:text-properties officeooo:rsid="007157fe"/>
    </style:style>
    <style:style style:name="T318" style:family="text">
      <style:text-properties officeooo:rsid="007353eb"/>
    </style:style>
    <style:style style:name="T319" style:family="text">
      <style:text-properties officeooo:rsid="0073be50"/>
    </style:style>
    <style:style style:name="T320" style:family="text">
      <style:text-properties officeooo:rsid="007879a9"/>
    </style:style>
    <style:style style:name="T321" style:family="text">
      <style:text-properties officeooo:rsid="007a7323"/>
    </style:style>
    <style:style style:name="T322" style:family="text">
      <style:text-properties officeooo:rsid="007f168e"/>
    </style:style>
    <style:style style:name="T323" style:family="text">
      <style:text-properties officeooo:rsid="0085bed7"/>
    </style:style>
    <style:style style:name="T324" style:family="text">
      <style:text-properties officeooo:rsid="00862e82"/>
    </style:style>
    <style:style style:name="T325" style:family="text">
      <style:text-properties officeooo:rsid="008adb4e"/>
    </style:style>
    <style:style style:name="T326" style:family="text">
      <style:text-properties officeooo:rsid="008e4743"/>
    </style:style>
    <style:style style:name="T327" style:family="text">
      <style:text-properties officeooo:rsid="008f4bf3"/>
    </style:style>
    <style:style style:name="T328" style:family="text">
      <style:text-properties officeooo:rsid="0090138b"/>
    </style:style>
    <style:style style:name="T329" style:family="text">
      <style:text-properties officeooo:rsid="00914ecf"/>
    </style:style>
    <style:style style:name="T330" style:family="text">
      <style:text-properties officeooo:rsid="00943aaf"/>
    </style:style>
    <style:style style:name="T331" style:family="text">
      <style:text-properties officeooo:rsid="00949b44"/>
    </style:style>
    <style:style style:name="T332" style:family="text">
      <style:text-properties officeooo:rsid="009e4926"/>
    </style:style>
    <style:style style:name="T333" style:family="text">
      <style:text-properties officeooo:rsid="00a39f53"/>
    </style:style>
    <style:style style:name="T334" style:family="text">
      <style:text-properties officeooo:rsid="00a3fddc"/>
    </style:style>
    <style:style style:name="T335" style:family="text">
      <style:text-properties officeooo:rsid="00abf388"/>
    </style:style>
    <style:style style:name="T336" style:family="text">
      <style:text-properties officeooo:rsid="00abfc08"/>
    </style:style>
    <style:style style:name="T337" style:family="text">
      <style:text-properties officeooo:rsid="00af55b2"/>
    </style:style>
    <style:style style:name="T338" style:family="text">
      <style:text-properties officeooo:rsid="00b0c7c0"/>
    </style:style>
    <style:style style:name="T339" style:family="text">
      <style:text-properties officeooo:rsid="00b0d05b"/>
    </style:style>
    <style:style style:name="T340" style:family="text">
      <style:text-properties officeooo:rsid="00b1f024"/>
    </style:style>
    <style:style style:name="T341" style:family="text">
      <style:text-properties officeooo:rsid="00c06d26"/>
    </style:style>
    <style:style style:name="T342" style:family="text">
      <style:text-properties officeooo:rsid="00cf6306"/>
    </style:style>
    <style:style style:name="T343" style:family="text">
      <style:text-properties officeooo:rsid="00d16020"/>
    </style:style>
    <style:style style:name="T344" style:family="text">
      <style:text-properties officeooo:rsid="00d2c8e0"/>
    </style:style>
    <style:style style:name="T345" style:family="text">
      <style:text-properties officeooo:rsid="00d466aa"/>
    </style:style>
    <style:style style:name="T346" style:family="text">
      <style:text-properties officeooo:rsid="00ad07ef"/>
    </style:style>
    <style:style style:name="T347" style:family="text">
      <style:text-properties officeooo:rsid="00d60fe3"/>
    </style:style>
    <style:style style:name="T348" style:family="text">
      <style:text-properties officeooo:rsid="00d6dd6e"/>
    </style:style>
    <style:style style:name="T349" style:family="text">
      <style:text-properties officeooo:rsid="00db5cde"/>
    </style:style>
    <style:style style:name="T350" style:family="text">
      <style:text-properties officeooo:rsid="00df2e67"/>
    </style:style>
    <style:style style:name="T351" style:family="text">
      <style:text-properties officeooo:rsid="00480fdb"/>
    </style:style>
    <style:style style:name="T352" style:family="text">
      <style:text-properties officeooo:rsid="00e92123"/>
    </style:style>
    <style:style style:name="T353" style:family="text">
      <style:text-properties officeooo:rsid="00ea7ab2"/>
    </style:style>
    <style:style style:name="T354" style:family="text">
      <style:text-properties officeooo:rsid="00eaee70"/>
    </style:style>
    <style:style style:name="T355" style:family="text">
      <style:text-properties officeooo:rsid="00f9faf4"/>
    </style:style>
    <style:style style:name="T356" style:family="text">
      <style:text-properties officeooo:rsid="00faee61"/>
    </style:style>
    <style:style style:name="T357" style:family="text">
      <style:text-properties officeooo:rsid="00fcb6e6"/>
    </style:style>
    <style:style style:name="T358" style:family="text">
      <style:text-properties officeooo:rsid="00fe1d5e"/>
    </style:style>
    <style:style style:name="T359" style:family="text">
      <style:text-properties officeooo:rsid="00ffd1e7"/>
    </style:style>
    <style:style style:name="T360" style:family="text">
      <style:text-properties officeooo:rsid="0103be59"/>
    </style:style>
    <style:style style:name="T361" style:family="text">
      <style:text-properties officeooo:rsid="0104a31b"/>
    </style:style>
    <style:style style:name="T362" style:family="text">
      <style:text-properties officeooo:rsid="010732c1"/>
    </style:style>
    <style:style style:name="T363" style:family="text">
      <style:text-properties officeooo:rsid="010a1c36"/>
    </style:style>
    <style:style style:name="T364" style:family="text">
      <style:text-properties officeooo:rsid="010f1d74"/>
    </style:style>
    <style:style style:name="T365" style:family="text">
      <style:text-properties officeooo:rsid="010f1f86"/>
    </style:style>
    <style:style style:name="T366" style:family="text">
      <style:text-properties officeooo:rsid="01133fdc"/>
    </style:style>
    <style:style style:name="T367" style:family="text">
      <style:text-properties officeooo:rsid="0114647f"/>
    </style:style>
    <style:style style:name="T368" style:family="text">
      <style:text-properties officeooo:rsid="0125bcb0"/>
    </style:style>
    <style:style style:name="T369" style:family="text">
      <style:text-properties officeooo:rsid="012652e5"/>
    </style:style>
    <style:style style:name="T370" style:family="text">
      <style:text-properties fo:font-weight="normal" style:font-weight-asian="normal" style:font-weight-complex="normal"/>
    </style:style>
    <style:style style:name="T371" style:family="text">
      <style:text-properties fo:font-weight="normal" officeooo:rsid="012652e5" style:font-weight-asian="normal" style:font-weight-complex="normal"/>
    </style:style>
    <style:style style:name="T372" style:family="text">
      <style:text-properties fo:font-weight="normal" officeooo:rsid="01319734" style:font-weight-asian="normal" style:font-weight-complex="normal"/>
    </style:style>
    <style:style style:name="T373" style:family="text">
      <style:text-properties fo:font-weight="normal" officeooo:rsid="0132b92b" style:font-weight-asian="normal" style:font-weight-complex="normal"/>
    </style:style>
    <style:style style:name="T374" style:family="text">
      <style:text-properties fo:font-weight="normal" officeooo:rsid="0132e7cd" style:font-weight-asian="normal" style:font-weight-complex="normal"/>
    </style:style>
    <style:style style:name="T375" style:family="text">
      <style:text-properties fo:font-weight="normal" officeooo:rsid="01333689" style:font-weight-asian="normal" style:font-weight-complex="normal"/>
    </style:style>
    <style:style style:name="T376" style:family="text">
      <style:text-properties fo:font-weight="normal" officeooo:rsid="01348f30" style:font-weight-asian="normal" style:font-weight-complex="normal"/>
    </style:style>
    <style:style style:name="T377" style:family="text">
      <style:text-properties fo:font-weight="normal" officeooo:rsid="0136808f" style:font-weight-asian="normal" style:font-weight-complex="normal"/>
    </style:style>
    <style:style style:name="T378" style:family="text">
      <style:text-properties fo:font-weight="normal" officeooo:rsid="0137d906" style:font-weight-asian="normal" style:font-weight-complex="normal"/>
    </style:style>
    <style:style style:name="T379" style:family="text">
      <style:text-properties fo:font-weight="normal" officeooo:rsid="0139a325" style:font-weight-asian="normal" style:font-weight-complex="normal"/>
    </style:style>
    <style:style style:name="T380" style:family="text">
      <style:text-properties fo:font-weight="normal" officeooo:rsid="013c6628" style:font-weight-asian="normal" style:font-weight-complex="normal"/>
    </style:style>
    <style:style style:name="T381" style:family="text">
      <style:text-properties fo:font-weight="normal" officeooo:rsid="0140214d" style:font-weight-asian="normal" style:font-weight-complex="normal"/>
    </style:style>
    <style:style style:name="T382" style:family="text">
      <style:text-properties fo:font-weight="normal" officeooo:rsid="01439915" style:font-weight-asian="normal" style:font-weight-complex="normal"/>
    </style:style>
    <style:style style:name="T383" style:family="text">
      <style:text-properties fo:font-weight="normal" officeooo:rsid="015a50b3" style:font-weight-asian="normal" style:font-weight-complex="normal"/>
    </style:style>
    <style:style style:name="T384" style:family="text">
      <style:text-properties fo:font-weight="normal" officeooo:rsid="015b150d" style:font-weight-asian="normal" style:font-weight-complex="normal"/>
    </style:style>
    <style:style style:name="T385" style:family="text">
      <style:text-properties fo:font-weight="normal" officeooo:rsid="015f822a" style:font-weight-asian="normal" style:font-weight-complex="normal"/>
    </style:style>
    <style:style style:name="T386" style:family="text">
      <style:text-properties fo:font-weight="normal" officeooo:rsid="01633437" style:font-weight-asian="normal" style:font-weight-complex="normal"/>
    </style:style>
    <style:style style:name="T387" style:family="text">
      <style:text-properties fo:font-weight="normal" officeooo:rsid="01c59b6e" style:font-weight-asian="normal" style:font-weight-complex="normal"/>
    </style:style>
    <style:style style:name="T388" style:family="text">
      <style:text-properties fo:font-weight="normal" officeooo:rsid="01c74a6c" style:font-weight-asian="normal" style:font-weight-complex="normal"/>
    </style:style>
    <style:style style:name="T389" style:family="text">
      <style:text-properties fo:font-weight="normal" officeooo:rsid="01d32c29" style:font-weight-asian="normal" style:font-weight-complex="normal"/>
    </style:style>
    <style:style style:name="T390" style:family="text">
      <style:text-properties fo:font-weight="normal" officeooo:rsid="021a061d" style:font-weight-asian="normal" style:font-weight-complex="normal"/>
    </style:style>
    <style:style style:name="T391" style:family="text">
      <style:text-properties fo:font-weight="normal" officeooo:rsid="0221eb68" style:font-weight-asian="normal" style:font-weight-complex="normal"/>
    </style:style>
    <style:style style:name="T392" style:family="text">
      <style:text-properties fo:font-weight="normal" officeooo:rsid="021a061d" fo:background-color="transparent" loext:char-shading-value="0" style:font-weight-asian="normal" style:font-weight-complex="normal"/>
    </style:style>
    <style:style style:name="T393" style:family="text">
      <style:text-properties fo:font-weight="normal" officeooo:rsid="012652e5" fo:background-color="transparent" loext:char-shading-value="0" style:font-weight-asian="normal" style:font-weight-complex="normal"/>
    </style:style>
    <style:style style:name="T394" style:family="text">
      <style:text-properties fo:font-weight="normal" officeooo:rsid="0126a4e4" fo:background-color="transparent" loext:char-shading-value="0" style:font-weight-asian="normal" style:font-weight-complex="normal"/>
    </style:style>
    <style:style style:name="T395" style:family="text">
      <style:text-properties fo:font-weight="normal" officeooo:rsid="021d8a16" fo:background-color="transparent" loext:char-shading-value="0" style:font-weight-asian="normal" style:font-weight-complex="normal"/>
    </style:style>
    <style:style style:name="T396" style:family="text">
      <style:text-properties officeooo:rsid="0126c80a"/>
    </style:style>
    <style:style style:name="T397" style:family="text">
      <style:text-properties officeooo:rsid="0127506c"/>
    </style:style>
    <style:style style:name="T398" style:family="text">
      <style:text-properties officeooo:rsid="0127ff5b"/>
    </style:style>
    <style:style style:name="T399" style:family="text">
      <style:text-properties officeooo:rsid="012c6531"/>
    </style:style>
    <style:style style:name="T400" style:family="text">
      <style:text-properties officeooo:rsid="012d63c7"/>
    </style:style>
    <style:style style:name="T401" style:family="text">
      <style:text-properties officeooo:rsid="01319734"/>
    </style:style>
    <style:style style:name="T402" style:family="text">
      <style:text-properties officeooo:rsid="015f822a"/>
    </style:style>
    <style:style style:name="T403" style:family="text">
      <style:text-properties officeooo:rsid="01611ce6"/>
    </style:style>
    <style:style style:name="T404" style:family="text">
      <style:text-properties style:text-line-through-style="none" style:text-line-through-type="none" fo:font-weight="normal" style:font-weight-asian="normal" style:font-weight-complex="normal"/>
    </style:style>
    <style:style style:name="T405" style:family="text">
      <style:text-properties officeooo:rsid="016af232"/>
    </style:style>
    <style:style style:name="T406" style:family="text">
      <style:text-properties officeooo:rsid="016c0325"/>
    </style:style>
    <style:style style:name="T407" style:family="text">
      <style:text-properties officeooo:rsid="016ef32c"/>
    </style:style>
    <style:style style:name="T408" style:family="text">
      <style:text-properties officeooo:rsid="016f2ebd"/>
    </style:style>
    <style:style style:name="T409" style:family="text">
      <style:text-properties officeooo:rsid="0170feff"/>
    </style:style>
    <style:style style:name="T410" style:family="text">
      <style:text-properties officeooo:rsid="01906c3f"/>
    </style:style>
    <style:style style:name="T411" style:family="text">
      <style:text-properties officeooo:rsid="019ca2be"/>
    </style:style>
    <style:style style:name="T412" style:family="text">
      <style:text-properties officeooo:rsid="01b1f4a5"/>
    </style:style>
    <style:style style:name="T413" style:family="text">
      <style:text-properties officeooo:rsid="01b39c8a"/>
    </style:style>
    <style:style style:name="T414" style:family="text">
      <style:text-properties officeooo:rsid="01b59ba1"/>
    </style:style>
    <style:style style:name="T415" style:family="text">
      <style:text-properties officeooo:rsid="01b98395"/>
    </style:style>
    <style:style style:name="T416" style:family="text">
      <style:text-properties officeooo:rsid="01c19365"/>
    </style:style>
    <style:style style:name="T417" style:family="text">
      <style:text-properties officeooo:rsid="01c2f11f"/>
    </style:style>
    <style:style style:name="T418" style:family="text">
      <style:text-properties officeooo:rsid="01c49ab2"/>
    </style:style>
    <style:style style:name="T419"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weight-complex="normal" style:text-emphasize="none"/>
    </style:style>
    <style:style style:name="T420" style:family="text">
      <style:text-properties officeooo:rsid="0015b688"/>
    </style:style>
    <style:style style:name="T421" style:family="text">
      <style:text-properties officeooo:rsid="001d999a"/>
    </style:style>
    <style:style style:name="T422" style:family="text">
      <style:text-properties officeooo:rsid="01e5e8b0"/>
    </style:style>
    <style:style style:name="T423" style:family="text">
      <style:text-properties officeooo:rsid="01ed4e0d"/>
    </style:style>
    <style:style style:name="T424" style:family="text">
      <style:text-properties officeooo:rsid="01f30c64"/>
    </style:style>
    <style:style style:name="T425" style:family="text">
      <style:text-properties officeooo:rsid="01f61766"/>
    </style:style>
    <style:style style:name="T426" style:family="text">
      <style:text-properties officeooo:rsid="0203160f"/>
    </style:style>
    <style:style style:name="T427" style:family="text">
      <style:text-properties officeooo:rsid="0205b6f0"/>
    </style:style>
    <style:style style:name="T428" style:family="text">
      <style:text-properties officeooo:rsid="02065868"/>
    </style:style>
    <style:style style:name="T429" style:family="text">
      <style:text-properties officeooo:rsid="02084591"/>
    </style:style>
    <style:style style:name="T430" style:family="text">
      <style:text-properties officeooo:rsid="020965e3"/>
    </style:style>
    <style:style style:name="T431" style:family="text">
      <style:text-properties officeooo:rsid="020b7ddc"/>
    </style:style>
    <style:style style:name="T432" style:family="text">
      <style:text-properties officeooo:rsid="020cbdd8"/>
    </style:style>
    <style:style style:name="T433" style:family="text">
      <style:text-properties officeooo:rsid="0217250f"/>
    </style:style>
    <style:style style:name="T434" style:family="text">
      <style:text-properties officeooo:rsid="021d8a16"/>
    </style:style>
    <style:style style:name="T435" style:family="text">
      <style:text-properties officeooo:rsid="021f772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423">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423">1</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125"><text:a xlink:type="simple" xlink:href="#__RefHeading___Toc6483_975677452" text:style-name="Index_20_Link" text:visited-style-name="Index_20_Link"><text:s/>1 Introdução<text:tab/>5</text:a></text:p>
          <text:p text:style-name="P126"><text:a xlink:type="simple" xlink:href="#__RefHeading___Toc6485_975677452" text:style-name="Index_20_Link" text:visited-style-name="Index_20_Link"><text:s/>1.1 Tema<text:tab/>7</text:a></text:p>
          <text:p text:style-name="P126"><text:a xlink:type="simple" xlink:href="#__RefHeading___Toc6487_975677452" text:style-name="Index_20_Link" text:visited-style-name="Index_20_Link"><text:s/>1.2 Problema social<text:tab/>7</text:a></text:p>
          <text:p text:style-name="P126"><text:a xlink:type="simple" xlink:href="#__RefHeading___Toc6489_975677452" text:style-name="Index_20_Link" text:visited-style-name="Index_20_Link"><text:s/>1.3 Problema científico<text:tab/>8</text:a></text:p>
          <text:p text:style-name="P126"><text:a xlink:type="simple" xlink:href="#__RefHeading___Toc6491_975677452" text:style-name="Index_20_Link" text:visited-style-name="Index_20_Link"><text:s/>1.4 Hipótese<text:tab/>8</text:a></text:p>
          <text:p text:style-name="P126"><text:a xlink:type="simple" xlink:href="#__RefHeading___Toc6493_975677452" text:style-name="Index_20_Link" text:visited-style-name="Index_20_Link"><text:s/>1.5 Variável independente<text:tab/>8</text:a></text:p>
          <text:p text:style-name="P126"><text:a xlink:type="simple" xlink:href="#__RefHeading___Toc6495_975677452" text:style-name="Index_20_Link" text:visited-style-name="Index_20_Link"><text:s/>1.6 Variável dependente<text:tab/>8</text:a></text:p>
          <text:p text:style-name="P126"><text:a xlink:type="simple" xlink:href="#__RefHeading___Toc6497_975677452" text:style-name="Index_20_Link" text:visited-style-name="Index_20_Link"><text:s/>1.7 Objetivo geral<text:tab/>8</text:a></text:p>
          <text:p text:style-name="P127"><text:a xlink:type="simple" xlink:href="#__RefHeading___Toc6499_975677452" text:style-name="Index_20_Link" text:visited-style-name="Index_20_Link">1.7.1 Objetivos específicos<text:tab/>9</text:a></text:p>
          <text:p text:style-name="P126"><text:a xlink:type="simple" xlink:href="#__RefHeading___Toc11873_1058660758" text:style-name="Index_20_Link" text:visited-style-name="Index_20_Link"><text:s/>1.8 Justificativa e relevância<text:tab/>9</text:a></text:p>
          <text:p text:style-name="P126"><text:a xlink:type="simple" xlink:href="#__RefHeading___Toc6503_975677452" text:style-name="Index_20_Link" text:visited-style-name="Index_20_Link"><text:s/>1.9 Delimitação de estudo<text:tab/>10</text:a></text:p>
          <text:p text:style-name="P126"><text:a xlink:type="simple" xlink:href="#__RefHeading___Toc6505_975677452" text:style-name="Index_20_Link" text:visited-style-name="Index_20_Link"><text:s/>1.10 Novidade científica<text:tab/>10</text:a></text:p>
          <text:p text:style-name="P125"><text:a xlink:type="simple" xlink:href="#__RefHeading___Toc6507_975677452" text:style-name="Index_20_Link" text:visited-style-name="Index_20_Link"><text:s/>2 Referencial teórico<text:tab/>11</text:a></text:p>
          <text:p text:style-name="P126"><text:a xlink:type="simple" xlink:href="#__RefHeading___Toc6509_975677452" text:style-name="Index_20_Link" text:visited-style-name="Index_20_Link"><text:s/>2.1 O Estudo nas Escolas de Negócios<text:tab/>11</text:a></text:p>
          <text:p text:style-name="P126"><text:a xlink:type="simple" xlink:href="#__RefHeading___Toc6513_975677452" text:style-name="Index_20_Link" text:visited-style-name="Index_20_Link"><text:s/>2.2 O Conhecimento por Simulação<text:tab/>16</text:a></text:p>
          <text:p text:style-name="P127"><text:a xlink:type="simple" xlink:href="#__RefHeading___Toc11875_1058660758" text:style-name="Index_20_Link" text:visited-style-name="Index_20_Link">2.2.1 O que é simulação<text:tab/>16</text:a></text:p>
          <text:p text:style-name="P127"><text:a xlink:type="simple" xlink:href="#__RefHeading___Toc11877_1058660758" text:style-name="Index_20_Link" text:visited-style-name="Index_20_Link">2.2.2 Simulação no processo de aprendizagem<text:tab/>18</text:a></text:p>
          <text:p text:style-name="P127"><text:a xlink:type="simple" xlink:href="#__RefHeading___Toc11879_1058660758" text:style-name="Index_20_Link" text:visited-style-name="Index_20_Link">2.2.3 Conclusão<text:tab/>20</text:a></text:p>
          <text:p text:style-name="P125"><text:a xlink:type="simple" xlink:href="#__RefHeading___Toc6517_975677452" text:style-name="Index_20_Link" text:visited-style-name="Index_20_Link"><text:s/>3 Diagnóstico<text:tab/>22</text:a></text:p>
          <text:p text:style-name="P125"><text:a xlink:type="simple" xlink:href="#__RefHeading___Toc6527_975677452" text:style-name="Index_20_Link" text:visited-style-name="Index_20_Link"><text:s/>4 Proposta<text:tab/>28</text:a></text:p>
          <text:p text:style-name="P126"><text:a xlink:type="simple" xlink:href="#__RefHeading___Toc6529_975677452" text:style-name="Index_20_Link" text:visited-style-name="Index_20_Link"><text:s/>4.1 E-Conomy Simulator<text:tab/>28</text:a></text:p>
          <text:p text:style-name="P127"><text:a xlink:type="simple" xlink:href="#__RefHeading___Toc1893_2111744176" text:style-name="Index_20_Link" text:visited-style-name="Index_20_Link">4.1.1 Elementos do jogo E-Conomy Simulator<text:tab/>29</text:a></text:p>
          <text:p text:style-name="P128"><text:a xlink:type="simple" xlink:href="#__RefHeading___Toc3515_231720175" text:style-name="Index_20_Link" text:visited-style-name="Index_20_Link">4.1.1.1 Medidas<text:tab/>31</text:a></text:p>
          <text:p text:style-name="P128"><text:a xlink:type="simple" xlink:href="#__RefHeading___Toc1895_2111744176" text:style-name="Index_20_Link" text:visited-style-name="Index_20_Link">4.1.1.2 Timeline<text:tab/>33</text:a></text:p>
          <text:p text:style-name="P128"><text:a xlink:type="simple" xlink:href="#__RefHeading___Toc1897_2111744176" text:style-name="Index_20_Link" text:visited-style-name="Index_20_Link">4.1.1.3 Indicadores econômico do último mês e anuais<text:tab/>34</text:a></text:p>
          <text:p text:style-name="P128"><text:a xlink:type="simple" xlink:href="#__RefHeading___Toc3519_231720175" text:style-name="Index_20_Link" text:visited-style-name="Index_20_Link">4.1.1.4 Indicadores de popularidade<text:tab/>35</text:a></text:p>
          <text:p text:style-name="P128"><text:a xlink:type="simple" xlink:href="#__RefHeading___Toc12169_4091925848" text:style-name="Index_20_Link" text:visited-style-name="Index_20_Link">4.1.1.5 Gráfico </text:a><text:a xlink:type="simple" xlink:href="#__RefHeading___Toc12169_4091925848" text:style-name="Index_20_Link" text:visited-style-name="Index_20_Link">econômico</text:a><text:a xlink:type="simple" xlink:href="#__RefHeading___Toc12169_4091925848" text:style-name="Index_20_Link" text:visited-style-name="Index_20_Link"><text:tab/>35</text:a></text:p>
          <text:p text:style-name="P127"><text:a xlink:type="simple" xlink:href="#__RefHeading___Toc12171_4091925848" text:style-name="Index_20_Link" text:visited-style-name="Index_20_Link">4.1.2 Variáveis e indicadores econômicos<text:tab/>36</text:a></text:p>
          <text:p text:style-name="P128"><text:a xlink:type="simple" xlink:href="#__RefHeading___Toc38525_99846923" text:style-name="Index_20_Link" text:visited-style-name="Index_20_Link">4.1.2.1 Propensão marginal a consumir (PMgC)<text:tab/>38</text:a></text:p>
          <text:p text:style-name="P128"><text:a xlink:type="simple" xlink:href="#__RefHeading___Toc38527_99846923" text:style-name="Index_20_Link" text:visited-style-name="Index_20_Link">4.1.2.2 Taxa base de juros (r)<text:tab/>38</text:a></text:p>
          <text:p text:style-name="P128"><text:a xlink:type="simple" xlink:href="#__RefHeading___Toc38529_99846923" text:style-name="Index_20_Link" text:visited-style-name="Index_20_Link">4.1.2.3 Transferências (TA) e transferências base (TAB)<text:tab/>38</text:a></text:p>
          <text:p text:style-name="P128"><text:a xlink:type="simple" xlink:href="#__RefHeading___Toc38531_99846923" text:style-name="Index_20_Link" text:visited-style-name="Index_20_Link">4.1.2.4 Eficácia marginal do capital (EFgK)<text:tab/>38</text:a></text:p>
          <text:p text:style-name="P128"><text:soft-page-break/><text:a xlink:type="simple" xlink:href="#__RefHeading___Toc38533_99846923" text:style-name="Index_20_Link" text:visited-style-name="Index_20_Link">4.1.2.5 Investimento em títulos (IT)<text:tab/>38</text:a></text:p>
          <text:p text:style-name="P128"><text:a xlink:type="simple" xlink:href="#__RefHeading___Toc38535_99846923" text:style-name="Index_20_Link" text:visited-style-name="Index_20_Link">4.1.2.6 Investimento potencial (IP), realizado (IL) e realizado base (ILB)<text:tab/>39</text:a></text:p>
          <text:p text:style-name="P128"><text:a xlink:type="simple" xlink:href="#__RefHeading___Toc38537_99846923" text:style-name="Index_20_Link" text:visited-style-name="Index_20_Link">4.1.2.7 Imposto de renda (IR) e imposto de renda base (IRB)<text:tab/>39</text:a></text:p>
          <text:p text:style-name="P128"><text:a xlink:type="simple" xlink:href="#__RefHeading___Toc38539_99846923" text:style-name="Index_20_Link" text:visited-style-name="Index_20_Link">4.1.2.8 Multiplicador keynesiano sem imposto (KSI) e com imposto (KCI)<text:tab/>39</text:a></text:p>
          <text:p text:style-name="P128"><text:a xlink:type="simple" xlink:href="#__RefHeading___Toc38541_99846923" text:style-name="Index_20_Link" text:visited-style-name="Index_20_Link">4.1.2.9 Impostos (I)<text:tab/>39</text:a></text:p>
          <text:p text:style-name="P128"><text:a xlink:type="simple" xlink:href="#__RefHeading___Toc38543_99846923" text:style-name="Index_20_Link" text:visited-style-name="Index_20_Link">4.1.2.10 Gastos governamentais (G)<text:tab/>40</text:a></text:p>
          <text:p text:style-name="P128"><text:a xlink:type="simple" xlink:href="#__RefHeading___Toc38545_99846923" text:style-name="Index_20_Link" text:visited-style-name="Index_20_Link">4.1.2.11 Deficit ou superavit do governo (BS)<text:tab/>40</text:a></text:p>
          <text:p text:style-name="P128"><text:a xlink:type="simple" xlink:href="#__RefHeading___Toc38547_99846923" text:style-name="Index_20_Link" text:visited-style-name="Index_20_Link">4.1.2.12 Títulos devidos pelo governo (TD), Juros da dívida interna (JDI) e Dívida interna total (DIT)<text:tab/>40</text:a></text:p>
          <text:p text:style-name="P128"><text:a xlink:type="simple" xlink:href="#__RefHeading___Toc38549_99846923" text:style-name="Index_20_Link" text:visited-style-name="Index_20_Link">4.1.2.13 Caixa do governo (CG)<text:tab/>40</text:a></text:p>
          <text:p text:style-name="P128"><text:a xlink:type="simple" xlink:href="#__RefHeading___Toc38551_99846923" text:style-name="Index_20_Link" text:visited-style-name="Index_20_Link">4.1.2.14 Consumo (C)<text:tab/>40</text:a></text:p>
          <text:p text:style-name="P128"><text:a xlink:type="simple" xlink:href="#__RefHeading___Toc38553_99846923" text:style-name="Index_20_Link" text:visited-style-name="Index_20_Link">4.1.2.15 Inflação de demanda (IfD)<text:tab/>41</text:a></text:p>
          <text:p text:style-name="P128"><text:a xlink:type="simple" xlink:href="#__RefHeading___Toc38555_99846923" text:style-name="Index_20_Link" text:visited-style-name="Index_20_Link">4.1.2.16 Inflação de custo (IfC)<text:tab/>41</text:a></text:p>
          <text:p text:style-name="P128"><text:a xlink:type="simple" xlink:href="#__RefHeading___Toc38557_99846923" text:style-name="Index_20_Link" text:visited-style-name="Index_20_Link">4.1.2.17 Inflação total (IfT)<text:tab/>41</text:a></text:p>
          <text:p text:style-name="P128"><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41</text:a></text:p>
          <text:p text:style-name="P128"><text:a xlink:type="simple" xlink:href="#__RefHeading___Toc38561_99846923" text:style-name="Index_20_Link" text:visited-style-name="Index_20_Link">4.1.2.19 Produto interno bruto (Y) e produto interno bruto base (YB)<text:tab/>42</text:a></text:p>
          <text:p text:style-name="P128"><text:a xlink:type="simple" xlink:href="#__RefHeading___Toc38563_99846923" text:style-name="Index_20_Link" text:visited-style-name="Index_20_Link">4.1.2.20 Variação do produto interno bruto (YV)<text:tab/>42</text:a></text:p>
          <text:p text:style-name="P128"><text:a xlink:type="simple" xlink:href="#__RefHeading___Toc12195_4091925848" text:style-name="Index_20_Link" text:visited-style-name="Index_20_Link">4.1.2.21 </text:a><text:a xlink:type="simple" xlink:href="#__RefHeading___Toc12195_4091925848" text:style-name="Index_20_Link" text:visited-style-name="Index_20_Link">Renda disponível (YD)</text:a><text:a xlink:type="simple" xlink:href="#__RefHeading___Toc12195_4091925848" text:style-name="Index_20_Link" text:visited-style-name="Index_20_Link"><text:tab/>42</text:a></text:p>
          <text:p text:style-name="P126"><text:a xlink:type="simple" xlink:href="#__RefHeading___Toc6531_975677452" text:style-name="Index_20_Link" text:visited-style-name="Index_20_Link"><text:s/>4.2 Aplicação<text:tab/>43</text:a></text:p>
          <text:p text:style-name="P126"><text:a xlink:type="simple" xlink:href="#__RefHeading___Toc6533_975677452" text:style-name="Index_20_Link" text:visited-style-name="Index_20_Link"><text:s/>4.3 Resultados<text:tab/>43</text:a></text:p>
          <text:p text:style-name="P125"><text:a xlink:type="simple" xlink:href="#__RefHeading___Toc6535_975677452" text:style-name="Index_20_Link" text:visited-style-name="Index_20_Link"><text:s/>5 Conclusão<text:tab/>44</text:a></text:p>
          <text:p text:style-name="P125"><text:a xlink:type="simple" xlink:href="#__RefHeading___Toc6537_975677452" text:style-name="Index_20_Link" text:visited-style-name="Index_20_Link"><text:s/>6 Referências<text:tab/>45</text:a></text:p>
        </text:index-body>
      </text:table-of-content>
      <text:p text:style-name="P7"/>
      <text:h text:style-name="P140"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399">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2">(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35">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43">economia</text:span> nas escolas de negócios estarem fortemente ligadas ao mundo real, é justificada a criação de metodologias de <text:span text:style-name="T43">ensino </text:span>que propõe ao aluno a prática, vivenciando o risco de falhar nas decisões tomadas em um cenário proposto. Isso reforça o aprendizado teórico do aluno.</text:p>
      <text:p text:style-name="P65">As escolas de negócios já utiliza<text:span text:style-name="T399">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274">(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279">Os avanços tecnológicos atuais incentivaram a criação dos jogos empresariais em modelos de simulação computacional, que são atrativos para jovens e adultos devido à popularidade de jogos eletrônicos. Apesar de modelos semelhantes </text:span><text:span text:style-name="T399">a </text:span><text:span text:style-name="T279">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79">(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79">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79">(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79"> fazem uma análise da utilização de simuladores ao longo do tempo, dentre eles citam o trabalho de </text:span><text:span text:style-name="T265">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65">(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79">, que diz ser o </text:span><text:span text:style-name="T9">Top Management Decision Game </text:span><text:span text:style-name="T279">da </text:span><text:span text:style-name="T9">American Management Association</text:span><text:span text:style-name="T279"> o primeiro jogo de empresas. Sendo desenvolvido em 1956, tendo logo em seguida o lançamento de um segundo jogo, </text:span><text:soft-page-break/><text:span text:style-name="T279">chamado de </text:span><text:span text:style-name="T9">Business Management Game</text:span><text:span text:style-name="T279">, criado pela empresa McKinsey &amp; Company. </text:span></text:p>
      <text:p text:style-name="Text_20_body"><text:span text:style-name="T279">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279">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2180250025" text:style-name="L1">
        <text:list-item>
          <text:p text:style-name="P166">NASAGA (North American Simulation and Gaming Association), ISAGA (International Simulation and Gaming Association);</text:p>
        </text:list-item>
        <text:list-item>
          <text:p text:style-name="P166">SAGSET (Society for the Advancement of Games and Simulations in Education and Training); </text:p>
        </text:list-item>
        <text:list-item>
          <text:p text:style-name="P166">ABSEL (Association for Business Simulation and Experiential Learning), JASAG (Japanese Association for Simulation and Gaming); </text:p>
        </text:list-item>
        <text:list-item>
          <text:p text:style-name="P166">SAGSAGA (Swiss, Austrian and German Simulation and Gaming); </text:p>
        </text:list-item>
        <text:list-item>
          <text:p text:style-name="P166">SAGANET (Simulation and Gaming Association); </text:p>
        </text:list-item>
        <text:list-item>
          <text:p text:style-name="P166">SSAGSg (Society of Simulation and Gaming of Singapore); </text:p>
        </text:list-item>
        <text:list-item>
          <text:p text:style-name="P166">ECGBL (European Conference of Games Based Learning); </text:p>
        </text:list-item>
        <text:list-item>
          <text:p text:style-name="P166">INDSAGA (Indian Simulation and Gaming Association); </text:p>
        </text:list-item>
        <text:list-item>
          <text:p text:style-name="P166">ThaiSim (Thai Association for Simulation and Gaming). </text:p>
          <text:p text:style-name="P166"/>
        </text:list-item>
      </text:list>
      <text:p text:style-name="Text_20_body">E seguindo essa tendência, o presente trabalho foi elaborado, <text:span text:style-name="T278">ao utilizar um simulador/jogo para ser disponibilizado para pessoas interessadas a testar o conhecimento adquirido sobre políticas econômicas. </text:span></text:p>
      <text:p text:style-name="P94"/>
      <text:h text:style-name="P141" text:outline-level="2"><text:bookmark-start text:name="__RefHeading___Toc6485_975677452"/>Tema<text:bookmark-end text:name="__RefHeading___Toc6485_975677452"/></text:h>
      <text:p text:style-name="P10">Simuladores no auxílio do processo de aprendizagem sobre políticas econômicas <text:span text:style-name="T399">e seus impactos sobre a sociedade</text:span>.</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399">em</text:span> disciplinas de negócios.</text:p>
      <text:p text:style-name="Text_20_body">A função do <text:span text:style-name="T400">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7">políticas econômic</text:span><text:span text:style-name="T238">a</text:span><text:span text:style-name="T37">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38">c</text:span><text:span text:style-name="T258">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37">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37">de políticas econômicas.</text:span></text:p>
      <text:p text:style-name="P15"/>
      <text:h text:style-name="Heading_20_2" text:outline-level="2"><text:bookmark-start text:name="__RefHeading___Toc6495_975677452"/><text:span text:style-name="T37">V</text:span><text:span text:style-name="T36">ariável </text:span><text:span text:style-name="T41">dependente</text:span><text:bookmark-end text:name="__RefHeading___Toc6495_975677452"/></text:h>
      <text:p text:style-name="P16">Facilitação do processo de aprendizagem sobre políticas econômicas nas disciplinas de negócio.</text:p>
      <text:p text:style-name="P16"/>
      <text:h text:style-name="Heading_20_2" text:outline-level="2"><text:bookmark-start text:name="__RefHeading___Toc6497_975677452"/><text:span text:style-name="T41">O</text:span><text:span text:style-name="T36">bjetivo geral</text:span><text:bookmark-end text:name="__RefHeading___Toc6497_975677452"/></text:h>
      <text:p text:style-name="P14">Facilitar o processo de aprendizagem sobre políticas econômicas nas disciplinas de negócios.</text:p>
      <text:p text:style-name="P14"><text:soft-page-break/></text:p>
      <text:h text:style-name="Heading_20_3" text:outline-level="3"><text:bookmark-start text:name="__RefHeading___Toc6499_975677452"/>Objetivos específicos<text:bookmark-end text:name="__RefHeading___Toc6499_975677452"/></text:h>
      <text:list xml:id="list501238794" text:style-name="L2">
        <text:list-item>
          <text:p text:style-name="P167"><text:span text:style-name="T238">Delimitar o escopo de variáveis a serem modeladas</text:span>;</text:p>
        </text:list-item>
        <text:list-item>
          <text:p text:style-name="P167">Implementar um simulador de políticas econômicas <text:span text:style-name="T400">baseado no modelo IS_LM para uma economia com governo e fechada (sem o resto do mundo)</text:span>;</text:p>
        </text:list-item>
        <text:list-item>
          <text:p text:style-name="P167">Aplicar a solução em um grupo de alunos interessados <text:span text:style-name="T400">utilizando</text:span>;</text:p>
          <text:p text:style-name="P203"/>
        </text:list-item>
      </text:list>
      <text:h text:style-name="Heading_20_2" text:outline-level="2"><text:bookmark-start text:name="__RefHeading___Toc11873_1058660758"/>Justificativa e relevância<text:span text:style-name="T263"> </text:span><text:bookmark-end text:name="__RefHeading___Toc11873_1058660758"/></text:h>
      <text:p text:style-name="Text_20_body"><text:span text:style-name="T263">A proposta desse trabalho é </text:span><text:span text:style-name="T266">o desenvolvimento </text:span><text:span text:style-name="T44">de um jogo/</text:span><text:span text:style-name="T263">simula</text:span><text:span text:style-name="T44">dor</text:span><text:span text:style-name="T263"> </text:span><text:span text:style-name="T44">econômico para o auxílio nas disciplinas de negócios.</text:span><text:span text:style-name="T263"> </text:span><text:span text:style-name="T44">A</text:span><text:span text:style-name="T266"> </text:span><text:span text:style-name="T44">ideia é</text:span><text:span text:style-name="T263"> propor </text:span><text:span text:style-name="T44">uma plataforma para que o aluno coloque em prática o conhecimento adquirido em sala de aula, facilitando assim a assimilação do conhecimento</text:span><text:span text:style-name="T263">.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63">(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63">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2">A necessidade do desenvolvimento de métodos com objetivo de <text:span text:style-name="T240">facilitar</text:span> <text:span text:style-name="T240">a aprendizagem do aluno</text:span> em economia fica evidente quando a ciência econômica <text:span text:style-name="T240">torna-se complexa devido as múltiplas variáveis que mudam simultaneamente.</text:span> Por meio da simplificação de modelos complexos perdem-se detalhes que são importantes <text:span text:style-name="T405">quando colocad</text:span><text:span text:style-name="T406">o</text:span><text:span text:style-name="T405">s em prática, porém é perfeitamente aplicável como modelo de aprendizagem, pois com a simulação computacional é possível ampliar </text:span><text:span text:style-name="T406">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281">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281">(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400">s</text:span> <text:span text:style-name="T42">a políticas econômicas</text:span>, apesar do problema registrado inicialmente ser de âmbito nacional, a proposta aplicada, só corresponderá <text:span text:style-name="T273">aos alunos</text:span> <text:span text:style-name="T4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4">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280">Então a solução proposta neste projeto, pretende abranger toda as variáveis presentes no modelo IS-LM, acrescentando ao </text:span>conceito de Simuladores. <text:span text:style-name="T280">Se tornando assim, uma ferramenta de estudo focado nessa especialidade, utilizando </text:span>cenários fictícios para se obter um melhor proveito do aprendizado das disciplinas de negócios.</text:p>
      <text:h text:style-name="P140" text:outline-level="1"><text:bookmark-start text:name="__RefHeading___Toc6507_975677452"/>Referencial teórico<text:bookmark-end text:name="__RefHeading___Toc6507_975677452"/></text:h>
      <text:p text:style-name="P48"><text:span text:style-name="T286">O</text:span><text:span text:style-name="T350">s</text:span><text:span text:style-name="T286"> </text:span><text:span text:style-name="T154">pontos apresentados</text:span><text:span text:style-name="T286"> </text:span><text:span text:style-name="T350">a</text:span><text:span text:style-name="T154"> seguir discorrem sobre temas relevantes, buscando explicar no que é baseado o presente projeto. Será dividido em 2 tópicos</text:span><text:span text:style-name="T286">: </text:span></text:p>
      <text:list xml:id="list2591550282" text:style-name="L3">
        <text:list-item>
          <text:p text:style-name="P168"><text:span text:style-name="T286">O </text:span><text:span text:style-name="T154">estudo nas escolas de negócios</text:span><text:span text:style-name="T286">; </text:span></text:p>
        </text:list-item>
        <text:list-item>
          <text:p text:style-name="P170">Conhecimento por simulação.</text:p>
          <text:p text:style-name="P170"/>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264">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64">(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64">: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919815337" text:style-name="L4">
        <text:list-item>
          <text:p text:style-name="P175">A Aritmética; </text:p>
        </text:list-item>
        <text:list-item>
          <text:p text:style-name="P175">Os Câmbios, Pesos e Medidas; </text:p>
        </text:list-item>
        <text:list-item>
          <text:p text:style-name="P175">Seguros; </text:p>
        </text:list-item>
        <text:list-item>
          <text:p text:style-name="P176">Método de escrever os Livros, ou partidas dobradas<text:note text:id="ftn2" text:note-class="footnote"><text:note-citation>2</text:note-citation><text:note-body><text:p text:style-name="P124"><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274">(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277">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277">(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5">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274">(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5">A preocupação das empresas com políticas estatais sempre existiu pelo fato de que os recursos alocados na união exercerem um peso significativo para guiar a economia do país. Há uma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274">(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5">Por sua vez, as instituições educacionais do setor público tem se preocupado com as necessidades atuais da gestão pública e privada, <text:span text:style-name="T409">principalmente </text:span><text:soft-page-break/><text:span text:style-name="T409">quando esta se envolve com setores públicos</text:span>, o IFES Campus Colatina, por exemplo, disponibiliza os cursos de pós-graduação Lato Senso em Gestão Pública e Administração Pública, <text:span text:style-name="T407">sendo que um dos focos são estratégias para uma gestão eficiente sob perspectiva de ganho em termos econômicos </text:span><text:span text:style-name="T408">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41">.</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263">.</text:span></text:p>
      <text:h text:style-name="P142" text:outline-level="2"><text:bookmark-start text:name="__RefHeading___Toc6513_975677452"/>O Conhecimento por Simulação<text:bookmark-end text:name="__RefHeading___Toc6513_975677452"/></text:h>
      <text:p text:style-name="P38"><text:span text:style-name="T286">Esse tópico fala sobre o papel da simulação </text:span><text:span text:style-name="T55">no</text:span><text:span text:style-name="T286"> auxílio do processo de </text:span><text:span text:style-name="T55">ensino</text:span><text:span text:style-name="T286">, tema abrangido pelo presente projeto, </text:span><text:span text:style-name="T55">explicando</text:span><text:span text:style-name="T286"> o </text:span><text:span text:style-name="T55">motivo d</text:span><text:span text:style-name="T286">o </text:span><text:span text:style-name="T55">conceito de simuladores se </text:span><text:span text:style-name="T286">encaixar na solução proposta. O tópico </text:span><text:span text:style-name="T55">p</text:span><text:span text:style-name="T286">ossui três seções, sendo elas: </text:span></text:p>
      <text:list xml:id="list224407688915173" text:continue-list="list2591550282" text:style-name="L3">
        <text:list-item>
          <text:p text:style-name="P177">O que é simulação; </text:p>
        </text:list-item>
        <text:list-item>
          <text:p text:style-name="P177">Simulação no processo de aprendizagem;</text:p>
        </text:list-item>
        <text:list-item>
          <text:p text:style-name="P169"><text:span text:style-name="T55">C</text:span><text:span text:style-name="T286">onclusão.</text:span></text:p>
        </text:list-item>
      </text:list>
      <text:p text:style-name="P37"/>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39"><text:span text:style-name="T283">A necessidade d</text:span><text:span text:style-name="T317">e se utilizar a prática de </text:span><text:span text:style-name="T283">simulação é antiga, muito antes de existirem os computadores. </text:span><text:span text:style-name="T58">E</text:span><text:span text:style-name="T284">la tem origem na carência de representações de campo de batalha, onde era aplicado em tabuleiros. É necessário ressaltar, </text:span><text:span text:style-name="T285">porém,</text:span><text:span text:style-name="T284"> que existe uma diferença </text:span><text:span text:style-name="T285">entre </text:span><text:span text:style-name="T284">simulação e representação, </text:span><text:span text:style-name="T285">pois po</text:span><text:span text:style-name="T284">r mais que esses dois concei</text:span><text:span text:style-name="T53">t</text:span><text:span text:style-name="T284">os trabalhem juntos e auxiliam o processo de </text:span><text:span text:style-name="T53">assimilação do conhecimento, </text:span><text:span text:style-name="T54">ambos apresentam conceitos diferentes. A representação é estática, reproduzindo apenas os objetos nos sistemas, já a simulação é dinâmica, nela ocorre processo de movimento e/ou comportamento dos objetos que representam o sistema</text:span><text:span text:style-name="T284">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84">(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84">. </text:span><text:span text:style-name="T287">Conclui-se então que a interatividade é o que distingue os dois termos, pois uma vez que </text:span><text:span text:style-name="T56">o termo</text:span><text:span text:style-name="T287"> representação faz uma separação entre o sujeito e os objetos, a simulação é uma junção de ambos.</text:span></text:p>
      <text:p text:style-name="Text_20_body">Para explicar a evolução da simulação, <text:span text:style-name="T318">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318">(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318">utiliza </text:span><text:span text:style-name="T59">um dos jogos mais conhecidos da antiguidade, que até nos dias atuais se faz presente</text:span><text:span text:style-name="T318"> como </text:span><text:span text:style-name="T59">um tipo</text:span><text:span text:style-name="T318">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319">O tabuleiro representava o campo de batalha e as peças, as forças bélicas envolvidas em uma batalha.</text:span></text:p>
      <text:p text:style-name="Text_20_body"><text:span text:style-name="T60">A evolução da simulação é fortemente ligada à história militar, </text:span><text:span text:style-name="T61">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1">(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1"> </text:span><text:span text:style-name="T62">dizem que no século XVII surgiu um moderno </text:span><text:soft-page-break/><text:span text:style-name="T62">jogo de guerra, inicialmente, apresentando características do xadrez, porém este adicionava elementos de paisagem e outras características avançadas, aumentando o detalhamento e ampliando as possibilidades. </text:span></text:p>
      <text:p text:style-name="P41"><text:span text:style-name="T36">Foi visto na simulação então, uma maneira de testar teorias e reações simples. Os oficiais estudavam estratégias, faziam experimentos sem envolver nenhuma vida, sem perder qualquer parte das tropas. Na primeira guerra mundial, </text:span><text:span text:style-name="T63">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63">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61">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1">(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3">.</text:span></text:p>
      <text:p text:style-name="P40"><text:span text:style-name="T288">Uma </text:span><text:span text:style-name="T57">resumo</text:span><text:span text:style-name="T288"> do conceito de simulação é abordado por </text:span><text:span text:style-name="T289">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89">(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89">:</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316">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16">(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16"> simplificam a definição como: “técnica que se utiliza um simulador, considerando-se simulador como objeto ou representação parcial ou total de uma tarefa a ser replicada”. </text:span><text:span text:style-name="T320">O simulador citado na definição, pode adquirir divers</text:span><text:span text:style-name="T64">as formas</text:span><text:span text:style-name="T320">, isso dependerá da tarefa executada, </text:span><text:span text:style-name="T321">porém <text:s/>com o avanço quase exponencial da tecnologia, citado anteriormente, os computadores se tornaram a opção mais </text:span><text:span text:style-name="T65">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5">(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5">. </text:span><text:span text:style-name="T66">Assim os computadores </text:span><text:soft-page-break/><text:span text:style-name="T66">proporcionam a integração de diversas combinações de recursos para a simulação de tarefas complexas.</text:span></text:p>
      <text:p text:style-name="P36"/>
      <text:h text:style-name="Heading_20_3" text:outline-level="3"><text:bookmark-start text:name="__RefHeading___Toc11877_1058660758"/>Simulação n<text:span text:style-name="T290">o</text:span> processo de aprendizagem<text:bookmark-end text:name="__RefHeading___Toc11877_1058660758"/></text:h>
      <text:p text:style-name="P42"><text:span text:style-name="T67">Para o </text:span>conhecimento <text:span text:style-name="T322">ser processado de forma mais completa, </text:span>muitas vezes é <text:span text:style-name="T322">necessário </text:span><text:span text:style-name="T67">haver um </text:span>contato com <text:span text:style-name="T322">o </text:span>que teoria <text:span text:style-name="T322">explica</text:span>, <text:span text:style-name="T68">uma experiência </text:span><text:span text:style-name="T67">prática </text:span><text:span text:style-name="T68">pode ser a chave</text:span>. Nada <text:span text:style-name="T322">melhor que uma </text:span><text:span text:style-name="T67">forma de </text:span>solidificar um conhecimento <text:span text:style-name="T322">adquirido,</text:span> <text:span text:style-name="T67">testando-o e</text:span> observ<text:span text:style-name="T67">ando as reações </text:span>diante de nossos olhos. </text:p>
      <text:p text:style-name="P43"><text:span text:style-name="T50">O processo cognitivo</text:span> <text:span text:style-name="T51">pode se mostrar, as vezes, difícil e lento</text:span>. <text:span text:style-name="T51">Portanto é necessário ferramentas e métodos para tornar esse processo mais simples </text:span>e <text:span text:style-name="T51">descomplicado </text:span><text:span text:style-name="T52">e ao mesmo tempo</text:span><text:span text:style-name="T51">, torná-lo </text:span>produtivo <text:span text:style-name="T282">e eficiente. Essa é algumas das </text:span><text:span text:style-name="T52">vantagens que </text:span><text:span text:style-name="T275">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75">(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75"> descreve </text:span><text:span text:style-name="T276">em</text:span><text:span text:style-name="T275"> suas experiências</text:span><text:span text:style-name="T282"> </text:span><text:span text:style-name="T52">utilizando jogos e </text:span><text:span text:style-name="T282">simulações no processo de ensino.</text:span></text:p>
      <text:p text:style-name="Text_20_body">A Física <text:span text:style-name="T67">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44"><text:span text:style-name="T323">Fazendo uma reflexão sobre como a simulação auxilia n</text:span><text:span text:style-name="T69">o processo</text:span><text:span text:style-name="T323"> cogni</text:span><text:span text:style-name="T69">tivo do aluno,</text:span><text:span text:style-name="T323">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323">(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323"> </text:span><text:span text:style-name="T324">ressalta: </text:span></text:p>
      <text:p text:style-name="Quotations"><text:span text:style-name="T70">“</text:span><text:span text:style-name="T324">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5"><text:span text:style-name="T69">As técnicas</text:span><text:span text:style-name="T71">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71">S</text:span><text:span text:style-name="T72">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72">(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325">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326">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326">(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326"> </text:span><text:span text:style-name="T327">relata a experiência utilizando a técnica no ensino do curso de medicina:</text:span></text:p>
      <text:p text:style-name="P95">“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73">iranda,</text:span> V<text:span text:style-name="T73">anin,</text:span> B<text:span text:style-name="T73">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328">utiliz</text:span><text:span text:style-name="T411">aram</text:span><text:span text:style-name="T328"> simuladores como método </text:span><text:span text:style-name="T73">didático em um curso de Física, na matéria de Mecânica, os autores </text:span><text:span text:style-name="T74">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46"><text:span text:style-name="T74">Os</text:span><text:span text:style-name="T329">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766366623" text:style-name="L5">
        <text:list-item>
          <text:p text:style-name="P171">Economia de recursos: não é necessário a utilização de recursos físicos para uma simulação, isso evita avarias desnecessárias de recursos;</text:p>
        </text:list-item>
        <text:list-item>
          <text:p text:style-name="P171">Sem prejuízo com falhas: ao falhar num ambiente controlado não haverá consequências no mundo real. Nas disciplinas de medicina, por exemplo, o erro cometido por um aluno não afetará um paciente real;</text:p>
        </text:list-item>
        <text:list-item>
          <text:p text:style-name="P171">Ambiente físico dispensável: algumas áreas necessitam de um ambiente específico para se trabalhar, com a simulação esse cenário pode ser construído dentro do simulador;</text:p>
        </text:list-item>
        <text:list-item>
          <text:p text:style-name="P171">Teste de hipóteses controlados: <text:span text:style-name="T330">com um cenário simulado, um aluno pode testar suas hipóteses e obter resultados para comparação de forma muito controlada, ajudando bastante no processo de aprendizagem;</text:span></text:p>
        </text:list-item>
        <text:list-item>
          <text:p text:style-name="P178"><text:span text:style-name="T75">Pouca dependência do docente: </text:span><text:span text:style-name="T76">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76">(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330">uma</text:span> estratégia de ensino aprendizagem para o docente, <text:span text:style-name="T331">isso proporciona </text:span><text:span text:style-name="T77">a </text:span>construção de experiências que <text:span text:style-name="T77">exige a </text:span>reflexão do aluno, possibilitando <text:span text:style-name="T77">a ele a</text:span> capacidade de auto conduzir o seu próprio processo formativo.</text:p>
        </text:list-item>
      </text:list>
      <text:p text:style-name="P92"/>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78">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8">(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8">, ao existir motivação para os alunos dominarem habilidades e conteúdos aprendidos</text:span>, <text:span text:style-name="T78">há uma necessidade de </text:span>enxergar <text:span text:style-name="T78">uma</text:span> conexão <text:span text:style-name="T78">entre o assunto estudado </text:span>com os modelos mentais de que já fazem uso.</text:p>
      <text:p text:style-name="Text_20_body"><text:span text:style-name="T79">S</text:span><text:span text:style-name="T332">imulações é </text:span><text:span text:style-name="T333">uma excelente ferramenta para a aprendizagem porquê </text:span><text:span text:style-name="T79">proporciona </text:span><text:span text:style-name="T332">uma expansão das percepções humanas, </text:span><text:span text:style-name="T333">isso </text:span><text:span text:style-name="T332">perm</text:span><text:span text:style-name="T242">ite</text:span><text:span text:style-name="T332"> o reconhecimento de inter-relações e fundamentos tácitos que, de outras </text:span><text:span text:style-name="T79">formas</text:span><text:span text:style-name="T332">, </text:span><text:soft-page-break/><text:span text:style-name="T332">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332">(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332">.</text:span></text:p>
      <text:p text:style-name="P47"><text:span text:style-name="T332">É </text:span><text:span text:style-name="T80">observado então,</text:span><text:span text:style-name="T332"> </text:span><text:span text:style-name="T334">que a utilização de </text:span><text:span text:style-name="T332">ferramentas de simulação </text:span><text:span text:style-name="T334">na aprendizagem </text:span><text:span text:style-name="T332">fazem com que os </text:span><text:span text:style-name="T80">indivíduos </text:span><text:span text:style-name="T332">adquiram conhecimento </text:span><text:span text:style-name="T334">através </text:span><text:span text:style-name="T332">de um</text:span><text:span text:style-name="T334">a</text:span><text:span text:style-name="T332"> </text:span><text:span text:style-name="T80">maneira </text:span><text:span text:style-name="T332">participativa. </text:span><text:span text:style-name="T334">Essa forma é diferente daquela aprendida na teoria, de forma passiva </text:span><text:span text:style-name="T332">ou observatória.</text:span></text:p>
      <text:h text:style-name="P140" text:outline-level="1"><text:bookmark-start text:name="__RefHeading___Toc6517_975677452"/>Diagnóstico<text:bookmark-end text:name="__RefHeading___Toc6517_975677452"/></text:h>
      <text:p text:style-name="Text_20_body"><text:span text:style-name="T267">A abordagem </text:span><text:span text:style-name="T268">teórica </text:span><text:span text:style-name="T267">de sistemas complexos parte do princípio que existem </text:span><text:span text:style-name="T268">no ambiente observado</text:span><text:span text:style-name="T267"> múltiplas variáveis internas e externas </text:span><text:span text:style-name="T45">que influenciam umas as outras </text:span><text:span text:style-name="T46">e o meio como um todo</text:span><text:span text:style-name="T267">. O pensamento complexo observa o sistema como um todo indissociável, onde </text:span><text:span text:style-name="T10">“o todo pertence as partes e as partes pertencem ao todo”</text:span><text:span text:style-name="T267">.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67">(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67">.</text:span></text:p>
      <text:p text:style-name="Text_20_body"><text:span text:style-name="T269">A </text:span><text:span text:style-name="T270">economia </text:span><text:span text:style-name="T271">como um sistema complexo</text:span><text:span text:style-name="T270"> é observada desde os trabalho</text:span><text:span text:style-name="T271">s d</text:span><text:span text:style-name="T272">os</text:span><text:span text:style-name="T271"> economistas clássicos Smith, Malthus, Ricardo e Marx, </text:span><text:span text:style-name="T49">inclusive com</text:span><text:span text:style-name="T47"> críticas</text:span><text:span text:style-name="T271"> a</text:span><text:span text:style-name="T272">s</text:span><text:span text:style-name="T271"> modelos econômicos </text:span><text:span text:style-name="T272">genérico-analíticos.</text:span><text:span text:style-name="T271"> </text:span><text:span text:style-name="T48">S</text:span><text:span text:style-name="T271">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271">(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40">A análise a partir de um cenário econômico com a omissão de pa</text:span><text:span text:style-name="T141">r</text:span><text:span text:style-name="T140">tes do sistema desconsidera o fato de que os elementos presentes num sistema complexo possuem um </text:span><text:span text:style-name="T142">todo </text:span><text:span text:style-name="T141">distinto</text:span><text:span text:style-name="T140"> d</text:span><text:span text:style-name="T141">a</text:span><text:span text:style-name="T140"> soma de suas partes. </text:span><text:span text:style-name="T141">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41">(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4">O encadeamento de micro e macrodecisões </text:span><text:span text:style-name="T35">n</text:span><text:span text:style-name="T34">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4">(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4">:</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43">Com relação a análises econômicas, principalmente no processo de aprendizagem é válido destacar, </text:span><text:span text:style-name="T152">por exemplo,</text:span><text:span text:style-name="T143"> </text:span><text:span text:style-name="T152">o</text:span><text:span text:style-name="T143"> grau de complexidade ao conjecturarmos a relação entre as variáveis envolvidas no processo de formação de preços, </text:span><text:span text:style-name="T152">pois frequentemente é utilizado o</text:span><text:span text:style-name="T143"> termo </text:span><text:span text:style-name="T144">Ceteris Paribus</text:span><text:span text:style-name="T143">, que significa “todas as demais coisas permanecem constantes”. Essa é uma das contribuições de Marshall para o conceito de equilíbrio </text:span><text:span text:style-name="T152">em</text:span><text:span text:style-name="T149"> economia: o</text:span><text:span text:style-name="T143"> equilíbrio parcial. </text:span><text:span text:style-name="T152">S</text:span><text:span text:style-name="T143">egundo </text:span><text:span text:style-name="T150">Ajzental</text:span><text:span text:style-name="T143">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3">(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3">:</text:span></text:p>
      <text:p text:style-name="Quotations"><text:span text:style-name="T143">“</text:span><text:span text:style-name="T150">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45">ceteris paribus</text:span><text:span text:style-name="T86">,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342">corre o risco de se distanciar</text:span> da aplicação prática, tornando-se mais próximo de um instrumento de estudo dela mesma, <text:span text:style-name="T342">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42">(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42"> </text:span><text:span text:style-name="T343">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43">(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43">, </text:span><text:span text:style-name="T344">como</text:span><text:span text:style-name="T343"> também </text:span><text:span text:style-name="T345">Gleiser</text:span><text:span text:style-name="T343">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43">(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43"> em seus </text:span><text:span text:style-name="T152">estudos</text:span><text:span text:style-name="T343"> sobre as decisões de governantes </text:span><text:span text:style-name="T152">na aplicação</text:span><text:span text:style-name="T343"> </text:span><text:span text:style-name="T152">de</text:span><text:span text:style-name="T343"> políticas econômicas, </text:span><text:span text:style-name="T344">os resultados práticos e a evolução do pensamento complexo na economia, </text:span><text:span text:style-name="T151">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51">A</text:span> abordagem de aprendizado <text:span text:style-name="T348">de políticas públicas na economia </text:span>omitindo ou desconsiderando variáveis que podem influenciar-<text:span text:style-name="T347">se mutuamente</text:span>, faz oposição a visão do todo e não trata a economia como um sistema complexo. <text:span text:style-name="T341">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335">define </text:span><text:span text:style-name="T81">esse</text:span><text:span text:style-name="T335"> </text:span><text:span text:style-name="T139">argumento</text:span><text:span text:style-name="T335"> como </text:span><text:span text:style-name="T4">paradigma de simplificação, </text:span><text:span text:style-name="T13">onde</text:span><text:span text:style-name="T335"> princípios de disjunção, redução e abstração são empregados na formulação de ideias “claras de distintas” para reduzir </text:span><text:span text:style-name="T336">a </text:span><text:span text:style-name="T335">complex</text:span><text:span text:style-name="T336">idade a uma simples fragmentação. A formulação </text:span><text:span text:style-name="T82">do paradigma da simplificação</text:span><text:span text:style-name="T336"> permitiu </text:span><text:span text:style-name="T82">maiores </text:span><text:span text:style-name="T336">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346">A necessidade da simplificação de sistemas complex</text:span><text:span text:style-name="T349">o</text:span><text:span text:style-name="T346">s denota da dificuldade do ser humano em lidar com decisões </text:span><text:span text:style-name="T153">contendo</text:span><text:span text:style-name="T346"> múltiplas variáveis. </text:span><text:span text:style-name="T338">Pierre </text:span><text:span text:style-name="T337">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337">(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337">:</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5"><text:span text:style-name="T337">A divisão das partes do todo complexo é </text:span><text:span text:style-name="T338">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83">métodos</text:span><text:span text:style-name="T338">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74">(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38">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339">A lógica para a resolução de problemas complexos é diferente a partir do momento em que os fatores para serem levados em consideração estão em excesso para o raciocínio humano, este que </text:span><text:span text:style-name="T84">realiza</text:span><text:span text:style-name="T339"> cálculos a partir de soluções mais </text:span><text:span text:style-name="T14">perceptíveis, uma vez que a lógica convencional não é capaz de expandir a cognição ao nível de compreensão necessário. </text:span><text:span text:style-name="T15">Partindo desse princípio, Levy <text:s/></text:span><text:span text:style-name="T87">cita</text:span><text:span text:style-name="T15"> a </text:span><text:span text:style-name="T32">teoria conexionista</text:span><text:span text:style-name="T32"><text:note text:id="ftn3" text:note-class="footnote"><text:note-citation>3</text:note-citation><text:note-body><text:p text:style-name="Footnote"><text:s/><text:span text:style-name="T22">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text:span></text:p></text:note-body></text:note></text:span><text:span text:style-name="T15"> para </text:span><text:span text:style-name="T87">embasamento argumentativo</text:span><text:span text:style-name="T15">, onde </text:span><text:span text:style-name="T85">o</text:span><text:span text:style-name="T15"> sistema cognitivo é uma rede composta </text:span><text:span text:style-name="T85">por pequenas</text:span><text:span text:style-name="T15"> unidades que assu</text:span><text:span text:style-name="T25">m</text:span><text:span text:style-name="T15">em diversos estados de </text:span><text:soft-page-break/><text:span text:style-name="T15">excitação, </text:span><text:span text:style-name="T93">tal</text:span><text:span text:style-name="T15"> que o paradigma d</text:span><text:span text:style-name="T26">e</text:span><text:span text:style-name="T15">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340">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6"><text:span text:style-name="T16">A mudança de paradigma </text:span><text:span text:style-name="T87">no</text:span><text:span text:style-name="T16"> processo de aprendizagem ocorre quando o fator </text:span><text:span text:style-name="T5">experiência</text:span><text:span text:style-name="T16"> torna-se mais relevante que o raciocínio lógico </text:span><text:span text:style-name="T5">clássico</text:span><text:span text:style-name="T16">, pois este </text:span><text:span text:style-name="T27">último, quando empregado em situações complexas,</text:span><text:span text:style-name="T16"> excede a capacidade humana de conectar diferentes pontos. </text:span><text:span text:style-name="T88">As</text:span><text:span text:style-name="T17"> simulações proporcionam uma experiência cognitiva lúdica e mais próxima da realidade, </text:span><text:span text:style-name="T23">podendo</text:span><text:span text:style-name="T17"> ser </text:span><text:span text:style-name="T24">uma importante</text:span><text:span text:style-name="T17"> </text:span><text:span text:style-name="T88">ferramenta de apoio no processo de aprendizagem.</text:span></text:p>
      <text:p text:style-name="Text_20_body"><text:span text:style-name="T88">N</text:span><text:span text:style-name="T94">esse contexto, onde simuladores são utilizados como objeto de aprendizagem, foi criado o conceito de </text:span><text:span text:style-name="T147">simuladores educacionais</text:span><text:span text:style-name="T94">. Tais simuladores assemelham-se a jogos que representam uma simplificação próxima a um modelo do mundo </text:span><text:span text:style-name="T95">do real. </text:span><text:span text:style-name="T96">Calomeno</text:span><text:span text:style-name="T95">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5">(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5"> </text:span><text:span text:style-name="T410">diz que:</text:span></text:p>
      <text:p text:style-name="P96">“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68"><text:span text:style-name="T88">A</text:span><text:span text:style-name="T96">ssim os simuladores </text:span><text:span text:style-name="T97">oferecem</text:span><text:span text:style-name="T96"> ao aluno um ambiente livre do receio de cometer erros, tornando-os parte do processo de aprendizagem e, até mesmo, ir além modifica</text:span><text:span text:style-name="T98">ndo</text:span><text:span text:style-name="T96"> as variáveis do sistema </text:span><text:span text:style-name="T97">e</text:span><text:span text:style-name="T96"> observa</text:span><text:span text:style-name="T98">ndo</text:span><text:span text:style-name="T96"> os resultados dessas alterações, </text:span><text:span text:style-name="T98">tendo</text:span><text:span text:style-name="T97"> uma experiência dinâmica </text:span><text:span text:style-name="T98">ao</text:span><text:span text:style-name="T97"> </text:span><text:span text:style-name="T98">testar</text:span><text:span text:style-name="T97"> diferentes cenários.</text:span></text:p>
      <text:p text:style-name="P67"><text:span text:style-name="T106">Existem simuladores de economia desenvolvidos em trabalhos acadêmicos </text:span><text:span text:style-name="T112">para a aplicação de teorias econômicas</text:span><text:span text:style-name="T106">. </text:span><text:span text:style-name="T120">Por exemplo, e</text:span><text:span text:style-name="T100">m sua tese de doutorado Passos</text:span><text:span text:style-name="T99">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9">(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9"> </text:span><text:span text:style-name="T100">descreve um modelo de simulação macroeconômico </text:span><text:span text:style-name="T106">dinâmico</text:span><text:span text:style-name="T100">, porém seus objetivos são apresentar a estrutura e resultados do modelo pós-keynesiano </text:span><text:soft-page-break/><text:span text:style-name="T102">com foco na aplicação dessas teorias econômicas, </text:span><text:span text:style-name="T107">t</text:span><text:span text:style-name="T103">ornando-o um instrumento de aprendizagem </text:span><text:span text:style-name="T106">mais direcionado</text:span><text:span text:style-name="T103"> </text:span><text:span text:style-name="T120">a </text:span><text:span text:style-name="T103">estudantes e pesquisadores da área de economia </text:span><text:span text:style-name="T119">e o</text:span><text:span text:style-name="T103"> </text:span><text:span text:style-name="T104">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4">(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4"> descreve um cenário econômico com aplicação nas políticas públicas do México, </text:span><text:span text:style-name="T120">sendo </text:span><text:span text:style-name="T107">também um simulador mais utilizado para comprovar teorias aplicadas em políticas </text:span><text:span text:style-name="T120">econômicas</text:span><text:span text:style-name="T107"> e não possui </text:span><text:span text:style-name="T120">en</text:span><text:span text:style-name="T107">fo</text:span><text:span text:style-name="T120">que</text:span><text:span text:style-name="T107"> educacional. </text:span><text:span text:style-name="T120">Assim, ambos definem-se </text:span><text:span text:style-name="T118">como simulador</text:span><text:span text:style-name="T119">es</text:span><text:span text:style-name="T118"> computaciona</text:span><text:span text:style-name="T120">is, cujo o objetivo é realizar cálculos e testar cenários sem o caráter pedagógico e abstração lúdica pretendida nesse trabalho.</text:span></text:p>
      <text:p text:style-name="Text_20_body"><text:span text:style-name="T106">Quanto aos simuladores educacionais, e</text:span><text:span text:style-name="T101">xistem </text:span><text:span text:style-name="T106">alguns</text:span><text:span text:style-name="T101"> desenvolvidos em pesquisas nas </text:span><text:span text:style-name="T123">áreas</text:span><text:span text:style-name="T101"> de </text:span><text:span text:style-name="T106">empreendedorismo, </text:span><text:span text:style-name="T101">administração </text:span><text:span text:style-name="T106">e</text:span><text:span text:style-name="T101"> contabilidade </text:span><text:span text:style-name="T105">tal como o Desafio Sebrae,</text:span><text:span text:style-name="T101"> </text:span><text:span text:style-name="T105">que </text:span><text:span text:style-name="T106">se </text:span><text:span text:style-name="T105">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1">(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0">, </text:span><text:span text:style-name="T109">e o IMP</text:span><text:span text:style-name="T110">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0">(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0"> cujo o objetivo é auxiliar no processo de formação de gestores educacionais em formato de simulador de negócios.</text:span></text:p>
      <text:p text:style-name="P69"><text:span text:style-name="T107">Também </text:span><text:span text:style-name="T111">existem</text:span><text:span text:style-name="T107"> </text:span><text:span text:style-name="T108">alguns jogos com base na gamificação dos conceitos da economia, como o </text:span><text:span text:style-name="T107">Jogo da Economia Brasileira, que procura exercitar </text:span><text:span text:style-name="T121">num curto jogo</text:span><text:span text:style-name="T107">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7">(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7">, </text:span><text:span text:style-name="T108">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08">(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412">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412">(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413">que procura construir </text:span><text:span text:style-name="T414">su</text:span><text:span text:style-name="T413">a gamificação a partir de sistemas de pontuação, ranking e conquistas dos alunos entre as aulas da disciplina de Economia no nível técnico e profissionalizante. </text:span><text:span text:style-name="T414">A gamificação em si não depende, necessariamente, de um processo de simulação, pois seu fundamento é </text:span><text:span text:style-name="T243">incluir</text:span><text:span text:style-name="T414"> </text:span><text:span text:style-name="T243">no processo de</text:span><text:span text:style-name="T414"> ensino-</text:span><text:span text:style-name="T415">aprendizagem</text:span><text:span text:style-name="T414"> características de jogos que podem motivar e engajar o aluno, tais como pontos, ranking e conquistas, </text:span><text:span text:style-name="T422">e</text:span><text:span text:style-name="T414"> </text:span><text:span text:style-name="T422">entre outros </text:span><text:span text:style-name="T414">elementos comuns a jogos eletrônicos.</text:span></text:p>
      <text:p text:style-name="P70"><text:span text:style-name="T115">T</text:span><text:span text:style-name="T109">odos</text:span><text:span text:style-name="T101"> </text:span><text:span text:style-name="T112">esses </text:span><text:span text:style-name="T121">modelos gamificados</text:span><text:span text:style-name="T113">, </text:span><text:span text:style-name="T112">simuladores computacionais e </text:span><text:span text:style-name="T121">simuladores </text:span><text:span text:style-name="T112">educacionais </text:span><text:span text:style-name="T99">diferem desse trabalho </text:span><text:span text:style-name="T106">cujo o objetivo é</text:span><text:span text:style-name="T99"> disponibilizar um </text:span><text:span text:style-name="T109">software </text:span><text:span text:style-name="T99">simulador educacional de </text:span><text:span text:style-name="T109">macro</text:span><text:span text:style-name="T99">economia </text:span><text:span text:style-name="T100">de</text:span><text:span text:style-name="T99"> código aberto </text:span><text:span text:style-name="T116">utilizando</text:span><text:span text:style-name="T109"> o</text:span><text:span text:style-name="T99"> modelo IS-LM </text:span><text:span text:style-name="T122">com interface amigável semelhante a uma rede social, tornando-o lúdica e imersivo</text:span><text:span text:style-name="T99">, </text:span><text:span text:style-name="T110">além disso </text:span><text:span text:style-name="T111">há</text:span><text:span text:style-name="T110"> possibilidade de expansão </text:span><text:span text:style-name="T111">do </text:span><text:span text:style-name="T116">software</text:span><text:span text:style-name="T110">, pois </text:span><text:span text:style-name="T117">esse </text:span><text:soft-page-break/><text:span text:style-name="T117">modelo</text:span><text:span text:style-name="T112"> </text:span><text:span text:style-name="T114">é</text:span><text:span text:style-name="T110"> uma das bases da macroeconomia, </text:span><text:span text:style-name="T122">o que torna mais fácil a adição de novos conceitos</text:span><text:span text:style-name="T110">.</text:span></text:p>
      <text:h text:style-name="P140" text:outline-level="1"><text:bookmark-start text:name="__RefHeading___Toc6527_975677452"/>Proposta<text:bookmark-end text:name="__RefHeading___Toc6527_975677452"/></text:h>
      <text:p text:style-name="P57"><text:span text:style-name="T154">A proposta elaborada trata-se um jogo </text:span><text:span text:style-name="T155">simulador de macroeconomia com funções que buscam caracterizar as tomadas de decisão de um ministro da economia de um país fictício. </text:span><text:span text:style-name="T216">O jogo </text:span><text:span text:style-name="T217">aplica </text:span><text:span text:style-name="T244">cálculos simplificados</text:span><text:span text:style-name="T217"> do modelo </text:span><text:span text:style-name="T89">IS-LM</text:span><text:span text:style-name="T146"> </text:span><text:span text:style-name="T89">para simular as tomadas de decisões e a forma em que elas afetam uma economia de um país.</text:span><text:span text:style-name="T155"> A ideia principal é o jogador observar os efeitos que uma medida econômica pode acarretar na</text:span><text:span text:style-name="T218">s variáveis de uma economia fechada</text:span><text:span text:style-name="T155">, </text:span><text:span text:style-name="T218">buscando uma forma lúdica do ensino desse conceito.</text:span></text:p>
      <text:p text:style-name="P17"/>
      <text:h text:style-name="Heading_20_2" text:outline-level="2"><text:bookmark-start text:name="__RefHeading___Toc6529_975677452"/>E-Conomy Simulator <text:bookmark-end text:name="__RefHeading___Toc6529_975677452"/></text:h>
      <text:p text:style-name="P49"><text:span text:style-name="T351">O </text:span><text:span text:style-name="T259">E-Conomy Simulator</text:span><text:span text:style-name="T351"> é um jogo de simulação, que representa a economia </text:span><text:span text:style-name="T363">fechada </text:span><text:span text:style-name="T351">de um </text:span><text:span text:style-name="T156">país</text:span><text:span text:style-name="T351"> fictício. A ideia do jogo é propor ao jogador a experiência de poder tomar decisões macroeconômicas e observar as consequências de suas escolhas, simulando </text:span><text:span text:style-name="T156">algumas situações</text:span><text:span text:style-name="T351"> </text:span><text:span text:style-name="T156">semelhantes </text:span><text:span text:style-name="T351">ao que vive um ministro da economia </text:span><text:span text:style-name="T363">em seu dia a dia</text:span><text:span text:style-name="T351">. </text:span></text:p>
      <text:p text:style-name="P56">Ao iniciar o jogo, será apresentado ao usuário os indicadores econômicos do país <text:span text:style-name="T362">fictício </text:span><text:span text:style-name="T215">da qual será </text:span><text:span text:style-name="T216">ministro da economia</text:span>. A cada rodada o jogador terá a chance de tomar uma decisão <text:span text:style-name="T352">(</text:span><text:span text:style-name="T39">medida econômica</text:span><text:span text:style-name="T159">)</text:span> que afetará esses indicadores, positivamente ou negativamente, dependendo de suas escolhas. </text:p>
      <text:p text:style-name="P56"><text:span text:style-name="T352">A decisão tomada pelo usuário, gerará uma notícia da </text:span><text:span text:style-name="T6">timeline</text:span><text:span text:style-name="T352">,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45">exibe</text:span> a evolução de cada indicador econômico e os últimos eventos registrados do mesmo. </text:p>
      <text:p text:style-name="P58"><text:span text:style-name="T352">O jogo se passa em um </text:span><text:span text:style-name="T157">cenário </text:span><text:span text:style-name="T352">fictício onde um outro Ministro acaba de ser </text:span><text:span text:style-name="T353">demitido e o jogador assume a sua posição. O jogador deverá se manter no cargo </text:span><text:span text:style-name="T352">por 24 rodadas ou 24 meses (2 anos) de mandato </text:span><text:span text:style-name="T353">o</text:span><text:span text:style-name="T352">nde o objetivo será finalizar </text:span><text:span text:style-name="T211">o mandato sem ser demitido. </text:span></text:p>
      <text:p text:style-name="P18"><text:soft-page-break/>No decorrer do jogo e ao final, o jogador poderá ter acesso as variáveis econômicas de seu governo, poderá comparar os dois anos de mandato com os números do ministro anterior fictício.</text:p>
      <text:p text:style-name="P33">Nos próximos tópicos são descritos os detalhes do jogo simulador.</text:p>
      <text:p text:style-name="P33"/>
      <text:h text:style-name="P143" text:outline-level="3"><text:bookmark-start text:name="__RefHeading___Toc1893_2111744176"/><text:span text:style-name="T292">Elementos</text:span><text:span text:style-name="T291"> do jogo E-Conomy Simulator</text:span><text:bookmark-end text:name="__RefHeading___Toc1893_2111744176"/></text:h>
      <text:p text:style-name="P52"><text:span text:style-name="T293">O </text:span><text:span text:style-name="T294">jogo E-Conomy Simulator foi desenvolvido com poucas telas, onde o jogador passará a maior parte do tem</text:span><text:span text:style-name="T296">po</text:span><text:span text:style-name="T294"> </text:span><text:span text:style-name="T297">n</text:span><text:span text:style-name="T294">a tela </text:span><text:span text:style-name="T297">principal</text:span><text:span text:style-name="T294"> do </text:span><text:span text:style-name="T295">jogo em si</text:span><text:span text:style-name="T294">.</text:span></text:p>
      <text:p text:style-name="P190"><text:span text:style-name="T294">P</text:span><text:span text:style-name="T295">ara o usuário acessar o jogo, é necessário criar uma conta online e usar o e-mail e senha cadastrado</text:span><text:span text:style-name="T298">s</text:span><text:span text:style-name="T295"> para conectar</text:span><text:span text:style-name="T299">. </text:span><text:span text:style-name="T302">Uma vez conectado, o usuário </text:span><text:span text:style-name="T311">será</text:span><text:span text:style-name="T302"> redirecionado para a </text:span><text:span text:style-name="T311">tela de criação de um novo jogo</text:span><text:span text:style-name="T302"> </text:span><text:span text:style-name="T308">(</text:span><text:span text:style-name="T308"><text:sequence-ref text:reference-format="category-and-value" text:ref-name="refFigure0">Figura 1</text:sequence-ref></text:span><text:span text:style-name="T308">)</text:span><text:span text:style-name="T302">. </text:span><text:span text:style-name="T312">Caso o usuário já tenha um jogo criado, ele será redirecionado para a tela principal (</text:span><text:span text:style-name="T312"><text:sequence-ref text:reference-format="category-and-value" text:ref-name="refFigure1">Figura 2</text:sequence-ref></text:span><text:span text:style-name="T312">).</text:span></text:p>
      <text:p text:style-name="P130"><draw:frame draw:style-name="fr2" draw:name="Quadro1" text:anchor-type="char" svg:width="16cm" draw:z-index="0"><draw:text-box fo:min-height="9.592cm"><text:p text:style-name="P129"><draw:frame draw:style-name="fr8"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314">F</text:span><text:span text:style-name="T313">onte: autor (2020)</text:span></text:p>
      <text:p text:style-name="P50"><text:span text:style-name="T302">N</text:span><text:span text:style-name="T303">a tela de criação de jogo, ser</text:span><text:span text:style-name="T310">ão</text:span><text:span text:style-name="T303"> solicitad</text:span><text:span text:style-name="T310">as</text:span><text:span text:style-name="T303"> 4 informações para a criação do </text:span><text:span text:style-name="T300">game </text:span><text:span text:style-name="T303">sendo elas: nome do país, nome da moeda, nome do ministro da economia, gênero e avatar que representar</text:span><text:span text:style-name="T310">ão</text:span><text:span text:style-name="T303"> o jogador durante o jogo. Cada uma dessas informações possui um papel específico que torna o jogo lúdico, criando uma experiência divertida para o jogador:</text:span></text:p>
      <text:list xml:id="list1073589060" text:style-name="L6">
        <text:list-item>
          <text:p text:style-name="P179"><text:soft-page-break/><text:span text:style-name="T303">Nome do país: algumas notícias que serão exibidas para o jogador, far</text:span><text:span text:style-name="T310">ão</text:span><text:span text:style-name="T303"> menção ao nome do país fictício onde se passa o jogo, esse nome será a informação inserida </text:span><text:span text:style-name="T304">nesse campo;</text:span></text:p>
        </text:list-item>
        <text:list-item>
          <text:p text:style-name="P181">Nome da moeda: durante o jogo todas as referências a moedas serão nomeadas a partir dessa informação, criando assim, a experiência de uma moeda fictícia, customizada pelo próprio jogador;</text:p>
        </text:list-item>
        <text:list-item>
          <text:p text:style-name="P180"><text:span text:style-name="T303">N</text:span><text:span text:style-name="T304">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82">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183"><text:span text:style-name="T301">Avatar: é a representação gráfica do </text:span><text:span text:style-name="T305">personagem ministro da economia no jogo.</text:span></text:p>
        </text:list-item>
      </text:list>
      <text:p text:style-name="P51"><text:span text:style-name="T305">A</text:span><text:span text:style-name="T307">o </text:span><text:span text:style-name="T306">configurar o novo jogo, o usuário automaticamente é redirecionado para a tela principal do jogo, </text:span><text:span text:style-name="T309">mostrada na </text:span><text:span text:style-name="T309"><text:sequence-ref text:reference-format="category-and-value" text:ref-name="refFigure1">Figura 2</text:sequence-ref></text:span><text:span text:style-name="T306">.</text:span></text:p>
      <text:p text:style-name="P97"><draw:frame draw:style-name="fr2" draw:name="Quadro2" text:anchor-type="char" svg:width="16cm" draw:z-index="2"><draw:text-box fo:min-height="9.754cm"><text:p text:style-name="Figure"><draw:frame draw:style-name="fr8" draw:name="Figura2" text:anchor-type="paragraph" svg:width="14.152cm" style:rel-width="88%" svg:height="9.116cm" style:rel-height="scale" draw:z-index="3"><draw:image xlink:href="Pictures/10000201000006B900000410AF32BC17438C177C.png" xlink:type="simple" xlink:show="embed" xlink:actuate="onLoad" draw:mime-type="image/png"/></draw:frame>Figura <text:sequence text:ref-name="refFigure1" text:name="Figure" text:formula="ooow:Figure+1" style:num-format="1">2</text:sequence><text:s/>- Tela principal do jogo</text:p></draw:text-box></draw:frame><text:span text:style-name="T315">F</text:span><text:span text:style-name="T313">onte: do autor</text:span></text:p>
      <text:p text:style-name="P51"><text:soft-page-break/><text:span text:style-name="T309">A tela principal de jogo possui vários elementos que são atualizados a cada rodada. C</text:span><text:span text:style-name="T306">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52"><text:span text:style-name="T355">Esse elemento fica localizado no canto esquerdo </text:span><text:span text:style-name="T212">da</text:span><text:span text:style-name="T355"> </text:span><text:span text:style-name="T212">t</text:span><text:span text:style-name="T355">ela de jogo e é representado pela </text:span><text:span text:style-name="T355"><text:sequence-ref text:reference-format="category-and-value" text:ref-name="refFigure2">Figura 3</text:sequence-ref></text:span><text:span text:style-name="T355">.</text:span></text:p>
      <text:p text:style-name="Fontes_20_de_20_legenda"><draw:frame draw:style-name="fr4" draw:name="Quadro3" text:anchor-type="char" svg:width="7.978cm" draw:z-index="4"><draw:text-box fo:min-height="11.105cm"><text:p text:style-name="Figure"><draw:frame draw:style-name="fr8" draw:name="Figura3" text:anchor-type="paragraph" svg:width="5.054cm" style:rel-width="63%" svg:height="10.479cm" style:rel-height="scale" draw:z-index="5"><draw:image xlink:href="Pictures/10000201000001AB0000034E9C2A088F31A76707.png" xlink:type="simple" xlink:show="embed" xlink:actuate="onLoad" draw:mime-type="image/png"/></draw:frame>Figura <text:sequence text:ref-name="refFigure2" text:name="Figure" text:formula="ooow:Figure+1" style:num-format="1">3</text:sequence><text:s/>- <text:span text:style-name="T433">M</text:span>edidas</text:p></draw:text-box></draw:frame>Fonte: do autor</text:p>
      <text:p text:style-name="P52"><text:span text:style-name="T355">Esse Elemento mostra uma lista de medidas </text:span><text:span text:style-name="T356">econômicas </text:span><text:span text:style-name="T355">que o jogador pode escolher a cada rodada </text:span><text:span text:style-name="T213">(</text:span><text:span text:style-name="T356">é permitida apenas uma escolha por rodada).</text:span><text:span text:style-name="T355"> </text:span><text:span text:style-name="T213">A</text:span><text:span text:style-name="T355">o passar o mouse sobre cada elemento, é revelado ao jogador, </text:span><text:span text:style-name="T356">de forma </text:span><text:span text:style-name="T213">direta</text:span><text:span text:style-name="T356">,</text:span><text:span text:style-name="T355"> </text:span><text:span text:style-name="T356">o impacto nas variáveis econômicas.</text:span></text:p>
      <text:p text:style-name="P54">Uma medida pode ser criada, <text:span text:style-name="T358">editada</text:span> <text:span text:style-name="T358">ou excluída </text:span>através de um painel de administrador, <text:span text:style-name="T367">como exibido na </text:span><text:span text:style-name="T367"><text:sequence-ref text:reference-format="category-and-value" text:ref-name="refFigure3">Figura 4</text:sequence-ref></text:span><text:span text:style-name="T357">. </text:span><text:span text:style-name="T358">Isso oferece uma facilidade para corrigir erros ou melhora</text:span><text:span text:style-name="T359">r a</text:span><text:span text:style-name="T358"> estrutura de uma medida econômica sem necessidade de alteração direta no código.</text:span></text:p>
      <text:p text:style-name="P59"/>
      <text:p text:style-name="P60"><text:s/></text:p>
      <text:p text:style-name="P53"><draw:frame draw:style-name="fr2" draw:name="Quadro4" text:anchor-type="char" svg:width="16cm" draw:z-index="6"><draw:text-box fo:min-height="7.747cm"><text:p text:style-name="Figure"><draw:frame draw:style-name="fr8"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5"><text:span text:style-name="T360">Uma medida possui </text:span><text:span text:style-name="T361">diversas informações, como mostrado na </text:span><text:span text:style-name="T361"><text:sequence-ref text:reference-format="category-and-value" text:ref-name="refFigure3">Figura 4</text:sequence-ref></text:span><text:span text:style-name="T361">, são elas:</text:span></text:p>
      <text:list xml:id="list803666002" text:style-name="L7">
        <text:list-item>
          <text:p text:style-name="P188">Nome da medida: nome dado a medida;</text:p>
        </text:list-item>
        <text:list-item>
          <text:p text:style-name="P184"><text:span text:style-name="T361">Rodadas para executar: algumas medidas podem durar </text:span><text:span text:style-name="T214">mais de uma </text:span><text:span text:style-name="T361">rodada, esse campo informa o número de rodadas que a medida durará até ser finalizada;</text:span></text:p>
        </text:list-item>
        <text:list-item>
          <text:p text:style-name="P185"><text:span text:style-name="T364">Popularidade com empres</text:span><text:span text:style-name="T219">á</text:span><text:span text:style-name="T364">rios, trabalhadores e estado: uma medida causa boa ou má impressão nesses três grupos, cabe o administrador escolher o nível de satisfação/popularidade que o ministro ganhará </text:span><text:span text:style-name="T426">ou </text:span><text:span text:style-name="T248">perderá</text:span><text:span text:style-name="T364"> com esses grupos quando a medida for efetuada;</text:span></text:p>
        </text:list-item>
        <text:list-item>
          <text:p text:style-name="P185"><text:span text:style-name="T364">Tipo da notícia: </text:span><text:span text:style-name="T219">ao efetuar uma medida, o jogo simula uma notícia na </text:span><text:span text:style-name="T148">timeline</text:span><text:span text:style-name="T219"> através de dois jornais, um jornal estatal e outro liberal, cabe ao administrador informar que jornal dará a notícia;</text:span></text:p>
        </text:list-item>
        <text:list-item>
          <text:p text:style-name="P172">Título da notícia: diz respeito ao título da notícia simulada pelo jogo;</text:p>
        </text:list-item>
        <text:list-item>
          <text:p text:style-name="P189"><text:span text:style-name="T36">Texto da notícia: </text:span><text:span text:style-name="T220">é o texto da notícia simulado pelo jogo, no texto há algumas palavras-chaves que ao ser exibidas ao jogador será trocada por outra para melhor experiência do usuário, elas estão listadas na </text:span><text:span text:style-name="T220"><text:sequence-ref text:reference-format="category-and-value" text:ref-name="refTable0">Tabela 1</text:sequence-ref></text:span><text:span text:style-name="T220">;</text:span></text:p>
          <text:p text:style-name="P173"/>
        </text:list-item>
      </text:list>
      <text:p text:style-name="P98"><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1968370725888">
          <table:table-cell table:style-name="Tabela1.A1" office:value-type="string">
            <text:p text:style-name="P100"><text:span text:style-name="T220">P</text:span><text:span text:style-name="T365">alavras-chaves</text:span></text:p>
          </table:table-cell>
          <table:table-cell table:style-name="Tabela1.B1" office:value-type="string">
            <text:p text:style-name="P100"><text:span text:style-name="T220">E</text:span><text:span text:style-name="T365">feitos</text:span></text:p>
          </table:table-cell>
        </table:table-row>
        <table:table-row table:style-name="TableLine1968370712832">
          <table:table-cell table:style-name="Tabela1.A2" office:value-type="string">
            <text:p text:style-name="P99">{a/o}</text:p>
          </table:table-cell>
          <table:table-cell table:style-name="Tabela1.B2" office:value-type="string">
            <text:p text:style-name="P100"><text:span text:style-name="T220">Troca a palavra-</text:span><text:span text:style-name="T221">chave</text:span><text:span text:style-name="T220"> </text:span><text:span text:style-name="T221">para</text:span><text:span text:style-name="T365"> “</text:span><text:span text:style-name="T220">o</text:span><text:span text:style-name="T365">” se o gênero </text:span><text:span text:style-name="T220">escolhido </text:span><text:span text:style-name="T365">for masculino, ou “a” se feminino;</text:span></text:p>
          </table:table-cell>
        </table:table-row>
        <table:table-row table:style-name="TableLine1968370718816">
          <table:table-cell table:style-name="Tabela1.A2" office:value-type="string">
            <text:p text:style-name="P99">{ministro/a}</text:p>
          </table:table-cell>
          <table:table-cell table:style-name="Tabela1.B2" office:value-type="string">
            <text:p text:style-name="P101"><text:span text:style-name="T220">Troca a palavra-</text:span><text:span text:style-name="T221">chave para</text:span><text:span text:style-name="T365"> “ministr</text:span><text:span text:style-name="T220">o</text:span><text:span text:style-name="T365">” se o gênero </text:span><text:span text:style-name="T220">escolhido </text:span><text:span text:style-name="T365">for masculino, ou “ministra” se feminino;</text:span></text:p>
          </table:table-cell>
        </table:table-row>
        <table:table-row table:style-name="TableLine1968370718000">
          <table:table-cell table:style-name="Tabela1.A2" office:value-type="string">
            <text:p text:style-name="P99">{nomeMinistro}</text:p>
          </table:table-cell>
          <table:table-cell table:style-name="Tabela1.B2" office:value-type="string">
            <text:p text:style-name="P101"><text:span text:style-name="T220">Troca a palavra-</text:span><text:span text:style-name="T221">chave para o nome do ministro escolhido;</text:span></text:p>
          </table:table-cell>
        </table:table-row>
        <table:table-row table:style-name="TableLine1968370716368">
          <table:table-cell table:style-name="Tabela1.A2" office:value-type="string">
            <text:p text:style-name="P99">{moeda}</text:p>
          </table:table-cell>
          <table:table-cell table:style-name="Tabela1.B2" office:value-type="string">
            <text:p text:style-name="P101"><text:span text:style-name="T220">Troca a palavra-</text:span><text:span text:style-name="T221">chave para o nome da moeda escolhida;</text:span></text:p>
          </table:table-cell>
        </table:table-row>
        <table:table-row table:style-name="TableLine1968370722352">
          <table:table-cell table:style-name="Tabela1.A2" office:value-type="string">
            <text:p text:style-name="P99">{pais}</text:p>
          </table:table-cell>
          <table:table-cell table:style-name="Tabela1.B2" office:value-type="string">
            <text:p text:style-name="P101"><text:span text:style-name="T220">Troca a palavra-</text:span><text:span text:style-name="T221">chave para o nome do país escolhido</text:span></text:p>
          </table:table-cell>
        </table:table-row>
      </table:table>
      <text:list xml:id="list224408102545100" text:continue-numbering="true" text:style-name="L7">
        <text:list-header>
          <text:p text:style-name="P131"><text:span text:style-name="T220">F</text:span><text:span text:style-name="T36">onte: do autor</text:span></text:p>
        </text:list-header>
        <text:list-item>
          <text:p text:style-name="P186"><text:span text:style-name="T221">Evento: </text:span><text:span text:style-name="T218">Cada medida econômica que fica disponível ao jogador durante o jogo </text:span><text:span text:style-name="T221">chama um</text:span><text:span text:style-name="T218"> </text:span><text:span text:style-name="T40">evento</text:span><text:span text:style-name="T160">, </text:span><text:span text:style-name="T162">nesse campo o administrador deve informar qual evento a medida executará.</text:span><text:span text:style-name="T160"> </text:span><text:span text:style-name="T162">U</text:span><text:span text:style-name="T160">m evento por sua vez, </text:span><text:span text:style-name="T161">altera </text:span><text:span text:style-name="T126">um</text:span><text:span text:style-name="T128">a</text:span><text:span text:style-name="T126"> ou mais </text:span><text:span text:style-name="T128">variareis</text:span><text:span text:style-name="T126"> econômic</text:span><text:span text:style-name="T128">a</text:span><text:span text:style-name="T126">s </text:span><text:span text:style-name="T129">que são: </text:span><text:span text:style-name="T138">gastos governamentais</text:span><text:span text:style-name="T129">; </text:span><text:span text:style-name="T138">imposto de renda</text:span><text:span text:style-name="T129">; </text:span><text:span text:style-name="T138">transferências</text:span><text:span text:style-name="T126">. </text:span><text:span text:style-name="T127">Essa alteração será visível nos indicadores que serão apresentados ao jogador durante jogo, visto que, os indicadores </text:span><text:span text:style-name="T128">são</text:span><text:span text:style-name="T127"> o resultado de um cálculo envolvendo </text:span><text:span text:style-name="T128">outros indicadores e variáveis manipuladas pelo jogador durante o jogo.</text:span></text:p>
        </text:list-item>
        <text:list-item>
          <text:p text:style-name="P187"><text:span text:style-name="T128">D</text:span><text:span text:style-name="T129">iferença na variável: a alteração negativa ou positiva que a medida alterará na variável afetada pelo </text:span><text:span text:style-name="T138">evento </text:span><text:span text:style-name="T129">escolhido;</text:span></text:p>
        </text:list-item>
        <text:list-item>
          <text:p text:style-name="P174">Resumo da medida: um resumo rápido e prático do efeito daquela medida nas variáveis econômicas.</text:p>
        </text:list-item>
      </text:list>
      <text:h text:style-name="P165" text:outline-level="4">Gráfico <text:span text:style-name="T226">de variáveis econômicas</text:span></text:h>
      <text:p text:style-name="P202">Na parte superior da <text:span text:style-name="T396">página principal do jogo, encontra o gráfico de variáveis econômicas (</text:span><text:span text:style-name="T396"><text:sequence-ref text:reference-format="category-and-value" text:ref-name="refFigure6">Figura 5</text:sequence-ref></text:span><text:span text:style-name="T396">). Esse gráfico mostra os principais indicadores do jogo, mostrando a </text:span><text:span text:style-name="T397">diferença de valores a cada rodada, oferecendo uma forma visualmente <text:s/>agradável de observar as consequências de uma decisão. </text:span><text:span text:style-name="T434">Também é possível selecionar </text:span><text:span text:style-name="T435">variáveis específicas para melhor observação no gráfico.</text:span></text:p>
      <text:p text:style-name="P136"><draw:frame draw:style-name="fr1" draw:name="Quadro6" text:anchor-type="char" svg:x="1.332cm" svg:y="0.194cm" svg:width="13.204cm" draw:z-index="24"><draw:text-box fo:min-height="9.096cm"><text:p text:style-name="Figure"><draw:frame draw:style-name="fr5" draw:name="Figura6" text:anchor-type="paragraph" svg:x="0.988cm" svg:y="0.824cm" svg:width="11.266cm" style:rel-width="85%" svg:height="8.206cm" style:rel-height="scale" draw:z-index="25"><draw:image xlink:href="Pictures/10000201000003320000027223BF48B5394F1BC3.png" xlink:type="simple" xlink:show="embed" xlink:actuate="onLoad" draw:mime-type="image/png"/></draw:frame>Figura <text:sequence text:ref-name="refFigure6" text:name="Figure" text:formula="ooow:Figure+1" style:num-format="1">5</text:sequence><text:s/>- Gráfico econômico</text:p></draw:text-box></draw:frame><text:soft-page-break/><text:span text:style-name="T19">F</text:span><text:span text:style-name="T12">onte: do autor</text:span></text:p>
      <text:h text:style-name="Heading_20_4" text:outline-level="4"><text:bookmark-start text:name="__RefHeading___Toc1895_2111744176"/>Timeline<text:bookmark-end text:name="__RefHeading___Toc1895_2111744176"/></text:h>
      <text:p text:style-name="P61"><text:span text:style-name="T366">A </text:span><text:span text:style-name="T8">timeline </text:span><text:span text:style-name="T19">(</text:span><text:span text:style-name="T19"><text:sequence-ref text:reference-format="category-and-value" text:ref-name="refFigure4">Figura 6</text:sequence-ref></text:span><text:span text:style-name="T19">)</text:span><text:span text:style-name="T20"> </text:span><text:span text:style-name="T18">é o elemento onde aparece as no</text:span><text:span text:style-name="T19">tícias, </text:span><text:span text:style-name="T21">fica localizad</text:span><text:span text:style-name="T91">a</text:span><text:span text:style-name="T21"> no centro da tela principal do jogo</text:span><text:span text:style-name="T19">, ela é inspirad</text:span><text:span text:style-name="T28">a</text:span><text:span text:style-name="T19"> </text:span><text:span text:style-name="T91">em </text:span><text:span text:style-name="T92">um</text:span><text:span text:style-name="T19"> </text:span><text:span text:style-name="T7">feed</text:span><text:span text:style-name="T19"> de notícias de uma rede social. Cada </text:span><text:span text:style-name="T124">ação</text:span><text:span text:style-name="T19"> do jogador gera uma notícia na </text:span><text:span text:style-name="T7">timeline</text:span><text:span text:style-name="T19">, oferecendo ao usuário, além de uma experiência mais lúdica, uma forma de </text:span><text:span text:style-name="T90">observar</text:span><text:span text:style-name="T19"> o que suas escolhas ocasionaram.</text:span></text:p>
      <text:p text:style-name="Fontes_20_de_20_legenda"><draw:frame draw:style-name="fr3" draw:name="Quadro5" text:anchor-type="char" svg:width="11.608cm" draw:z-index="8"><draw:text-box fo:min-height="12.077cm"><text:p text:style-name="Figure"><draw:frame draw:style-name="fr8" draw:name="Figura5" text:anchor-type="paragraph" svg:width="11.259cm" style:rel-width="97%" svg:height="11.391cm" style:rel-height="scale" draw:z-index="9"><draw:image xlink:href="Pictures/100002010000033B000003455B654D4CAC9922E1.png" xlink:type="simple" xlink:show="embed" xlink:actuate="onLoad" draw:mime-type="image/png"/></draw:frame>Figura <text:sequence text:ref-name="refFigure4" text:name="Figure" text:formula="ooow:Figure+1" style:num-format="1">6</text:sequence><text:s/>- <text:span text:style-name="T12">Timeline</text:span></text:p></draw:text-box></draw:frame><text:soft-page-break/><text:span text:style-name="T19">F</text:span><text:span text:style-name="T12">onte: do autor</text:span></text:p>
      <text:h text:style-name="P158" text:outline-level="4">Índices</text:h>
      <text:p text:style-name="P192"><text:span text:style-name="T398">No canto superior </text:span><text:span text:style-name="T250">esquerdo</text:span><text:span text:style-name="T398"> da tela principal de jogo fica localizado o elemento com os </text:span><text:span text:style-name="T431">Í</text:span><text:span text:style-name="T250">ndices (</text:span><text:span text:style-name="T250"><text:sequence-ref text:reference-format="category-and-value" text:ref-name="refFigure8">Figura 7</text:sequence-ref></text:span><text:span text:style-name="T250">)</text:span><text:span text:style-name="T398">. Esses </text:span><text:span text:style-name="T251">valores</text:span><text:span text:style-name="T398"> são atualizados </text:span><text:span text:style-name="T237">a</text:span><text:span text:style-name="T398">o executar uma medida econômica, </text:span><text:span text:style-name="T251">afetando 1 ou mais deles</text:span><text:span text:style-name="T398">. </text:span><text:span text:style-name="T429">De acordo com a variação é exibido </text:span><text:span text:style-name="T430">um </text:span><text:span text:style-name="T429">símbolo </text:span><text:span text:style-name="T430">à direita</text:span><text:span text:style-name="T429"> indicando subida, descida ou estabilidade com relação ao mês anterior.</text:span></text:p>
      <text:p text:style-name="P137"><draw:frame draw:style-name="fr4" draw:name="Quadro9" text:anchor-type="char" svg:width="8.604cm" draw:z-index="12"><draw:text-box fo:min-height="10.068cm"><text:p text:style-name="Figure"><draw:frame draw:style-name="fr8"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8" text:name="Figure" text:formula="ooow:Figure+1" style:num-format="1">7</text:sequence><text:s/>- <text:span text:style-name="T428">Índices</text:span></text:p></draw:text-box></draw:frame><text:soft-page-break/><text:span text:style-name="T19">F</text:span><text:span text:style-name="T12">onte: do autor</text:span></text:p>
      <text:p text:style-name="P204"><text:span text:style-name="T12"><text:tab/>Por fim, uma interrogação ao lado direito de cada índice representa </text:span><text:span text:style-name="T29">o</text:span><text:span text:style-name="T12"> botão de </text:span><text:span text:style-name="T3">help </text:span><text:span text:style-name="T12">que abre uma tela (</text:span><text:span text:style-name="T12"><text:sequence-ref text:reference-format="category-and-value" text:ref-name="refFigure9">Figura 8</text:sequence-ref></text:span><text:span text:style-name="T12">) com uma explicação mais aprofundada sobre </text:span><text:span text:style-name="T125">o</text:span><text:span text:style-name="T12"> índice.</text:span></text:p>
      <text:p text:style-name="P138"><draw:frame draw:style-name="fr4" draw:name="Quadro10" text:anchor-type="char" svg:width="8.604cm" draw:z-index="14"><draw:text-box fo:min-height="10.361cm"><text:p text:style-name="Figure"><draw:frame draw:style-name="fr8" draw:name="Figura10" text:anchor-type="paragraph" svg:width="8.174cm" style:rel-width="95%" svg:height="9.543cm" style:rel-height="scale" draw:z-index="15"><draw:image xlink:href="Pictures/100002010000028A00000301A0B9F860FF398174.png" xlink:type="simple" xlink:show="embed" xlink:actuate="onLoad" draw:mime-type="image/png"/></draw:frame>Figura <text:sequence text:ref-name="refFigure9" text:name="Figure" text:formula="ooow:Figure+1" style:num-format="1">8</text:sequence><text:s/>- <text:s/><text:span text:style-name="T231">Tela de help</text:span></text:p></draw:text-box></draw:frame><text:span text:style-name="T19">F</text:span><text:span text:style-name="T12">onte: do autor</text:span></text:p>
      <text:h text:style-name="P144" text:outline-level="4"><text:bookmark-start text:name="__RefHeading___Toc1897_2111744176"/><text:soft-page-break/><text:span text:style-name="T432">Finanças</text:span><text:span text:style-name="T354"> </text:span><text:span text:style-name="T368">anuais </text:span><text:span text:style-name="T432">e mensais</text:span><text:bookmark-end text:name="__RefHeading___Toc1897_2111744176"/></text:h>
      <text:p text:style-name="P193"><text:span text:style-name="T368">Abaixo </text:span><text:span text:style-name="T252">da sessão de Índices </text:span><text:span text:style-name="T368">existem duas seções de </text:span><text:span text:style-name="T253">Finanças</text:span><text:span text:style-name="T368"> </text:span><text:span text:style-name="T249">sobre a situação financeira do país</text:span><text:span text:style-name="T368">:</text:span></text:p>
      <text:list xml:id="list3338939689" text:style-name="L9">
        <text:list-item>
          <text:p text:style-name="P195"><text:span text:style-name="T427">Finanças Anuais – exibe valores agregados durante o ano corrente.</text:span></text:p>
        </text:list-item>
        <text:list-item>
          <text:p text:style-name="P194"><text:span text:style-name="T427">Finanças Men</text:span><text:span text:style-name="T429">s</text:span><text:span text:style-name="T427">ais – exibe valores referentes ao mês corrente.</text:span></text:p>
        </text:list-item>
      </text:list>
      <text:p text:style-name="P132"><draw:frame draw:style-name="fr3" draw:name="Quadro8" text:anchor-type="char" svg:width="9.234cm" draw:z-index="10"><draw:text-box fo:min-height="11.947cm"><text:p text:style-name="Figure"><draw:frame draw:style-name="fr9" draw:name="Figura8" text:anchor-type="paragraph" svg:x="1.893cm" svg:y="0.838cm" svg:width="6.897cm" style:rel-width="59%" svg:height="13.917cm" style:rel-height="scale" draw:z-index="11"><draw:image xlink:href="Pictures/100002010000018A0000033E0239894718E55CC0.png" xlink:type="simple" xlink:show="embed" xlink:actuate="onLoad" draw:mime-type="image/png"/></draw:frame>Figura <text:sequence text:ref-name="refFigure7" text:name="Figure" text:formula="ooow:Figure+1" style:num-format="1">9</text:sequence><text:s/>- <text:span text:style-name="T229">Finanças mensais e anuais</text:span></text:p></draw:text-box></draw:frame><text:span text:style-name="T19">F</text:span><text:span text:style-name="T12">onte: do autor</text:span></text:p>
      <text:p text:style-name="P196">Como nos Índices, as Finanças também possuem símbolos de variação de valores (setas) e botões de <text:span text:style-name="T3">help</text:span><text:span text:style-name="T12">. </text:span><text:span text:style-name="T31">Ambos os grupos devem ser observados pelo jogador para a tomada de decisão.</text:span></text:p>
      <text:h text:style-name="P164" text:outline-level="4"><text:span text:style-name="T228">Relatórios</text:span><text:span text:style-name="T30"> </text:span><text:span text:style-name="T12">mensais e anuais</text:span></text:h>
      <text:p text:style-name="P197"><text:span text:style-name="T369">O jogo </text:span><text:span text:style-name="T236">E-</text:span><text:span text:style-name="T369">conomy Simulator possui uma quantidade de rodadas fixas, </text:span><text:span text:style-name="T236">totalizando </text:span><text:span text:style-name="T369">24 rodadas caso o jogador consiga se manter no cargo fictício por essa quantidade de rodadas. </text:span><text:span text:style-name="T256">No decorrer do jogo, o</text:span><text:span text:style-name="T254"> </text:span><text:span text:style-name="T256">usuário</text:span><text:span text:style-name="T254"> tem acesso aos relatórios anuais e mensais </text:span><text:span text:style-name="T255">a partir dos botões no perfil </text:span><text:span text:style-name="T254">(</text:span><text:span text:style-name="T254"><text:sequence-ref text:reference-format="category-and-value" text:ref-name="refFigure5">Figura 10</text:sequence-ref></text:span><text:span text:style-name="T254">).</text:span></text:p>
      <text:p text:style-name="P133"><draw:frame draw:style-name="fr3" draw:name="Quadro7" text:anchor-type="char" svg:width="9.234cm" draw:z-index="16"><draw:text-box fo:min-height="10.343cm"><text:p text:style-name="Figure"><draw:frame draw:style-name="fr8" draw:name="Figura7" text:anchor-type="paragraph" svg:width="5.874cm" style:rel-width="64%" svg:height="9.601cm" style:rel-height="scale" draw:z-index="17"><draw:image xlink:href="Pictures/10000201000001860000026698DA03974106D5BF.png" xlink:type="simple" xlink:show="embed" xlink:actuate="onLoad" draw:mime-type="image/png"/></draw:frame>Figura <text:sequence text:ref-name="refFigure5" text:name="Figure" text:formula="ooow:Figure+1" style:num-format="1">10</text:sequence><text:s/>- <text:span text:style-name="T230">Perfil do jogador e botões de ação</text:span></text:p></draw:text-box></draw:frame><text:soft-page-break/><text:span text:style-name="T19">F</text:span><text:span text:style-name="T12">onte: do autor</text:span></text:p>
      <text:p text:style-name="P199"><text:span text:style-name="T205">O</text:span><text:span text:style-name="T209">s Relatórios </text:span><text:span text:style-name="T206">M</text:span><text:span text:style-name="T209">ensais (</text:span><text:span text:style-name="T209"><text:sequence-ref text:reference-format="category-and-value" text:ref-name="refFigure10">Figura 11</text:sequence-ref></text:span><text:span text:style-name="T209">) </text:span><text:span text:style-name="T207">servem para que o </text:span><text:span text:style-name="T208">jogador possa observar o resultado de suas ações de outra forma e em todas as variáveis do simulador.</text:span></text:p>
      <text:list xml:id="list2296505880" text:style-name="L8">
        <text:list-header>
          <text:p text:style-name="P135"><draw:frame draw:style-name="fr2" draw:name="Quadro11" text:anchor-type="char" svg:width="16cm" draw:z-index="18"><draw:text-box fo:min-height="9.899cm"><text:p text:style-name="Figure"><draw:frame draw:style-name="fr8" draw:name="Figura11" text:anchor-type="paragraph" svg:width="16cm" style:rel-width="100%" svg:height="8.888cm" style:rel-height="scale" draw:z-index="19"><draw:image xlink:href="Pictures/10000201000006BB000003D91C50492383AF511A.png" xlink:type="simple" xlink:show="embed" xlink:actuate="onLoad" draw:mime-type="image/png"/></draw:frame>Figura <text:sequence text:ref-name="refFigure10" text:name="Figure" text:formula="ooow:Figure+1" style:num-format="1">11</text:sequence><text:s/>- <text:span text:style-name="T232">Relatório mensa</text:span><text:span text:style-name="T233">l</text:span></text:p></draw:text-box></draw:frame><text:span text:style-name="T134">F</text:span><text:span text:style-name="T133">onte: do autor</text:span></text:p>
        </text:list-header>
      </text:list>
      <text:p text:style-name="P205"><text:soft-page-break/><text:span text:style-name="T133"><text:tab/>Os Relatório</text:span><text:span text:style-name="T135">s</text:span><text:span text:style-name="T133"> Anuais </text:span><text:span text:style-name="T136">são calculados ao fim do primeiro ano e depois ao fim do segundo. Exibem uma análise do desempenho do jogador com base em uma comparação entre os anos </text:span><text:span text:style-name="T137">acompanhado de uma mensagem para cada variável</text:span><text:span text:style-name="T136">:</text:span></text:p>
      <text:list xml:id="list3001046571" text:style-name="L10">
        <text:list-item>
          <text:p text:style-name="P198"><text:span text:style-name="T203">ANO 0 (m</text:span><text:span text:style-name="T371">andato anterior</text:span><text:span text:style-name="T390">)</text:span><text:span text:style-name="T371">: o jogo já inicia com os indicadores anuais do último mandato, apenas para fim de comparação com o mandato atual;</text:span></text:p>
        </text:list-item>
        <text:list-item>
          <text:p text:style-name="P200"><text:span text:style-name="T392">ANO 1</text:span><text:span text:style-name="T393">: </text:span><text:span text:style-name="T210">os </text:span><text:span text:style-name="T394">resultados do primeiro ano de mandato </text:span><text:span text:style-name="T395">(</text:span><text:span text:style-name="T395"><text:sequence-ref text:reference-format="category-and-value" text:ref-name="refFigure11">Figura 12</text:sequence-ref></text:span><text:span text:style-name="T395">)</text:span><text:span text:style-name="T394"> é o somatório dos indicadores de todas as rodadas até a 12° rodada. Após isso os resultados não sofrem alterações e se inicia o segundo ano de mandato;</text:span></text:p>
        </text:list-item>
      </text:list>
      <text:p text:style-name="P134"><draw:frame draw:style-name="fr2" draw:name="Quadro12" text:anchor-type="char" svg:width="16cm" draw:z-index="20"><draw:text-box fo:min-height="6.987cm"><text:p text:style-name="Figure"><draw:frame draw:style-name="fr7" draw:name="Figura12" text:anchor-type="paragraph" svg:x="0.113cm" svg:y="0.711cm" svg:width="15.84cm" style:rel-width="99%" svg:height="6.167cm" style:rel-height="scale" draw:z-index="21"><draw:image xlink:href="Pictures/10000201000006B900000301DFD0E59A668CB0D0.png" xlink:type="simple" xlink:show="embed" xlink:actuate="onLoad" draw:mime-type="image/png"/></draw:frame>Figura <text:sequence text:ref-name="refFigure11" text:name="Figure" text:formula="ooow:Figure+1" style:num-format="1">12</text:sequence><text:s/>- <text:span text:style-name="T234">Relatório anual </text:span><text:span text:style-name="T235">1</text:span></text:p></draw:text-box></draw:frame><text:span text:style-name="T131">F</text:span><text:span text:style-name="T132">onte: do autor</text:span></text:p>
      <text:list xml:id="list224407212888777" text:continue-numbering="true" text:style-name="L10">
        <text:list-item>
          <text:p text:style-name="P201"><text:span text:style-name="T392">ANO 2</text:span><text:span text:style-name="T393">: </text:span><text:span text:style-name="T394">assim como o primeiro ano de mandato, esses resultados são o somatório dos indicadores de todas as rodadas, porém da 12° até a 24° rodada, que sinaliza o final do jogo </text:span><text:span text:style-name="T395">(</text:span><text:span text:style-name="T394"><text:sequence-ref text:reference-format="category-and-value" text:ref-name="refFigure13">Figura 13</text:sequence-ref></text:span><text:span text:style-name="T395">)</text:span><text:span text:style-name="T394">.</text:span></text:p>
        </text:list-item>
      </text:list>
      <text:p text:style-name="P139"><draw:frame draw:style-name="fr2" draw:name="Quadro14" text:anchor-type="char" svg:width="16cm" draw:z-index="22"><draw:text-box fo:min-height="6.987cm"><text:p text:style-name="Figure"><draw:frame draw:style-name="fr6" draw:name="Figura14" text:anchor-type="paragraph" svg:x="0.113cm" svg:y="0.829cm" svg:width="15.84cm" style:rel-width="99%" svg:height="6.071cm" style:rel-height="scale" draw:z-index="23"><draw:image xlink:href="Pictures/10000201000006C2000002C7FA1FA0879AB04385.png" xlink:type="simple" xlink:show="embed" xlink:actuate="onLoad" draw:mime-type="image/png"/></draw:frame>Figura <text:sequence text:ref-name="refFigure13" text:name="Figure" text:formula="ooow:Figure+1" style:num-format="1">13</text:sequence><text:s/>- <text:span text:style-name="T234">Relatório anual </text:span><text:span text:style-name="T235">2</text:span></text:p></draw:text-box></draw:frame><text:span text:style-name="T131">F</text:span><text:span text:style-name="T132">onte: do autor</text:span></text:p>
      <text:h text:style-name="Heading_20_3" text:outline-level="3"><text:bookmark-start text:name="__RefHeading___Toc12171_4091925848"/><text:soft-page-break/>Variáveis e indicadores econômicos<text:bookmark-end text:name="__RefHeading___Toc12171_4091925848"/></text:h>
      <text:p text:style-name="P64"><text:span text:style-name="T401">O E-conomy Simulator é um jogo baseado em rodadas, que a cada ciclo atualiza as variáveis econômicas a partir da escolha do jogador. No jogo há dois tipos de informações: as </text:span><text:span text:style-name="T260">variáveis econômicas </text:span><text:span text:style-name="T372">que são valores que podem ser </text:span><text:span text:style-name="T163">manipulados</text:span><text:span text:style-name="T372"> pelo usuário e os </text:span><text:span text:style-name="T260">indicadores econômicos</text:span><text:span text:style-name="T372">, </text:span><text:span text:style-name="T373">que são os </text:span><text:span text:style-name="T165">resultantes</text:span><text:span text:style-name="T373"> de c</text:span><text:span text:style-name="T164">á</text:span><text:span text:style-name="T373">lculos criados a partir das variáveis.</text:span></text:p>
      <text:p text:style-name="P63"><text:span text:style-name="T373"><text:s/></text:span><text:span text:style-name="T374">A</text:span><text:span text:style-name="T166">lgumas</text:span><text:span text:style-name="T374"> </text:span><text:span text:style-name="T261">variáveis econômicas</text:span><text:span text:style-name="T374"> são inseridas a cada rodada, seja automaticamente pelo jogo ou por interação do usuário, </text:span><text:span text:style-name="T375">outras são iniciadas uma única vez no início do jogo e serve </text:span><text:span text:style-name="T166">apenas para </text:span><text:span text:style-name="T375">configurar o </text:span><text:span text:style-name="T166">cenário</text:span><text:span text:style-name="T375"> </text:span><text:span text:style-name="T166">econômico fictício</text:span><text:span text:style-name="T374">.</text:span></text:p>
      <text:p text:style-name="P71"><text:span text:style-name="T376">O</text:span><text:span text:style-name="T377">s </text:span><text:span text:style-name="T262">indicadores econômicos</text:span><text:span text:style-name="T377"> são resultantes de processos realizados a partir das variáveis citadas anteriormente. </text:span><text:span text:style-name="T167">A</text:span><text:span text:style-name="T377">o realizar </text:span><text:span text:style-name="T378">a alteração de uma dessas variáveis através de uma medida econômica, </text:span><text:span text:style-name="T168">um ou mais</text:span><text:span text:style-name="T378"> </text:span><text:span text:style-name="T379">indicadores serão afetados, </text:span><text:span text:style-name="T387">além disso algumas variáveis também servem como indicadores em determinadas situações.</text:span><text:span text:style-name="T379"> </text:span><text:span text:style-name="T383">A </text:span><text:span text:style-name="T383"><text:sequence-ref text:reference-format="category-and-value" text:ref-name="refTable1">Tabela 2</text:sequence-ref></text:span><text:span text:style-name="T383"><text:s/></text:span><text:span text:style-name="T204">exibe</text:span><text:span text:style-name="T384"> as variáveis e indicadores presentes no jogo, </text:span><text:span text:style-name="T173">relacionando</text:span><text:span text:style-name="T384"> cada uma delas </text:span><text:span text:style-name="T173">a</text:span><text:span text:style-name="T384"> um </text:span><text:span text:style-name="T385">código</text:span><text:span text:style-name="T384"> que será utilizad</text:span><text:span text:style-name="T174">o</text:span><text:span text:style-name="T384"> na explicação dos cá</text:span><text:span text:style-name="T385">l</text:span><text:span text:style-name="T384">culos.</text:span></text:p>
      <text:p text:style-name="P98">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1968370710928">
          <table:table-cell table:style-name="Tabela2.A1" office:value-type="string">
            <text:p text:style-name="P102">Informação</text:p>
          </table:table-cell>
          <table:table-cell table:style-name="Tabela2.A1" office:value-type="string">
            <text:p text:style-name="P104">Código</text:p>
          </table:table-cell>
          <table:table-cell table:style-name="Tabela2.C1" office:value-type="string">
            <text:p text:style-name="P103">Tipo</text:p>
          </table:table-cell>
        </table:table-row>
        <table:table-row table:style-name="TableLine1968370714464">
          <table:table-cell table:style-name="Tabela2.A2" office:value-type="string">
            <text:p text:style-name="P112">Produto <text:span text:style-name="T417">i</text:span>nterno <text:span text:style-name="T417">b</text:span>ruto</text:p>
          </table:table-cell>
          <table:table-cell table:style-name="Tabela2.A2" office:value-type="string">
            <text:p text:style-name="P105">Y</text:p>
          </table:table-cell>
          <table:table-cell table:style-name="Tabela2.C2" office:value-type="string">
            <text:p text:style-name="P113">variável</text:p>
          </table:table-cell>
        </table:table-row>
        <table:table-row table:style-name="TableLine1968370716912">
          <table:table-cell table:style-name="Tabela2.A2" office:value-type="string">
            <text:p text:style-name="P113">Produto <text:span text:style-name="T417">i</text:span>nterno <text:span text:style-name="T417">b</text:span>ruto <text:span text:style-name="T417">b</text:span>ase (<text:span text:style-name="T246">PIB do ano</text:span> anterior)</text:p>
          </table:table-cell>
          <table:table-cell table:style-name="Tabela2.A2" office:value-type="string">
            <text:p text:style-name="P105">YB</text:p>
          </table:table-cell>
          <table:table-cell table:style-name="Tabela2.C2" office:value-type="string">
            <text:p text:style-name="P106">indicador</text:p>
          </table:table-cell>
        </table:table-row>
        <table:table-row table:style-name="TableLine1968370717728">
          <table:table-cell table:style-name="Tabela2.A2" office:value-type="string">
            <text:p text:style-name="P115">Consumo</text:p>
          </table:table-cell>
          <table:table-cell table:style-name="Tabela2.A2" office:value-type="string">
            <text:p text:style-name="P105">C</text:p>
          </table:table-cell>
          <table:table-cell table:style-name="Tabela2.C2" office:value-type="string">
            <text:p text:style-name="P115">variável</text:p>
          </table:table-cell>
        </table:table-row>
        <table:table-row table:style-name="TableLine1968370718544">
          <table:table-cell table:style-name="Tabela2.A2" office:value-type="string">
            <text:p text:style-name="P116">Investimento potencial</text:p>
          </table:table-cell>
          <table:table-cell table:style-name="Tabela2.A2" office:value-type="string">
            <text:p text:style-name="P117">I<text:span text:style-name="T416">P</text:span></text:p>
          </table:table-cell>
          <table:table-cell table:style-name="Tabela2.C2" office:value-type="string">
            <text:p text:style-name="P107">variável</text:p>
          </table:table-cell>
        </table:table-row>
        <table:table-row table:style-name="TableLine1968370733232">
          <table:table-cell table:style-name="Tabela2.A2" office:value-type="string">
            <text:p text:style-name="P116">Investimento realizado</text:p>
          </table:table-cell>
          <table:table-cell table:style-name="Tabela2.A2" office:value-type="string">
            <text:p text:style-name="P112">I<text:span text:style-name="T420">L</text:span></text:p>
          </table:table-cell>
          <table:table-cell table:style-name="Tabela2.C2" office:value-type="string">
            <text:p text:style-name="P107">variável</text:p>
          </table:table-cell>
        </table:table-row>
        <table:table-row table:style-name="TableLine1968370743024">
          <table:table-cell table:style-name="Tabela2.A2" office:value-type="string">
            <text:p text:style-name="P93"><text:span text:style-name="T374">Gastos </text:span><text:span text:style-name="T199">g</text:span><text:span text:style-name="T374">overnamentais</text:span></text:p>
          </table:table-cell>
          <table:table-cell table:style-name="Tabela2.A2" office:value-type="string">
            <text:p text:style-name="P116">G</text:p>
          </table:table-cell>
          <table:table-cell table:style-name="Tabela2.C2" office:value-type="string">
            <text:p text:style-name="P118"><text:span text:style-name="T239">v</text:span><text:span text:style-name="T402">ariável</text:span></text:p>
          </table:table-cell>
        </table:table-row>
        <table:table-row table:style-name="TableLine1968370734864">
          <table:table-cell table:style-name="Tabela2.A2" office:value-type="string">
            <text:p text:style-name="P116">Transferências</text:p>
          </table:table-cell>
          <table:table-cell table:style-name="Tabela2.A2" office:value-type="string">
            <text:p text:style-name="P116">T<text:span text:style-name="T417">A</text:span></text:p>
          </table:table-cell>
          <table:table-cell table:style-name="Tabela2.C2" office:value-type="string">
            <text:p text:style-name="P118"><text:span text:style-name="T239">v</text:span><text:span text:style-name="T402">ariável</text:span></text:p>
          </table:table-cell>
        </table:table-row>
        <table:table-row table:style-name="TableLine1968370742752">
          <table:table-cell table:style-name="Tabela2.A2" office:value-type="string">
            <text:p text:style-name="P112">Impostos</text:p>
          </table:table-cell>
          <table:table-cell table:style-name="Tabela2.A2" office:value-type="string">
            <text:p text:style-name="P112">I</text:p>
          </table:table-cell>
          <table:table-cell table:style-name="Tabela2.C2" office:value-type="string">
            <text:p text:style-name="P112"><text:span text:style-name="T239">v</text:span><text:span text:style-name="T402">ariável</text:span></text:p>
          </table:table-cell>
        </table:table-row>
        <table:table-row table:style-name="TableLine1968370732144">
          <table:table-cell table:style-name="Tabela2.A2" office:value-type="string">
            <text:p text:style-name="P119"><text:span text:style-name="T36">Deficit</text:span> ou superavit do governo</text:p>
          </table:table-cell>
          <table:table-cell table:style-name="Tabela2.A2" office:value-type="string">
            <text:p text:style-name="P119">BS</text:p>
          </table:table-cell>
          <table:table-cell table:style-name="Tabela2.C2" office:value-type="string">
            <text:p text:style-name="P110">variável</text:p>
          </table:table-cell>
        </table:table-row>
        <table:table-row table:style-name="TableLine1968370728880">
          <table:table-cell table:style-name="Tabela2.A2" office:value-type="string">
            <text:p text:style-name="P113">Títulos <text:span text:style-name="T417">d</text:span>evidos pelo <text:span text:style-name="T418">g</text:span>overno</text:p>
          </table:table-cell>
          <table:table-cell table:style-name="Tabela2.A2" office:value-type="string">
            <text:p text:style-name="P113">TD</text:p>
          </table:table-cell>
          <table:table-cell table:style-name="Tabela2.C2" office:value-type="string">
            <text:p text:style-name="P113">variável</text:p>
          </table:table-cell>
        </table:table-row>
        <table:table-row table:style-name="TableLine1968370739760">
          <table:table-cell table:style-name="Tabela2.A2" office:value-type="string">
            <text:p text:style-name="P119">Juros da dívida interna</text:p>
          </table:table-cell>
          <table:table-cell table:style-name="Tabela2.A2" office:value-type="string">
            <text:p text:style-name="P119">JDI</text:p>
          </table:table-cell>
          <table:table-cell table:style-name="Tabela2.C2" office:value-type="string">
            <text:p text:style-name="P113">variável</text:p>
          </table:table-cell>
        </table:table-row>
        <table:table-row table:style-name="TableLine1968370726704">
          <table:table-cell table:style-name="Tabela2.A2" office:value-type="string">
            <text:p text:style-name="P116">Caixa do governo</text:p>
          </table:table-cell>
          <table:table-cell table:style-name="Tabela2.A2" office:value-type="string">
            <text:p text:style-name="P112">CG</text:p>
          </table:table-cell>
          <table:table-cell table:style-name="Tabela2.C2" office:value-type="string">
            <text:p text:style-name="P113">variável</text:p>
          </table:table-cell>
        </table:table-row>
        <table:table-row table:style-name="TableLine1968370731872">
          <table:table-cell table:style-name="Tabela2.A2" office:value-type="string">
            <text:p text:style-name="P116">Dívida interna <text:span text:style-name="T417">total</text:span></text:p>
          </table:table-cell>
          <table:table-cell table:style-name="Tabela2.A2" office:value-type="string">
            <text:p text:style-name="P112">DI<text:span text:style-name="T417">T</text:span></text:p>
          </table:table-cell>
          <table:table-cell table:style-name="Tabela2.C2" office:value-type="string">
            <text:p text:style-name="P113">variável</text:p>
          </table:table-cell>
        </table:table-row>
        <table:table-row table:style-name="TableLine1968370732416">
          <table:table-cell table:style-name="Tabela2.A2" office:value-type="string">
            <text:p text:style-name="P118"><text:span text:style-name="T403">Imposto de </text:span><text:span text:style-name="T239">r</text:span><text:span text:style-name="T403">enda</text:span></text:p>
          </table:table-cell>
          <table:table-cell table:style-name="Tabela2.A2" office:value-type="string">
            <text:p text:style-name="P117">IR</text:p>
          </table:table-cell>
          <table:table-cell table:style-name="Tabela2.C2" office:value-type="string">
            <text:p text:style-name="P118"><text:span text:style-name="T239">v</text:span><text:span text:style-name="T403">ariável</text:span></text:p>
          </table:table-cell>
        </table:table-row>
        <table:table-row table:style-name="TableLine1968370743296">
          <table:table-cell table:style-name="Tabela2.A2" office:value-type="string">
            <text:p text:style-name="P118"><text:span text:style-name="T403">Taxa </text:span><text:span text:style-name="T239">b</text:span><text:span text:style-name="T403">ase de </text:span><text:span text:style-name="T239">j</text:span><text:span text:style-name="T403">uros</text:span></text:p>
          </table:table-cell>
          <table:table-cell table:style-name="Tabela2.A2" office:value-type="string">
            <text:p text:style-name="P111">r</text:p>
          </table:table-cell>
          <table:table-cell table:style-name="Tabela2.C2" office:value-type="string">
            <text:p text:style-name="P118"><text:span text:style-name="T239">v</text:span><text:span text:style-name="T403">ariável</text:span></text:p>
          </table:table-cell>
        </table:table-row>
        <text:soft-page-break/>
        <table:table-row table:style-name="TableLine1968370730512">
          <table:table-cell table:style-name="Tabela2.A2" office:value-type="string">
            <text:p text:style-name="P119">Eficácia marginal do capital</text:p>
          </table:table-cell>
          <table:table-cell table:style-name="Tabela2.A2" office:value-type="string">
            <text:p text:style-name="P119">E<text:span text:style-name="T418">Mg</text:span>K</text:p>
          </table:table-cell>
          <table:table-cell table:style-name="Tabela2.C2" office:value-type="string">
            <text:p text:style-name="P118"><text:span text:style-name="T239">v</text:span><text:span text:style-name="T403">ariável</text:span></text:p>
          </table:table-cell>
        </table:table-row>
        <table:table-row table:style-name="TableLine1968370741664">
          <table:table-cell table:style-name="Tabela2.A2" office:value-type="string">
            <text:p text:style-name="P119">Investimento em títulos do governo</text:p>
          </table:table-cell>
          <table:table-cell table:style-name="Tabela2.A2" office:value-type="string">
            <text:p text:style-name="P119">IT</text:p>
          </table:table-cell>
          <table:table-cell table:style-name="Tabela2.C2" office:value-type="string">
            <text:p text:style-name="P118"><text:span text:style-name="T239">v</text:span><text:span text:style-name="T403">ariável</text:span></text:p>
          </table:table-cell>
        </table:table-row>
        <table:table-row table:style-name="TableLine1968370734048">
          <table:table-cell table:style-name="Tabela2.A2" office:value-type="string">
            <text:p text:style-name="P117"><text:span text:style-name="T247">I</text:span>nflação <text:span text:style-name="T418">de custo</text:span></text:p>
          </table:table-cell>
          <table:table-cell table:style-name="Tabela2.A2" office:value-type="string">
            <text:p text:style-name="P118"><text:span text:style-name="T403">I</text:span><text:span text:style-name="T418">f</text:span><text:span text:style-name="T247">C</text:span></text:p>
          </table:table-cell>
          <table:table-cell table:style-name="Tabela2.C2" office:value-type="string">
            <text:p text:style-name="P107">indicador</text:p>
          </table:table-cell>
        </table:table-row>
        <table:table-row table:style-name="TableLine1968370729424">
          <table:table-cell table:style-name="Tabela2.A2" office:value-type="string">
            <text:p text:style-name="P120">Imposto de renda base</text:p>
          </table:table-cell>
          <table:table-cell table:style-name="Tabela2.A2" office:value-type="string">
            <text:p text:style-name="P120">IRB</text:p>
          </table:table-cell>
          <table:table-cell table:style-name="Tabela2.C2" office:value-type="string">
            <text:p text:style-name="P108">indicador</text:p>
          </table:table-cell>
        </table:table-row>
        <table:table-row table:style-name="TableLine1968370731600">
          <table:table-cell table:style-name="Tabela2.A2" office:value-type="string">
            <text:p text:style-name="P117"><text:span text:style-name="T247">I</text:span>nflação <text:span text:style-name="T418">de </text:span><text:span text:style-name="T247">demanda</text:span></text:p>
          </table:table-cell>
          <table:table-cell table:style-name="Tabela2.A2" office:value-type="string">
            <text:p text:style-name="P121">IfD</text:p>
          </table:table-cell>
          <table:table-cell table:style-name="Tabela2.C2" office:value-type="string">
            <text:p text:style-name="P107">indicador</text:p>
          </table:table-cell>
        </table:table-row>
        <table:table-row table:style-name="TableLine1968370741936">
          <table:table-cell table:style-name="Tabela2.A2" office:value-type="string">
            <text:p text:style-name="P122">Investimento realizado base</text:p>
          </table:table-cell>
          <table:table-cell table:style-name="Tabela2.A2" office:value-type="string">
            <text:p text:style-name="P122">ILB</text:p>
          </table:table-cell>
          <table:table-cell table:style-name="Tabela2.C2" office:value-type="string">
            <text:p text:style-name="P106">indicador</text:p>
          </table:table-cell>
        </table:table-row>
        <table:table-row table:style-name="TableLine1968370733504">
          <table:table-cell table:style-name="Tabela2.A2" office:value-type="string">
            <text:p text:style-name="P122">Transferências base</text:p>
          </table:table-cell>
          <table:table-cell table:style-name="Tabela2.A2" office:value-type="string">
            <text:p text:style-name="P122">TAB</text:p>
          </table:table-cell>
          <table:table-cell table:style-name="Tabela2.C2" office:value-type="string">
            <text:p text:style-name="P106">indicador</text:p>
          </table:table-cell>
        </table:table-row>
        <table:table-row table:style-name="TableLine1968370740032">
          <table:table-cell table:style-name="Tabela2.A2" office:value-type="string">
            <text:p text:style-name="P117"><text:span text:style-name="T247">I</text:span>nflação <text:span text:style-name="T418">total</text:span></text:p>
          </table:table-cell>
          <table:table-cell table:style-name="Tabela2.A2" office:value-type="string">
            <text:p text:style-name="P121">IfT</text:p>
          </table:table-cell>
          <table:table-cell table:style-name="Tabela2.C2" office:value-type="string">
            <text:p text:style-name="P107">indicador</text:p>
          </table:table-cell>
        </table:table-row>
        <table:table-row table:style-name="TableLine1968370731056">
          <table:table-cell table:style-name="Tabela2.A2" office:value-type="string">
            <text:p text:style-name="P117"><text:span text:style-name="T421">Taxa</text:span> de desemprego</text:p>
          </table:table-cell>
          <table:table-cell table:style-name="Tabela2.A2" office:value-type="string">
            <text:p text:style-name="P121">N</text:p>
          </table:table-cell>
          <table:table-cell table:style-name="Tabela2.C2" office:value-type="string">
            <text:p text:style-name="P113">indicador</text:p>
          </table:table-cell>
        </table:table-row>
        <table:table-row table:style-name="TableLine1968370732960">
          <table:table-cell table:style-name="Tabela2.A2" office:value-type="string">
            <text:p text:style-name="P123">Taxa de desemprego base</text:p>
          </table:table-cell>
          <table:table-cell table:style-name="Tabela2.A2" office:value-type="string">
            <text:p text:style-name="P123">NB</text:p>
          </table:table-cell>
          <table:table-cell table:style-name="Tabela2.C2" office:value-type="string">
            <text:p text:style-name="P114">indicador</text:p>
          </table:table-cell>
        </table:table-row>
        <table:table-row table:style-name="TableLine1968370727248">
          <table:table-cell table:style-name="Tabela2.A2" office:value-type="string">
            <text:p text:style-name="P117">Multiplicador Keynesiano com Imposto</text:p>
          </table:table-cell>
          <table:table-cell table:style-name="Tabela2.A2" office:value-type="string">
            <text:p text:style-name="P118"><text:span text:style-name="T403">K</text:span><text:span text:style-name="T239">C</text:span><text:span text:style-name="T403">I</text:span></text:p>
          </table:table-cell>
          <table:table-cell table:style-name="Tabela2.C2" office:value-type="string">
            <text:p text:style-name="P112">indicador</text:p>
          </table:table-cell>
        </table:table-row>
        <table:table-row table:style-name="TableLine1968370739488">
          <table:table-cell table:style-name="Tabela2.A2" office:value-type="string">
            <text:p text:style-name="P116">Multiplicador Keynesiano sem imposto</text:p>
          </table:table-cell>
          <table:table-cell table:style-name="Tabela2.A2" office:value-type="string">
            <text:p text:style-name="P117">KSI</text:p>
          </table:table-cell>
          <table:table-cell table:style-name="Tabela2.C2" office:value-type="string">
            <text:p text:style-name="P112">indicador</text:p>
          </table:table-cell>
        </table:table-row>
        <table:table-row table:style-name="TableLine1968370730240">
          <table:table-cell table:style-name="Tabela2.A2" office:value-type="string">
            <text:p text:style-name="P93"><text:span text:style-name="T174">P</text:span><text:span text:style-name="T374">ropensão marginal a consumir</text:span></text:p>
          </table:table-cell>
          <table:table-cell table:style-name="Tabela2.A2" office:value-type="string">
            <text:p text:style-name="P117">PMgC</text:p>
          </table:table-cell>
          <table:table-cell table:style-name="Tabela2.C2" office:value-type="string">
            <text:p text:style-name="P110">indicador</text:p>
          </table:table-cell>
        </table:table-row>
        <table:table-row table:style-name="TableLine1968370730784">
          <table:table-cell table:style-name="Tabela2.A2" office:value-type="string">
            <text:p text:style-name="P113">Variação do <text:span text:style-name="T246">PIB</text:span></text:p>
          </table:table-cell>
          <table:table-cell table:style-name="Tabela2.A2" office:value-type="string">
            <text:p text:style-name="P105">YV</text:p>
          </table:table-cell>
          <table:table-cell table:style-name="Tabela2.C2" office:value-type="string">
            <text:p text:style-name="P107">indicador</text:p>
          </table:table-cell>
        </table:table-row>
        <table:table-row table:style-name="TableLine1968370727520">
          <table:table-cell table:style-name="Tabela2.A2" office:value-type="string">
            <text:p text:style-name="P113">Renda <text:span text:style-name="T417">d</text:span>isponível</text:p>
          </table:table-cell>
          <table:table-cell table:style-name="Tabela2.A2" office:value-type="string">
            <text:p text:style-name="P113">YD</text:p>
          </table:table-cell>
          <table:table-cell table:style-name="Tabela2.C2" office:value-type="string">
            <text:p text:style-name="P109">indicador</text:p>
          </table:table-cell>
        </table:table-row>
      </table:table>
      <text:p text:style-name="Fontes_20_de_20_legenda"><text:span text:style-name="T379">F</text:span><text:span text:style-name="T370">onte: </text:span><text:span text:style-name="T404">Do autor</text:span></text:p>
      <text:p text:style-name="Text_20_body"><text:span text:style-name="T386">Os cálculos </text:span><text:span text:style-name="T387">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87">(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87">, são equações bem estabelecidas nas ciências econômicas, porém algumas possuem </text:span><text:span text:style-name="T176">alterações</text:span><text:span text:style-name="T387"> para fins didáticos e simplificações para encaixe no escopo de desenvolvimento do software. </text:span><text:span text:style-name="T388">Cada variável possui uma versão </text:span><text:span text:style-name="T11">ao mês </text:span><text:span text:style-name="T33">e </text:span><text:span text:style-name="T11">ao ano</text:span><text:span text:style-name="T33">, representando respectivamente o resultado de </text:span><text:span text:style-name="T130">1</text:span><text:span text:style-name="T33"> rodada e 12 rodadas.</text:span></text:p>
      <text:h text:style-name="P145" text:outline-level="4"><text:bookmark-start text:name="__RefHeading___Toc38525_99846923"/><text:span text:style-name="T169">P</text:span><text:span text:style-name="T158">ropensão marginal a consumir </text:span><text:span text:style-name="T179">(PMgC) </text:span><text:bookmark-end text:name="__RefHeading___Toc38525_99846923"/></text:h>
      <text:p text:style-name="P73"><text:span text:style-name="T178">R</text:span><text:span text:style-name="T158">epresenta um indicador do potencial de consumo da população, variando em cada país e época. </text:span><text:span text:style-name="T179">Basicamente, significa o percentual de sua </text:span><text:span text:style-name="T185">própria </text:span><text:span text:style-name="T179">renda que cada indivíduo consome. </text:span><text:span text:style-name="T180">Como não é um valor que varia no curto prazo ele está fixo em 70% (ou 0,7) no simulador.</text:span></text:p>
      <text:h text:style-name="P146" text:outline-level="4"><text:bookmark-start text:name="__RefHeading___Toc38527_99846923"/><text:span text:style-name="T169">T</text:span><text:span text:style-name="T158">axa base de juros (r)</text:span><text:bookmark-end text:name="__RefHeading___Toc38527_99846923"/></text:h>
      <text:p text:style-name="P76"><text:span text:style-name="T183">R</text:span><text:span text:style-name="T158">epresenta a taxa base para o cálculo do rendimento de títulos de dívida que investidores podem adquirir com o governo. Ao fim do ano corrente o governo paga esse percentual de juros </text:span><text:span text:style-name="T184">proporcional aos meses de rendimento.</text:span></text:p>
      <text:h text:style-name="P147" text:outline-level="4"><text:bookmark-start text:name="__RefHeading___Toc38529_99846923"/><text:soft-page-break/><text:span text:style-name="T169">T</text:span><text:span text:style-name="T158">ransferências (TA) </text:span><text:span text:style-name="T191">e transferências base (TAB)</text:span><text:bookmark-end text:name="__RefHeading___Toc38529_99846923"/></text:h>
      <text:p text:style-name="P78"><text:span text:style-name="T158">Representa as transferências pagas pelo governo a população em determinado período. </text:span><text:span text:style-name="T180">O usuário do simulador pode alterar esse valor e observar os resultados.</text:span></text:p>
      <text:p text:style-name="P83"><text:span text:style-name="T158">As transferências</text:span><text:span text:style-name="T180"> base (</text:span><text:span text:style-name="T158">TAB</text:span><text:span text:style-name="T180">) representa</text:span><text:span text:style-name="T158">m</text:span><text:span text:style-name="T180"> </text:span><text:span text:style-name="T158">as TA</text:span><text:span text:style-name="T180"> do ano anterior e é utilizado para o cálculo de </text:span><text:span text:style-name="T158">oferta de moeda</text:span><text:span text:style-name="T180"> em comparação ao ano corrente.</text:span></text:p>
      <text:h text:style-name="P147" text:outline-level="4"><text:bookmark-start text:name="__RefHeading___Toc38531_99846923"/><text:span text:style-name="T169">E</text:span><text:span text:style-name="T158">ficácia marginal do capital (EFgK)</text:span><text:bookmark-end text:name="__RefHeading___Toc38531_99846923"/></text:h>
      <text:p text:style-name="P77"><text:span text:style-name="T184">EfgK = (TA / </text:span><text:span text:style-name="T419">1000000000</text:span><text:span text:style-name="T184">) + 0,075</text:span></text:p>
      <text:p text:style-name="P78"><text:span text:style-name="T158">Representa o quanto, em média, o empresário espera de retorno para seus investimento</text:span><text:span text:style-name="T202">s</text:span><text:span text:style-name="T158">. Esse valor possui uma base em 7,5% </text:span><text:span text:style-name="T201">(0,075)</text:span><text:span text:style-name="T158"> e é acrescido/reduzido em 0,1% para cada 1 milhão de aumento/redução nas transferências. Esse efeito representa a economia “aquecendo” quando o governo faz repasses adicionais a população ou se encolhendo quando o mesmo corta esses gastos. </text:span><text:span text:style-name="T185">Os valores fixos são selecionados com base no tamanho da economia pretendida na simulação.</text:span></text:p>
      <text:h text:style-name="P148" text:outline-level="4"><text:bookmark-start text:name="__RefHeading___Toc38533_99846923"/><text:span text:style-name="T158">Investimento em títulos (</text:span><text:span text:style-name="T169">I</text:span><text:span text:style-name="T158">T)</text:span><text:bookmark-end text:name="__RefHeading___Toc38533_99846923"/></text:h>
      <text:p text:style-name="P20">IT = 5 * (r - EMgK)</text:p>
      <text:p text:style-name="P79"><text:span text:style-name="T158">Representa o percentual d</text:span><text:span text:style-name="T186">a renda</text:span><text:span text:style-name="T158"> que s</text:span><text:span text:style-name="T186">ão retirados dos</text:span><text:span text:style-name="T158"> investimento</text:span><text:span text:style-name="T186">s</text:span><text:span text:style-name="T158"> (I) </text:span><text:span text:style-name="T186">e</text:span><text:span text:style-name="T158"> vão para a compra de títulos, ou seja, quanto maior a taxa de juros base (r), mais investidores </text:span><text:span text:style-name="T186">comprarão</text:span><text:span text:style-name="T158"> títulos devido ao valor mais atrativo </text:span><text:span text:style-name="T186">e ausência de riscos.</text:span></text:p>
      <text:h text:style-name="P149" text:outline-level="4"><text:bookmark-start text:name="__RefHeading___Toc38535_99846923"/><text:span text:style-name="T169">I</text:span><text:span text:style-name="T158">nvestimento potencial (IP), realizado (IL) </text:span><text:span text:style-name="T191">e realizado base (ILB)</text:span><text:bookmark-end text:name="__RefHeading___Toc38535_99846923"/></text:h>
      <text:p text:style-name="P80"><text:span text:style-name="T186">I</text:span><text:span text:style-name="T158">L = IP * (1 - IT)</text:span></text:p>
      <text:p text:style-name="P21">R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p>
      <text:p text:style-name="P22">O investimento realizado base (ILB) representa o IL do ano anterior e é utilizado para o cálculo de capacidade produtiva em comparação ao ano corrente.</text:p>
      <text:h text:style-name="P150" text:outline-level="4"><text:bookmark-start text:name="__RefHeading___Toc38537_99846923"/><text:span text:style-name="T169">I</text:span><text:span text:style-name="T158">mposto de renda (IR) </text:span><text:span text:style-name="T193">e imposto de renda base (IRB)</text:span><text:bookmark-end text:name="__RefHeading___Toc38537_99846923"/></text:h>
      <text:p text:style-name="P23">Representa o percentual de sua renda que cada indivíduo repassa ao governo. O usuário do simulador pode alterar esse valor e observar os resultados.</text:p>
      <text:p text:style-name="P24"><text:soft-page-break/>O imposto de renda base representa ao IR do mês anterior e é utilizado para o cálculo da inflação de custo.</text:p>
      <text:h text:style-name="P151" text:outline-level="4"><text:bookmark-start text:name="__RefHeading___Toc38539_99846923"/><text:span text:style-name="T169">M</text:span><text:span text:style-name="T158">ultiplicador keynesiano sem imposto (</text:span><text:span text:style-name="T181">KSI</text:span><text:span text:style-name="T158">) e com imposto (</text:span><text:span text:style-name="T181">KCI</text:span><text:span text:style-name="T158">)</text:span><text:bookmark-end text:name="__RefHeading___Toc38539_99846923"/></text:h>
      <text:p text:style-name="P75"><text:span text:style-name="T182">K</text:span><text:span text:style-name="T158">SI = 1 / (1 - PMgC)</text:span></text:p>
      <text:p text:style-name="P25">KCI = 1 / (1 - PMgC) * (1 - IR)</text:p>
      <text:p text:style-name="P75"><text:span text:style-name="T182">R</text:span><text:span text:style-name="T158">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25">Foram utilizados dois indicadores para facilitar a representação da diferença entre o consumo sem imposto de renda e com impo<text:span text:style-name="T424">s</text:span>to de renda.</text:p>
      <text:h text:style-name="P146" text:outline-level="4"><text:bookmark-start text:name="__RefHeading___Toc38541_99846923"/><text:span text:style-name="T169">I</text:span><text:span text:style-name="T158">mpostos (I)</text:span><text:bookmark-end text:name="__RefHeading___Toc38541_99846923"/></text:h>
      <text:p text:style-name="P26">I = IL * (KSI - KCI)</text:p>
      <text:p text:style-name="P76"><text:span text:style-name="T169">Representa a arrecadação de impostos do governo. </text:span><text:span text:style-name="T158">A diferença entre o multiplicador keynesiano com e sem impostos multiplicando o investimento realizado.</text:span></text:p>
      <text:h text:style-name="P152" text:outline-level="4"><text:bookmark-start text:name="__RefHeading___Toc38543_99846923"/><text:span text:style-name="T169">G</text:span><text:span text:style-name="T158">astos governamentais (G)</text:span><text:bookmark-end text:name="__RefHeading___Toc38543_99846923"/></text:h>
      <text:p text:style-name="P27">Representa os gastos totais do governo. O usuário do simulador poderá manipular esse valor com suas ações de investimento ou corte de gastos.</text:p>
      <text:h text:style-name="P153" text:outline-level="4"><text:bookmark-start text:name="__RefHeading___Toc38545_99846923"/><text:span text:style-name="T169">D</text:span><text:span text:style-name="T158">eficit ou superavit do governo (BS)</text:span><text:bookmark-end text:name="__RefHeading___Toc38545_99846923"/></text:h>
      <text:p text:style-name="P28">BS = I - (G + TA)</text:p>
      <text:p text:style-name="P28">Representa se o mês (ou ano) da balança entre gastos e receitas do governo está positiva. Pode influenciar as notícias e movimentar o caixa do governo.</text:p>
      <text:h text:style-name="P154" text:outline-level="4"><text:bookmark-start text:name="__RefHeading___Toc38547_99846923"/><text:span text:style-name="T169">T</text:span><text:span text:style-name="T158">ítulos devidos pelo governo (TD), </text:span><text:span text:style-name="T169">J</text:span><text:span text:style-name="T158">uros da dívida interna (JDI) e Dívida interna </text:span><text:span text:style-name="T187">t</text:span><text:span text:style-name="T158">otal (DIT)</text:span><text:bookmark-end text:name="__RefHeading___Toc38547_99846923"/></text:h>
      <text:p text:style-name="P29">TD = IP - IL</text:p>
      <text:p text:style-name="P29">JDI = TD * r</text:p>
      <text:p text:style-name="P29">DIT = TD + TDI</text:p>
      <text:p text:style-name="P81"><text:soft-page-break/><text:span text:style-name="T158">Representam o endividamento interno do governo na venda de títulos. Basicamente, o TD é a diferença entre o investimento potencial e realizado, JDI é os juros proporcionais a taxa quando o título foi comprado e </text:span><text:span text:style-name="T187">DIT é a soma de ambos.</text:span></text:p>
      <text:p text:style-name="P82"><text:span text:style-name="T188">A</text:span><text:span text:style-name="T187"> </text:span><text:span text:style-name="T158">DIT também acumula o seu valor mensalmente até o fim do ano corrente para o pagamento dos juros totais pelos empréstimos. Esse dinheiro arrecadado pode ser utilizado para cobrir algum gasto </text:span><text:span text:style-name="T188">imediato </text:span><text:span text:style-name="T158">do governo.</text:span></text:p>
      <text:h text:style-name="P155" text:outline-level="4"><text:bookmark-start text:name="__RefHeading___Toc38549_99846923"/>Caixa do governo (CG)<text:bookmark-end text:name="__RefHeading___Toc38549_99846923"/></text:h>
      <text:p text:style-name="P19">Representa o somatório do BS mensalmente ao longo do período de 1 ano. Ao fim do ano é debitado do CG o valor da arrecadação com títulos tota<text:span text:style-name="T425">is</text:span> (DIT), bem como os juros acumulados.</text:p>
      <text:h text:style-name="P152" text:outline-level="4"><text:bookmark-start text:name="__RefHeading___Toc38551_99846923"/><text:span text:style-name="T169">C</text:span><text:span text:style-name="T158">onsumo (C)</text:span><text:bookmark-end text:name="__RefHeading___Toc38551_99846923"/></text:h>
      <text:p text:style-name="P74"><text:span text:style-name="T177">C </text:span><text:span text:style-name="T158">= (IL * (</text:span><text:span text:style-name="T181">KCI</text:span><text:span text:style-name="T158"> - 1)) + (G * (</text:span><text:span text:style-name="T181">KCI</text:span><text:span text:style-name="T158"> - 1))</text:span></text:p>
      <text:p text:style-name="P77"><text:span text:style-name="T169">Representa a soma entre o </text:span><text:span text:style-name="T189">i</text:span><text:span text:style-name="T169">nvestimento </text:span><text:span text:style-name="T189">r</text:span><text:span text:style-name="T169">ealizado e </text:span><text:span text:style-name="T189">g</text:span><text:span text:style-name="T169">astos </text:span><text:span text:style-name="T189">g</text:span><text:span text:style-name="T169">overnamentais, ambos multiplicados </text:span><text:span text:style-name="T184">pelo</text:span><text:span text:style-name="T169"> </text:span><text:span text:style-name="T181">KCI</text:span><text:span text:style-name="T169"> – </text:span><text:span text:style-name="T184">1. </text:span><text:span text:style-name="T189">Tornando-se o resultado no aumento da renda geral (Y) a partir do investimento privado e gasto público.</text:span></text:p>
      <text:h text:style-name="P159" text:outline-level="4"><text:bookmark-start text:name="__RefHeading___Toc38553_99846923"/><text:span text:style-name="T380">I</text:span><text:span text:style-name="T370">nflação de </text:span><text:span text:style-name="T389">d</text:span><text:span text:style-name="T381">emanda </text:span><text:span text:style-name="T382">(</text:span><text:span text:style-name="T389">IfD</text:span><text:span text:style-name="T382">)</text:span><text:bookmark-end text:name="__RefHeading___Toc38553_99846923"/></text:h>
      <text:p text:style-name="P84"><text:span text:style-name="T381">I</text:span><text:span text:style-name="T370">fD = ((((ILB - (IL * 12)) / IL) / 12) - (((</text:span><text:span text:style-name="T158">TAB</text:span><text:span text:style-name="T370"> - (TA * 12)) / TA) / 12)) + 0,015</text:span></text:p>
      <text:p text:style-name="P85"><text:span text:style-name="T190">Representa a</text:span><text:span text:style-name="T171"> diferença entre </text:span><text:span text:style-name="T193">a</text:span><text:span text:style-name="T171"> </text:span><text:span text:style-name="T192">média</text:span><text:span text:style-name="T170"> </text:span><text:span text:style-name="T192">percentual </text:span><text:span text:style-name="T170">de transferências </text:span><text:span text:style-name="T192">mensais do ano anterior </text:span><text:span text:style-name="T171">e </text:span><text:span text:style-name="T192">a</text:span><text:span text:style-name="T170"> </text:span><text:span text:style-name="T192">média</text:span><text:span text:style-name="T170"> </text:span><text:span text:style-name="T192">percentual </text:span><text:span text:style-name="T170">de investimento realizado </text:span><text:span text:style-name="T192">do ano anterior, </text:span><text:span text:style-name="T194">s</text:span><text:span text:style-name="T192">omando ao final pela constante base 0,015 (1,5%)</text:span><text:span text:style-name="T171">. </text:span><text:span text:style-name="T192">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30">A lei de oferta e demanda é representada nesse cálculo, porém simplificada a existência de apenas 1 produto.</text:p>
      <text:h text:style-name="P160" text:outline-level="4"><text:bookmark-start text:name="__RefHeading___Toc38555_99846923"/><text:span text:style-name="T169">I</text:span><text:span text:style-name="T158">nflação de custo </text:span><text:span text:style-name="T193">(IfC)</text:span><text:bookmark-end text:name="__RefHeading___Toc38555_99846923"/></text:h>
      <text:p text:style-name="P86"><text:span text:style-name="T190">I</text:span><text:span text:style-name="T158">fC = (IR - IRB) + 0,015</text:span></text:p>
      <text:p text:style-name="P86"><text:span text:style-name="T158">Representa a diferença entre o imposto de renda atual (IR) </text:span><text:span text:style-name="T194">e o do mês anterior, somando pela constante base 0,015 (1,5%). Ou seja, o aumento do IR provoca uma inflação de custo, tornando o produto mais caro ao consumidor e o </text:span><text:soft-page-break/><text:span text:style-name="T194">contrário também é válido, caso o IR seja reduzido o preço do produto também recua.</text:span></text:p>
      <text:h text:style-name="P161" text:outline-level="4"><text:bookmark-start text:name="__RefHeading___Toc38557_99846923"/><text:span text:style-name="T169">I</text:span><text:span text:style-name="T158">nflação total </text:span><text:span text:style-name="T195">(</text:span><text:span text:style-name="T196">IfT</text:span><text:span text:style-name="T195">)</text:span><text:bookmark-end text:name="__RefHeading___Toc38557_99846923"/></text:h>
      <text:p text:style-name="P87"><text:span text:style-name="T190">I</text:span><text:span text:style-name="T158">fT = IfC + IfD</text:span></text:p>
      <text:p text:style-name="P31">R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p>
      <text:h text:style-name="P162" text:outline-level="4"><text:bookmark-start text:name="__RefHeading___Toc38559_99846923"/><text:span text:style-name="T227">Taxa</text:span><text:span text:style-name="T158"> de desemprego (N) e taxa de desemprego base (NB)</text:span><text:bookmark-end text:name="__RefHeading___Toc38559_99846923"/></text:h>
      <text:p text:style-name="P88"><text:span text:style-name="T175">N </text:span><text:span text:style-name="T158">= NB * ((YB / 12) / Y)</text:span></text:p>
      <text:p text:style-name="P89"><text:span text:style-name="T197">Representam, respectivamente, a taxa de desemprego atual (N) e a taxa de desemprego do ano anterior. O cálculo é feito comparando a variação do produto interno (Y) atual com a média </text:span><text:span text:style-name="T198">de variação</text:span><text:span text:style-name="T197"> do ano anterior (YB / 12), </text:span><text:span text:style-name="T198">na forma em que a variação de Y é inversamente proporcional a variação de N</text:span><text:span text:style-name="T197">, caso Y seja maior o desemprego diminui na mesma proporção e o contrário também acontece, caso Y seja menor </text:span><text:span text:style-name="T198">o desemprego aumenta na mesma proporção.</text:span></text:p>
      <text:h text:style-name="P163" text:outline-level="4"><text:bookmark-start text:name="__RefHeading___Toc38561_99846923"/><text:span text:style-name="T169">P</text:span><text:span text:style-name="T158">roduto interno bruto (Y) </text:span><text:span text:style-name="T198">e</text:span><text:span text:style-name="T158"> </text:span><text:span text:style-name="T198">produto interno bruto base (YB)</text:span><text:bookmark-end text:name="__RefHeading___Toc38561_99846923"/></text:h>
      <text:p text:style-name="P72"><text:span text:style-name="T158">Y</text:span><text:span text:style-name="T176"> </text:span><text:span text:style-name="T158">= C + IL + G</text:span></text:p>
      <text:p text:style-name="P72"><text:span text:style-name="T176">R</text:span><text:span text:style-name="T158">epresenta soma de todos os bens e serviços finais que foram produzidos durante determinado período. É a resultante da soma entre </text:span><text:span text:style-name="T198">c</text:span><text:span text:style-name="T158">onsumo (C), </text:span><text:span text:style-name="T198">i</text:span><text:span text:style-name="T158">nvestimento </text:span><text:span text:style-name="T198">r</text:span><text:span text:style-name="T158">ealizado (IL) e </text:span><text:span text:style-name="T198">g</text:span><text:span text:style-name="T158">astos </text:span><text:span text:style-name="T198">g</text:span><text:span text:style-name="T158">overnamentais (G). Também possui a variaç</text:span><text:span text:style-name="T177">ão </text:span><text:span text:style-name="T158">YB, que é utilizado </text:span><text:span text:style-name="T177">em</text:span><text:span text:style-name="T158"> comparação </text:span><text:span text:style-name="T177">representando o valor do ano anterior. </text:span></text:p>
      <text:h text:style-name="P156" text:outline-level="4"><text:bookmark-start text:name="__RefHeading___Toc38563_99846923"/>Variação do produto interno bruto (YV)<text:bookmark-end text:name="__RefHeading___Toc38563_99846923"/></text:h>
      <text:p text:style-name="P32">YV = (Y / YB) - 1</text:p>
      <text:p text:style-name="P32">A variação (YV) é calculada ao fim do ano corrente e utilizada como base para o segundo ano, além disso essa variação é utilizada para aumentar o investimento potencial do ano seguinte na mesma proporção.</text:p>
      <text:h text:style-name="P157" text:outline-level="4"><text:bookmark-start text:name="__RefHeading___Toc12195_4091925848"/>Renda disponível (YD)<text:bookmark-end text:name="__RefHeading___Toc12195_4091925848"/></text:h>
      <text:p text:style-name="P90"><text:span text:style-name="T224">Y</text:span><text:span text:style-name="T222">D = </text:span><text:span text:style-name="T225">Y - I + TA</text:span></text:p>
      <text:p text:style-name="P91"><text:soft-page-break/><text:span text:style-name="T172">R</text:span><text:span text:style-name="T198">epresenta </text:span><text:span text:style-name="T200">a</text:span><text:span text:style-name="T198"> quantidade de renda </text:span><text:span text:style-name="T200">alocada em consumo e investimentos</text:span><text:span text:style-name="T198">. É </text:span><text:span text:style-name="T200">calculada com Y subtraindo impostos (I) e somando as transferências (TA). Pode ser utilizada para efeitos comparativos com a variação de Y, C e IL.</text:span></text:p>
      <text:h text:style-name="P142" text:outline-level="2"><text:bookmark-start text:name="__RefHeading___Toc6531_975677452"/>Aplicação <text:bookmark-end text:name="__RefHeading___Toc6531_975677452"/></text:h>
      <text:p text:style-name="P13">Descrever o modelo de avaliação de aprendizagem Kirkpatrick. </text:p>
      <text:p text:style-name="P13"/>
      <text:h text:style-name="Heading_20_2" text:outline-level="2"><text:bookmark-start text:name="__RefHeading___Toc6533_975677452"/>Resultados <text:bookmark-end text:name="__RefHeading___Toc6533_975677452"/></text:h>
      <text:p text:style-name="P13">Avaliação de resultados de acordo com o modelo Kirkpatrick. </text:p>
      <text:h text:style-name="P140"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text:p>
      <text:h text:style-name="P140"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257">Complexidade Aplicada a Economia</text:span>. 1. ed. Rio de Janeiro: Editora FGV, 2015. v. 1</text:p>
        <text:p text:style-name="Bibliography_20_1">ASSUNÇÃO, A. P. <text:span text:style-name="T257">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257">FaSCi-Tech</text:span>, v. 1, n. 1, p. 29–40, 19 ago. 2016. </text:p>
        <text:p text:style-name="Bibliography_20_1">CALOMENO, C. Simuladores Educacionais: Definições e Apropriações Como Objetos de Aprendizagem. <text:span text:style-name="T257">Educação gráfica</text:span>, v. 21, n. 01, p. 257–269, abr. 2017. </text:p>
        <text:p text:style-name="Bibliography_20_1">COFECON. <text:span text:style-name="T257">Cofecon</text:span>. Disponível em: &lt;http://www.cofecon.org.br/gincana/downloads/manuais/ComoJogar.pdf&gt;. Acesso em: 10 fev. 2021. </text:p>
        <text:p text:style-name="Bibliography_20_1">DORNBUSCH, R.; FISCHER, S.; STARTZ, R. <text:span text:style-name="T257">Macroeconomia</text:span>. 11. ed. Porto Alegre: AMGH Editora Ltda, 2013a. </text:p>
        <text:p text:style-name="Bibliography_20_1">DORNBUSCH, R.; FISCHER, S.; STARTZ, R. <text:span text:style-name="T257">Macroeconomia</text:span>. 11. ed. Porto Alegre: AMGH Editora Ltda, 2013b. </text:p>
        <text:p text:style-name="Bibliography_20_1">ÉPOCA NEGÓCIOS. <text:span text:style-name="T257">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257">Ciências da Cognição</text:span>. [s.l.] Insular, 2001. </text:p>
        <text:p text:style-name="Bibliography_20_1">FILHO, A. P.; SCARPELINI, S. SIMULAÇÃO: DEFINIÇÃO. <text:span text:style-name="T257">Medicina (Ribeirão Preto)</text:span>, v. 40, n. 2, p. 162–166, 30 jun. 2007. </text:p>
        <text:p text:style-name="Bibliography_20_1">FILHO, P. A. M.; PESSÔA, M. S. DE P. <text:span text:style-name="T257">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257">Gestão Pública | FDC | Fundação Dom Cabral</text:span>. Disponível em: &lt;https://www.fdc.org.br/gestao-publica&gt;. Acesso em: 9 jun. 2020. </text:p>
        <text:p text:style-name="Bibliography_20_1">GLEISER, I. <text:span text:style-name="T257">Caos e Complexidade: A Evolução do Pensamento Econômico</text:span>. Rio de Janeiro: Editora Campos, 2002. </text:p>
        <text:p text:style-name="Bibliography_20_1">GOLDSCHMIDT, P. C. Simulação e jogo de empresas. <text:span text:style-name="T257">Revista de Administração de Empresas</text:span>, v. 17, n. 3, p. 43–46, jun. 1977. </text:p>
        <text:p text:style-name="Bibliography_20_1"><text:soft-page-break/>IFES. <text:span text:style-name="T257">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257">Universo Acadêmico</text:span>, v. 9, n. 1, p. 11–32, 2016. </text:p>
        <text:p text:style-name="Bibliography_20_1">LEVY, P. <text:span text:style-name="T257">As tecnologias da inteligência: o futuro do pensamento na era informática</text:span>. 13. ed. [s.l.] Editora 34, 1998. </text:p>
        <text:p text:style-name="Bibliography_20_1">LIRA, M. C. O ensino da Contabilidade em Portugal no século XVIII:a Aula do Comércio. <text:span text:style-name="T257">Revista de Educação e Pesquisa em Contabilidade (REPeC)</text:span>, v. 5, n. 1, p. 50–72, 27 abr. 2011. </text:p>
        <text:p text:style-name="Bibliography_20_1">MAJER, C. A.; DUDUCHI, M. Uso de simuladores de jogos empresariais na educação corporativa e acadêmica. <text:span text:style-name="T257">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257">Brazilian Journal of Political Economy</text:span>, v. 33, n. 3, set. 2013. </text:p>
        <text:p text:style-name="Bibliography_20_1">MEBS, J. S. <text:span text:style-name="T257">GAMIFICAÇÃO DOS SETORES DA ECONOMIA: UMA PERSPECTIVA NO ENSINO EM GEOGRAFIA</text:span>. Pós-graduação—Santa Catarina: Universidade Federal de Santa Catarina (UFSC), 2017.</text:p>
        <text:p text:style-name="Bibliography_20_1">MENDES, M. A.; FRANCISCO, A. P. F. <text:span text:style-name="T257">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257">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257">Introdução ao Pensamento Complexo</text:span>. 3. ed. Porto Alegre: Meridional/Sulina, 2007. v. 1</text:p>
        <text:p text:style-name="Bibliography_20_1">MOURA, M. C. M. <text:span text:style-name="T257">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257">A Morte da Economia</text:span>. São Paulo: Companhia das Letras, 1996. </text:p>
        <text:p text:style-name="Bibliography_20_1">ORMEROD, P. <text:span text:style-name="T257">O Efeito Borboleta: Uma fascinante introdução à economia do século XXI</text:span>. [s.l.] Editora Campos, 2000. </text:p>
        <text:p text:style-name="Bibliography_20_1"><text:soft-page-break/>PASSOS, M. DE O. <text:span text:style-name="T257">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257">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257">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257">Journal of Health Informatics</text:span>, v. 4, n. 0, 18 dez. 2012. </text:p>
        <text:p text:style-name="Bibliography_20_1">SAUAIA, A. C. A. <text:span text:style-name="T257">Laboratório de gestão: Simulador organizacional, jogo de empresas e pesquisa aplicada</text:span>. 3. ed. [s.l.] Editora Manole, 2010. </text:p>
        <text:p text:style-name="Bibliography_20_1">SCHITCOSKI, R. <text:span text:style-name="T257">Uma arquitetura modular para sistemas de treinamento militar em operações táticas</text:span>. Dissertação de mestrado—Rio de Janeiro: Instituto Militar de Engenharia, 2009.</text:p>
        <text:p text:style-name="Bibliography_20_1">SEBRAE. <text:span text:style-name="T257">Desafio Sebrae</text:span>. Disponível em: &lt;https://www.sebrae.com.br/sites/PortalSebrae/ufs/se/cursos_eventos/desafio-universitario-empreendedor4204,e8eebee565d1e410VgnVCM1000003b74010aRCRD&gt;. Acesso em: 9 fev. 2021. </text:p>
        <text:p text:style-name="Bibliography_20_1">SUTTO, G. <text:span text:style-name="T257">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257">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257">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257">Educação Gerencial para Atuação em Ambientes de Negócios Sustentáveis: Desafios e Tendências de uma Escola de Negócios Brasileira</text:span>, v. 14, n. 4, p. 45–75, ago. 2013. </text:p>
        <text:p text:style-name="Bibliography_20_1">VIRTUOUS TECNOLOGIA DA INFORMAÇÃO. <text:span text:style-name="T257">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3"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2"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7-13T22:44:06.319000000</dc:date>
    <meta:editing-duration>P4DT5H13M16S</meta:editing-duration>
    <meta:editing-cycles>164</meta:editing-cycles>
    <meta:generator>LibreOffice/7.1.3.2$Windows_X86_64 LibreOffice_project/47f78053abe362b9384784d31a6e56f8511eb1c1</meta:generator>
    <meta:document-statistic meta:table-count="2" meta:image-count="13" meta:object-count="0" meta:page-count="52" meta:paragraph-count="539" meta:word-count="11790" meta:character-count="75892" meta:non-whitespace-character-count="64589"/>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